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0000ff"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0000ff"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0000ff"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0000ff"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0000ff"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0000ff"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0000ff"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0000ff"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0000ff"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0000ff"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0000ff"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ac7a7"/>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ac7a7"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b14eaf"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7"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8"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ce181e" officeooo:paragraph-rsid="031d0019"/>
    </style:style>
    <style:style style:name="P109"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8840073" style:font-size-asian="10pt" style:font-size-complex="10p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84007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840073"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840073"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83d17"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840073"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weight-asian="bold" style:font-size-complex="10pt" style:font-weight-complex="bold"/>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transparent" style:font-size-asian="10pt" style:font-size-complex="10pt"/>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fff200" style:font-size-asian="10pt" style:font-weight-asian="bold" style:font-size-complex="10pt" style:font-weight-complex="bold"/>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8840073" fo:background-color="#00cc33" style:font-size-asian="10pt" style:font-size-complex="10pt"/>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8840073" style:font-size-asian="8pt" style:font-style-asian="italic" style:font-size-complex="8pt" style:font-style-complex="italic"/>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3c6872" officeooo:paragraph-rsid="086061aa" style:font-size-asian="10pt" style:font-size-complex="10pt"/>
    </style:style>
    <style:style style:name="P12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0efde" officeooo:paragraph-rsid="086061aa" style:font-size-asian="10pt" style:font-size-complex="10pt"/>
    </style:style>
    <style:style style:name="P12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4eacdb" officeooo:paragraph-rsid="084eacdb" style:font-size-asian="10pt" style:font-size-complex="10pt"/>
    </style:style>
    <style:style style:name="P126"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2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1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13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3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133"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4"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35"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6"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37"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38"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39"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40" style:family="paragraph" style:parent-style-name="Text_20_body">
      <style:paragraph-properties fo:margin-top="0.212cm" fo:margin-bottom="0.212cm" loext:contextual-spacing="false" fo:text-align="justify" style:justify-single-word="false" fo:orphans="2" fo:widows="2"/>
      <style:text-properties fo:color="#0000ff" officeooo:paragraph-rsid="02ce7a80"/>
    </style:style>
    <style:style style:name="P141" style:family="paragraph" style:parent-style-name="Text_20_body">
      <style:paragraph-properties fo:margin-top="0.212cm" fo:margin-bottom="0.212cm" loext:contextual-spacing="false" fo:text-align="justify" style:justify-single-word="false" fo:orphans="2" fo:widows="2"/>
      <style:text-properties fo:color="#0000ff" officeooo:paragraph-rsid="070865b3"/>
    </style:style>
    <style:style style:name="P142" style:family="paragraph" style:parent-style-name="Text_20_body">
      <style:paragraph-properties fo:margin-top="0.212cm" fo:margin-bottom="0.212cm" loext:contextual-spacing="false" fo:text-align="justify" style:justify-single-word="false" fo:orphans="2" fo:widows="2"/>
      <style:text-properties fo:color="#0000ff" officeooo:paragraph-rsid="08915512"/>
    </style:style>
    <style:style style:name="P143" style:family="paragraph" style:parent-style-name="Text_20_body">
      <style:paragraph-properties fo:margin-top="0.212cm" fo:margin-bottom="0.212cm" loext:contextual-spacing="false" fo:text-align="justify" style:justify-single-word="false" fo:orphans="2" fo:widows="2"/>
      <style:text-properties fo:color="#0000ff" officeooo:rsid="006ca2b5" officeooo:paragraph-rsid="0713858f"/>
    </style:style>
    <style:style style:name="P144" style:family="paragraph" style:parent-style-name="Text_20_body">
      <style:paragraph-properties fo:margin-top="0.212cm" fo:margin-bottom="0.212cm" loext:contextual-spacing="false" fo:text-align="justify" style:justify-single-word="false" fo:orphans="2" fo:widows="2"/>
      <style:text-properties fo:color="#0000ff" officeooo:rsid="0075c6c1" officeooo:paragraph-rsid="016648ec"/>
    </style:style>
    <style:style style:name="P145"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146" style:family="paragraph" style:parent-style-name="Text_20_body">
      <style:paragraph-properties fo:margin-top="0.212cm" fo:margin-bottom="0.212cm" loext:contextual-spacing="false" fo:text-align="justify" style:justify-single-word="false" fo:orphans="2" fo:widows="2"/>
      <style:text-properties fo:font-variant="normal" fo:text-transform="none" fo:color="#0000ff" style:font-name="Arial" fo:font-size="10pt" fo:letter-spacing="normal" fo:font-style="normal" fo:font-weight="normal" officeooo:rsid="006d1e05" officeooo:paragraph-rsid="016648ec" style:font-size-asian="10pt" style:font-size-complex="10pt"/>
    </style:style>
    <style:style style:name="P147" style:family="paragraph" style:parent-style-name="Standard">
      <style:paragraph-properties fo:margin-top="0.212cm" fo:margin-bottom="0.212cm" loext:contextual-spacing="false" fo:text-align="start" style:justify-single-word="false" fo:orphans="2" fo:widows="2"/>
      <style:text-properties fo:font-variant="normal" fo:text-transform="none" fo:color="#ce181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4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4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5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5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56"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57"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58"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5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6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6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7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7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7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7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9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19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19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19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19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19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20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0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0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0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0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07" style:family="paragraph" style:parent-style-name="Text_20_body" style:list-style-name="L1">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8840073" style:font-size-asian="10pt" style:font-size-complex="10pt"/>
    </style:style>
    <style:style style:name="P208" style:family="paragraph">
      <loext:graphic-properties draw:fill="none"/>
      <style:paragraph-properties fo:background-color="transparent"/>
    </style:style>
    <style:style style:name="P209"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0000ff" style:font-name="Arial" fo:font-size="10pt" officeooo:rsid="00b109c3" officeooo:paragraph-rsid="00b109c3" fo:background-color="transparent" style:font-size-asian="10pt" style:font-size-complex="10pt"/>
    </style:style>
    <style:style style:name="P21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ff" style:font-name="Arial" fo:font-size="10pt" fo:font-weight="normal" officeooo:rsid="00aec80c" officeooo:paragraph-rsid="00aec80c" style:font-size-asian="10pt" style:font-weight-asian="normal" style:font-size-complex="10pt" style:font-weight-complex="normal"/>
    </style:style>
    <style:style style:name="P2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2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2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fo:color="#0000ff" style:font-name="Arial" fo:font-size="10pt" fo:letter-spacing="normal" fo:font-style="normal" fo:font-weight="normal" officeooo:rsid="086271c0" officeooo:paragraph-rsid="08c1adb5" style:font-size-asian="10pt" style:font-size-complex="10pt"/>
    </style:style>
    <style:style style:name="P214"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2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78293b8" fo:background-color="transparent" loext:char-shading-value="0"/>
    </style:style>
    <style:style style:name="T6" style:family="text">
      <style:text-properties fo:font-variant="normal" fo:text-transform="none" fo:letter-spacing="normal" fo:font-style="normal" fo:font-weight="normal" officeooo:rsid="06828e5a"/>
    </style:style>
    <style:style style:name="T7" style:family="text">
      <style:text-properties fo:font-variant="normal" fo:text-transform="none" fo:letter-spacing="normal" fo:font-style="normal" fo:font-weight="normal" officeooo:rsid="078119f8"/>
    </style:style>
    <style:style style:name="T8" style:family="text">
      <style:text-properties fo:font-variant="normal" fo:text-transform="none" fo:letter-spacing="normal" fo:font-style="normal" fo:font-weight="normal" officeooo:rsid="042a70a0"/>
    </style:style>
    <style:style style:name="T9" style:family="text">
      <style:text-properties fo:font-variant="normal" fo:text-transform="none" fo:letter-spacing="normal" fo:font-style="normal" fo:font-weight="normal" officeooo:rsid="042c21c7"/>
    </style:style>
    <style:style style:name="T10" style:family="text">
      <style:text-properties fo:font-variant="normal" fo:text-transform="none" fo:letter-spacing="normal" fo:font-style="normal" fo:font-weight="normal" fo:background-color="#fff200" loext:char-shading-value="0"/>
    </style:style>
    <style:style style:name="T11" style:family="text">
      <style:text-properties fo:font-variant="normal" fo:text-transform="none" fo:letter-spacing="normal" fo:font-style="normal" fo:font-weight="normal" officeooo:rsid="068fb3c0" fo:background-color="#fff200" loext:char-shading-value="0"/>
    </style:style>
    <style:style style:name="T12" style:family="text">
      <style:text-properties fo:font-variant="normal" fo:text-transform="none" fo:letter-spacing="normal" fo:font-style="normal" officeooo:rsid="046a2048"/>
    </style:style>
    <style:style style:name="T13" style:family="text">
      <style:text-properties fo:font-variant="normal" fo:text-transform="none" fo:letter-spacing="normal" fo:font-style="normal" officeooo:rsid="068422c9"/>
    </style:style>
    <style:style style:name="T14" style:family="text">
      <style:text-properties fo:font-variant="normal" fo:text-transform="none" fo:letter-spacing="normal" fo:font-style="normal" officeooo:rsid="06857014"/>
    </style:style>
    <style:style style:name="T15" style:family="text">
      <style:text-properties fo:font-variant="normal" fo:text-transform="none" fo:letter-spacing="normal" fo:font-style="normal" officeooo:rsid="047fc688"/>
    </style:style>
    <style:style style:name="T16" style:family="text">
      <style:text-properties fo:font-variant="normal" fo:text-transform="none" fo:letter-spacing="normal" fo:font-style="normal" officeooo:rsid="046dbe1f"/>
    </style:style>
    <style:style style:name="T17" style:family="text">
      <style:text-properties fo:font-variant="normal" fo:text-transform="none" fo:letter-spacing="normal" fo:font-style="normal" officeooo:rsid="046f9c42"/>
    </style:style>
    <style:style style:name="T18" style:family="text">
      <style:text-properties fo:font-variant="normal" fo:text-transform="none" fo:letter-spacing="normal" fo:font-style="normal" officeooo:rsid="047f8e46"/>
    </style:style>
    <style:style style:name="T19" style:family="text">
      <style:text-properties fo:font-variant="normal" fo:text-transform="none" fo:letter-spacing="normal" fo:font-style="normal" officeooo:rsid="068cfef6"/>
    </style:style>
    <style:style style:name="T20" style:family="text">
      <style:text-properties fo:font-variant="normal" fo:text-transform="none" fo:letter-spacing="normal" fo:font-style="normal" officeooo:rsid="068db258"/>
    </style:style>
    <style:style style:name="T21" style:family="text">
      <style:text-properties fo:font-variant="normal" fo:text-transform="none" fo:letter-spacing="normal" fo:font-style="normal" style:font-weight-asian="bold" style:font-weight-complex="bold"/>
    </style:style>
    <style:style style:name="T22" style:family="text">
      <style:text-properties fo:font-variant="normal" fo:text-transform="none" fo:letter-spacing="normal" fo:font-style="normal" officeooo:rsid="06b0caa5" style:font-weight-asian="bold" style:font-weight-complex="bold"/>
    </style:style>
    <style:style style:name="T23" style:family="text">
      <style:text-properties fo:font-variant="normal" fo:text-transform="none" fo:letter-spacing="normal" fo:font-style="normal" officeooo:rsid="078293b8" style:font-weight-asian="bold" style:font-weight-complex="bold"/>
    </style:style>
    <style:style style:name="T24" style:family="text">
      <style:text-properties fo:font-variant="normal" fo:text-transform="none" fo:letter-spacing="normal" fo:font-style="normal" officeooo:rsid="078119f8"/>
    </style:style>
    <style:style style:name="T25" style:family="text">
      <style:text-properties fo:font-variant="normal" fo:text-transform="none" fo:letter-spacing="normal" fo:font-style="normal" officeooo:rsid="078293b8"/>
    </style:style>
    <style:style style:name="T26" style:family="text">
      <style:text-properties fo:font-variant="normal" fo:text-transform="none" style:font-name="Arial" fo:font-size="10pt" fo:letter-spacing="normal" fo:font-style="normal" fo:font-weight="normal" style:font-size-asian="10pt" style:font-size-complex="10pt"/>
    </style:style>
    <style:style style:name="T27" style:family="text">
      <style:text-properties fo:font-variant="normal" fo:text-transform="none" style:font-name="Arial" fo:font-size="10pt" fo:letter-spacing="normal" fo:font-style="normal" fo:font-weight="normal" officeooo:rsid="006d0e37" style:font-size-asian="10pt" style:font-size-complex="10pt"/>
    </style:style>
    <style:style style:name="T28" style:family="text">
      <style:text-properties fo:font-variant="normal" fo:text-transform="none" style:font-name="Arial" fo:font-size="10pt" fo:letter-spacing="normal" fo:font-style="normal" fo:font-weight="normal" officeooo:rsid="006d7d50" style:font-size-asian="10pt" style:font-size-complex="10pt"/>
    </style:style>
    <style:style style:name="T29" style:family="text">
      <style:text-properties fo:font-variant="normal" fo:text-transform="none" style:font-name="Arial" fo:font-size="10pt" fo:letter-spacing="normal" fo:font-style="normal" fo:font-weight="normal" officeooo:rsid="006f1c4b" style:font-size-asian="10pt" style:font-size-complex="10pt"/>
    </style:style>
    <style:style style:name="T30" style:family="text">
      <style:text-properties fo:font-variant="normal" fo:text-transform="none" style:font-name="Arial" fo:font-size="10pt" fo:letter-spacing="normal" fo:font-style="normal" fo:font-weight="normal" officeooo:rsid="00709db0" style:font-size-asian="10pt" style:font-size-complex="10pt"/>
    </style:style>
    <style:style style:name="T31" style:family="text">
      <style:text-properties fo:font-variant="normal" fo:text-transform="none" style:font-name="Arial" fo:font-size="10pt" fo:letter-spacing="normal" fo:font-style="normal" fo:font-weight="normal" officeooo:rsid="008f173a" style:font-size-asian="10pt" style:font-size-complex="10pt"/>
    </style:style>
    <style:style style:name="T32" style:family="text">
      <style:text-properties fo:font-variant="normal" fo:text-transform="none" style:font-name="Arial" fo:font-size="10pt" fo:letter-spacing="normal" fo:font-style="normal" fo:font-weight="normal" officeooo:rsid="008fd60e" style:font-size-asian="10pt" style:font-size-complex="10pt"/>
    </style:style>
    <style:style style:name="T33" style:family="text">
      <style:text-properties fo:font-variant="normal" fo:text-transform="none" style:font-name="Arial" fo:font-size="10pt" fo:letter-spacing="normal" fo:font-style="normal" fo:font-weight="normal" officeooo:rsid="00918122" style:font-size-asian="10pt" style:font-size-complex="10pt"/>
    </style:style>
    <style:style style:name="T34" style:family="text">
      <style:text-properties fo:font-variant="normal" fo:text-transform="none" style:font-name="Arial" fo:font-size="10pt" fo:letter-spacing="normal" fo:font-style="normal" fo:font-weight="normal" officeooo:rsid="009935f4" style:font-size-asian="10pt" style:font-size-complex="10pt"/>
    </style:style>
    <style:style style:name="T35" style:family="text">
      <style:text-properties fo:font-variant="normal" fo:text-transform="none" style:font-name="Arial" fo:font-size="10pt" fo:letter-spacing="normal" fo:font-style="normal" fo:font-weight="normal" officeooo:rsid="009b1910" style:font-size-asian="10pt" style:font-size-complex="10pt"/>
    </style:style>
    <style:style style:name="T36" style:family="text">
      <style:text-properties fo:font-variant="normal" fo:text-transform="none" style:font-name="Arial" fo:font-size="10pt" fo:letter-spacing="normal" fo:font-style="normal" fo:font-weight="normal" officeooo:rsid="01cd747d" style:font-size-asian="10pt" style:font-size-complex="10pt"/>
    </style:style>
    <style:style style:name="T37" style:family="text">
      <style:text-properties fo:font-variant="normal" fo:text-transform="none" style:font-name="Arial" fo:font-size="10pt" fo:letter-spacing="normal" fo:font-style="normal" fo:font-weight="normal" officeooo:rsid="01ce1136" style:font-size-asian="10pt" style:font-size-complex="10pt"/>
    </style:style>
    <style:style style:name="T38" style:family="text">
      <style:text-properties fo:font-variant="normal" fo:text-transform="none" style:font-name="Arial" fo:font-size="10pt" fo:letter-spacing="normal" fo:font-style="normal" fo:font-weight="normal" officeooo:rsid="013c9ab4" style:font-size-asian="10pt" style:font-size-complex="10pt"/>
    </style:style>
    <style:style style:name="T39" style:family="text">
      <style:text-properties fo:font-variant="normal" fo:text-transform="none" style:font-name="Arial" fo:font-size="10pt" fo:letter-spacing="normal" fo:font-style="normal" fo:font-weight="normal" officeooo:rsid="013b99f9" style:font-size-asian="10pt" style:font-size-complex="10pt"/>
    </style:style>
    <style:style style:name="T40" style:family="text">
      <style:text-properties fo:font-variant="normal" fo:text-transform="none" style:font-name="Arial" fo:font-size="10pt" fo:letter-spacing="normal" fo:font-style="normal" fo:font-weight="normal" officeooo:rsid="02c65bb0" style:font-size-asian="10pt" style:font-size-complex="10pt"/>
    </style:style>
    <style:style style:name="T41" style:family="text">
      <style:text-properties fo:font-variant="normal" fo:text-transform="none" style:font-name="Arial" fo:font-size="10pt" fo:letter-spacing="normal" fo:font-style="normal" fo:font-weight="normal" officeooo:rsid="02d1e58b" style:font-size-asian="10pt" style:font-size-complex="10pt"/>
    </style:style>
    <style:style style:name="T42" style:family="text">
      <style:text-properties fo:font-variant="normal" fo:text-transform="none" style:font-name="Arial" fo:font-size="10pt" fo:letter-spacing="normal" fo:font-style="normal" fo:font-weight="normal" officeooo:rsid="02d2cdab" style:font-size-asian="10pt" style:font-size-complex="10pt"/>
    </style:style>
    <style:style style:name="T43" style:family="text">
      <style:text-properties fo:font-variant="normal" fo:text-transform="none" style:font-name="Arial" fo:font-size="10pt" fo:letter-spacing="normal" fo:font-style="normal" fo:font-weight="normal" officeooo:rsid="02f75fc5" style:font-size-asian="10pt" style:font-size-complex="10pt"/>
    </style:style>
    <style:style style:name="T44" style:family="text">
      <style:text-properties fo:font-variant="normal" fo:text-transform="none" style:font-name="Arial" fo:font-size="10pt" fo:letter-spacing="normal" fo:font-style="normal" fo:font-weight="normal" officeooo:rsid="032e14dd" style:font-size-asian="10pt" style:font-size-complex="10pt"/>
    </style:style>
    <style:style style:name="T45" style:family="text">
      <style:text-properties fo:font-variant="normal" fo:text-transform="none" style:font-name="Arial" fo:font-size="10pt" fo:letter-spacing="normal" fo:font-style="normal" fo:font-weight="normal" officeooo:rsid="05e29519" style:font-size-asian="10pt" style:font-size-complex="10pt"/>
    </style:style>
    <style:style style:name="T46" style:family="text">
      <style:text-properties fo:font-variant="normal" fo:text-transform="none" style:font-name="Arial" fo:font-size="10pt" fo:letter-spacing="normal" fo:font-style="normal" fo:font-weight="normal" officeooo:rsid="05e2c41e" style:font-size-asian="10pt" style:font-size-complex="10pt"/>
    </style:style>
    <style:style style:name="T47" style:family="text">
      <style:text-properties fo:font-variant="normal" fo:text-transform="none" style:font-name="Arial" fo:font-size="10pt" fo:letter-spacing="normal" fo:font-style="normal" fo:font-weight="normal" officeooo:rsid="05e41029" style:font-size-asian="10pt" style:font-size-complex="10pt"/>
    </style:style>
    <style:style style:name="T48" style:family="text">
      <style:text-properties fo:font-variant="normal" fo:text-transform="none" style:font-name="Arial" fo:font-size="10pt" fo:letter-spacing="normal" fo:font-style="normal" fo:font-weight="normal" officeooo:rsid="06f6d857" style:font-size-asian="10pt" style:font-size-complex="10pt"/>
    </style:style>
    <style:style style:name="T49" style:family="text">
      <style:text-properties fo:font-variant="normal" fo:text-transform="none" style:font-name="Arial" fo:font-size="10pt" fo:letter-spacing="normal" fo:font-style="normal" fo:font-weight="normal" officeooo:rsid="06f8e57a" style:font-size-asian="10pt" style:font-size-complex="10pt"/>
    </style:style>
    <style:style style:name="T50" style:family="text">
      <style:text-properties fo:font-variant="normal" fo:text-transform="none" style:font-name="Arial" fo:font-size="10pt" fo:letter-spacing="normal" fo:font-style="normal" fo:font-weight="normal" officeooo:rsid="0704ec8f" style:font-size-asian="10pt" style:font-size-complex="10pt"/>
    </style:style>
    <style:style style:name="T51" style:family="text">
      <style:text-properties fo:font-variant="normal" fo:text-transform="none" style:font-name="Arial" fo:font-size="10pt" fo:letter-spacing="normal" fo:font-style="normal" fo:font-weight="normal" officeooo:rsid="0139b33e" style:font-size-asian="10pt" style:font-size-complex="10pt"/>
    </style:style>
    <style:style style:name="T52" style:family="text">
      <style:text-properties fo:font-variant="normal" fo:text-transform="none" style:font-name="Arial" fo:font-size="10pt" fo:letter-spacing="normal" fo:font-style="normal" fo:font-weight="normal" officeooo:rsid="0092c0ff" style:font-size-asian="10pt" style:font-size-complex="10pt"/>
    </style:style>
    <style:style style:name="T53" style:family="text">
      <style:text-properties fo:font-variant="normal" fo:text-transform="none" style:font-name="Arial" fo:font-size="10pt" fo:letter-spacing="normal" fo:font-style="normal" fo:font-weight="normal" officeooo:rsid="03abe23d" style:font-size-asian="10pt" style:font-size-complex="10pt"/>
    </style:style>
    <style:style style:name="T54" style:family="text">
      <style:text-properties fo:font-variant="normal" fo:text-transform="none" style:font-name="Arial" fo:font-size="10pt" fo:letter-spacing="normal" fo:font-style="normal" fo:font-weight="normal" officeooo:rsid="0729314d" style:font-size-asian="10pt" style:font-size-complex="10pt"/>
    </style:style>
    <style:style style:name="T55" style:family="text">
      <style:text-properties fo:font-variant="normal" fo:text-transform="none" style:font-name="Arial" fo:font-size="10pt" fo:letter-spacing="normal" fo:font-style="normal" fo:font-weight="normal" officeooo:rsid="077b627e" style:font-size-asian="10pt" style:font-size-complex="10pt"/>
    </style:style>
    <style:style style:name="T56" style:family="text">
      <style:text-properties fo:font-variant="normal" fo:text-transform="none" style:font-name="Arial" fo:font-size="10pt" fo:letter-spacing="normal" fo:font-style="normal" fo:font-weight="normal" officeooo:rsid="08783d17" style:font-size-asian="10pt" style:font-weight-asian="normal" style:font-size-complex="10pt" style:font-weight-complex="normal"/>
    </style:style>
    <style:style style:name="T57" style:family="text">
      <style:text-properties fo:font-variant="normal" fo:text-transform="none" style:font-name="Arial" fo:font-size="10pt" fo:letter-spacing="normal" fo:font-style="normal" fo:font-weight="normal" officeooo:rsid="06f6d857" style:font-size-asian="10pt" style:font-weight-asian="normal" style:font-size-complex="10pt" style:font-weight-complex="normal"/>
    </style:style>
    <style:style style:name="T58" style:family="text">
      <style:text-properties fo:font-variant="normal" fo:text-transform="none" style:font-name="Arial" fo:font-size="10pt" fo:letter-spacing="normal" fo:font-style="normal" fo:font-weight="normal" officeooo:rsid="08792130" style:font-size-asian="10pt" style:font-weight-asian="normal" style:font-size-complex="10pt" style:font-weight-complex="normal"/>
    </style:style>
    <style:style style:name="T59"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62"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63"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64"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65"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66"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67"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68"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69"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70"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71"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72"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73"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74"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75"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76"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77"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78"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79" style:family="text">
      <style:text-properties fo:font-variant="normal" fo:text-transform="none" style:use-window-font-color="true" style:font-name="Arial" fo:font-size="10pt" fo:letter-spacing="normal" fo:font-style="normal" fo:font-weight="normal" officeooo:rsid="07a7a372" fo:background-color="#fff200" loext:char-shading-value="0" style:font-size-asian="10pt" style:font-weight-asian="normal" style:font-size-complex="10pt" style:font-weight-complex="normal"/>
    </style:style>
    <style:style style:name="T80"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transparent"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transparent"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transparent"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16"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17"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18"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19" style:family="text">
      <style:text-properties fo:font-variant="normal" fo:text-transform="none" style:use-window-font-color="true" fo:letter-spacing="normal" fo:font-style="normal" fo:font-weight="normal" fo:background-color="transparent" loext:char-shading-value="0"/>
    </style:style>
    <style:style style:name="T120"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21" style:family="text">
      <style:text-properties fo:font-variant="normal" fo:text-transform="none" style:use-window-font-color="true" fo:letter-spacing="normal" fo:font-style="normal" fo:font-weight="normal" officeooo:rsid="068db258" fo:background-color="transparent" loext:char-shading-value="0"/>
    </style:style>
    <style:style style:name="T122" style:family="text">
      <style:text-properties fo:font-variant="normal" fo:text-transform="none" style:use-window-font-color="true" fo:letter-spacing="normal" fo:font-style="normal" fo:font-weight="normal" officeooo:rsid="078293b8" fo:background-color="transparent" loext:char-shading-value="0"/>
    </style:style>
    <style:style style:name="T123" style:family="text">
      <style:text-properties fo:font-variant="normal" fo:text-transform="none" style:use-window-font-color="true" fo:letter-spacing="normal" fo:font-style="normal" fo:font-weight="normal" officeooo:rsid="069aad56" fo:background-color="transparent" loext:char-shading-value="0"/>
    </style:style>
    <style:style style:name="T124" style:family="text">
      <style:text-properties fo:font-variant="normal" fo:text-transform="none" style:use-window-font-color="true" fo:letter-spacing="normal" fo:font-style="normal" fo:font-weight="normal" officeooo:rsid="052da836" fo:background-color="transparent" loext:char-shading-value="0"/>
    </style:style>
    <style:style style:name="T125" style:family="text">
      <style:text-properties fo:font-variant="normal" fo:text-transform="none" style:use-window-font-color="true" fo:letter-spacing="normal" fo:font-style="normal" fo:font-weight="normal" officeooo:rsid="0530393d" fo:background-color="transparent" loext:char-shading-value="0"/>
    </style:style>
    <style:style style:name="T126" style:family="text">
      <style:text-properties fo:font-variant="normal" fo:text-transform="none" style:use-window-font-color="true" fo:letter-spacing="normal" fo:font-style="normal" fo:font-weight="normal" officeooo:rsid="05332515" fo:background-color="transparent" loext:char-shading-value="0"/>
    </style:style>
    <style:style style:name="T127" style:family="text">
      <style:text-properties fo:font-variant="normal" fo:text-transform="none" style:use-window-font-color="true" fo:letter-spacing="normal" fo:font-style="normal" fo:font-weight="normal" officeooo:rsid="05417d6a" fo:background-color="transparent" loext:char-shading-value="0"/>
    </style:style>
    <style:style style:name="T128" style:family="text">
      <style:text-properties fo:font-variant="normal" fo:text-transform="none" style:use-window-font-color="true" fo:letter-spacing="normal" fo:font-style="normal" fo:font-weight="normal" officeooo:rsid="05332515" fo:background-color="#fff200" loext:char-shading-value="0"/>
    </style:style>
    <style:style style:name="T129" style:family="text">
      <style:text-properties fo:font-variant="normal" fo:text-transform="none" style:use-window-font-color="true" fo:letter-spacing="normal" fo:font-style="normal" fo:font-weight="normal" officeooo:rsid="07c383e1" fo:background-color="#fff200" loext:char-shading-value="0"/>
    </style:style>
    <style:style style:name="T130"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31"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32"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33"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34"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35"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36"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37"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38"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39"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40"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41"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42" style:family="text">
      <style:text-properties fo:font-variant="normal" fo:text-transform="none" style:font-name="Arial2" fo:font-size="10pt" fo:letter-spacing="normal" fo:font-style="normal" fo:font-weight="normal" officeooo:rsid="02ce7a80" style:font-size-asian="10pt" style:font-size-complex="10pt"/>
    </style:style>
    <style:style style:name="T143" style:family="text">
      <style:text-properties fo:font-variant="normal" fo:text-transform="none" style:font-name="Arial2" fo:font-size="10pt" fo:letter-spacing="normal" fo:font-style="normal" fo:font-weight="normal" officeooo:rsid="00a829b8" style:font-size-asian="10pt" style:font-size-complex="10pt"/>
    </style:style>
    <style:style style:name="T144" style:family="text">
      <style:text-properties fo:font-variant="normal" fo:text-transform="none" style:font-name="Arial2" fo:font-size="10pt" fo:letter-spacing="normal" fo:font-style="normal" fo:font-weight="normal" officeooo:rsid="05e29519" style:font-size-asian="10pt" style:font-size-complex="10pt"/>
    </style:style>
    <style:style style:name="T145" style:family="text">
      <style:text-properties fo:font-variant="normal" fo:text-transform="none" style:font-name="Arial2" fo:font-size="10pt" fo:letter-spacing="normal" fo:font-style="normal" fo:font-weight="normal" officeooo:rsid="0704ec8f" style:font-size-asian="10pt" style:font-size-complex="10pt"/>
    </style:style>
    <style:style style:name="T146"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47"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48"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49"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50"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51"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52" style:family="text">
      <style:text-properties fo:font-variant="normal" fo:text-transform="none" fo:color="#6666ff" fo:letter-spacing="normal" fo:font-style="normal" fo:font-weight="normal" officeooo:rsid="068db258" fo:background-color="transparent" loext:char-shading-value="0"/>
    </style:style>
    <style:style style:name="T153" style:family="text">
      <style:text-properties fo:font-variant="normal" fo:text-transform="none" fo:color="#6666ff" fo:letter-spacing="normal" fo:font-style="normal" fo:font-weight="normal" officeooo:rsid="069e7b9a" fo:background-color="transparent" loext:char-shading-value="0"/>
    </style:style>
    <style:style style:name="T154" style:family="text">
      <style:text-properties fo:font-variant="normal" fo:text-transform="none" fo:color="#6666ff" fo:letter-spacing="normal" fo:font-style="normal" fo:font-weight="normal" officeooo:rsid="054a513f" fo:background-color="transparent" loext:char-shading-value="0"/>
    </style:style>
    <style:style style:name="T155" style:family="text">
      <style:text-properties fo:font-variant="normal" fo:text-transform="none" fo:color="#6666ff" fo:letter-spacing="normal" fo:font-style="normal" fo:font-weight="normal" officeooo:rsid="05323a62" fo:background-color="transparent" loext:char-shading-value="0"/>
    </style:style>
    <style:style style:name="T156" style:family="text">
      <style:text-properties fo:font-variant="normal" fo:text-transform="none" fo:color="#6666ff" fo:letter-spacing="normal" fo:font-style="normal" fo:font-weight="normal" officeooo:rsid="047a198a" fo:background-color="transparent" loext:char-shading-value="0"/>
    </style:style>
    <style:style style:name="T157" style:family="text">
      <style:text-properties fo:font-variant="normal" fo:text-transform="none" fo:color="#6666ff" fo:letter-spacing="normal" fo:font-style="normal" fo:font-weight="normal" officeooo:rsid="029eb09b" fo:background-color="transparent" loext:char-shading-value="0"/>
    </style:style>
    <style:style style:name="T158" style:family="text">
      <style:text-properties fo:font-variant="normal" fo:text-transform="none" fo:color="#6666ff" fo:letter-spacing="normal" fo:font-style="normal" fo:font-weight="normal" officeooo:rsid="02a52477" fo:background-color="transparent" loext:char-shading-value="0"/>
    </style:style>
    <style:style style:name="T159" style:family="text">
      <style:text-properties fo:font-variant="normal" fo:text-transform="none" fo:color="#6666ff" fo:letter-spacing="normal" fo:font-style="normal" fo:font-weight="normal" officeooo:rsid="078293b8" fo:background-color="transparent" loext:char-shading-value="0"/>
    </style:style>
    <style:style style:name="T160"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61"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62"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63" style:family="text">
      <style:text-properties fo:font-variant="normal" fo:text-transform="none" fo:color="#6666ff" style:font-name="Arial2" fo:letter-spacing="normal" fo:font-style="normal" fo:font-weight="normal" officeooo:rsid="0480e7c0" fo:background-color="#fff200" loext:char-shading-value="0"/>
    </style:style>
    <style:style style:name="T164" style:family="text">
      <style:text-properties fo:font-variant="normal" fo:text-transform="none" fo:color="#6666ff" style:font-name="Arial2" fo:letter-spacing="normal" fo:font-style="normal" fo:font-weight="normal" officeooo:rsid="06d4df69" fo:background-color="#fff200" loext:char-shading-value="0"/>
    </style:style>
    <style:style style:name="T165"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166"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67"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68"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169"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70"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171"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172"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173"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174"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175"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176"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177"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178"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79" style:family="text">
      <style:text-properties fo:font-variant="normal" fo:text-transform="none" fo:color="#ce181e" style:font-name="Arial" fo:font-size="10pt" fo:letter-spacing="normal" fo:font-style="normal" style:text-underline-style="solid" style:text-underline-width="auto" style:text-underline-color="font-color" fo:font-weight="normal" officeooo:rsid="06f6d857" style:font-size-asian="10pt" style:font-size-complex="10pt"/>
    </style:style>
    <style:style style:name="T180" style:family="text">
      <style:text-properties fo:font-variant="normal" fo:text-transform="none" fo:color="#ce181e" style:font-name="Arial" fo:font-size="10pt" fo:letter-spacing="normal" fo:font-style="normal" style:text-underline-style="solid" style:text-underline-width="auto" style:text-underline-color="font-color" fo:font-weight="normal" officeooo:rsid="0704ec8f" style:font-size-asian="10pt" style:font-size-complex="10pt"/>
    </style:style>
    <style:style style:name="T181" style:family="text">
      <style:text-properties fo:font-variant="normal" fo:text-transform="none" fo:color="#ce181e" style:font-name="Arial2" fo:font-size="10pt" fo:letter-spacing="normal" fo:font-style="normal" style:text-underline-style="solid" style:text-underline-width="auto" style:text-underline-color="font-color" fo:font-weight="normal" officeooo:rsid="00a829b8" style:font-size-asian="10pt" style:font-size-complex="10pt"/>
    </style:style>
    <style:style style:name="T182"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183"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184"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185" style:family="text">
      <style:text-properties fo:font-variant="normal" fo:text-transform="none" fo:color="#ef413d" fo:letter-spacing="normal" fo:font-style="normal" fo:font-weight="normal" officeooo:rsid="06acf760" fo:background-color="#fff200" loext:char-shading-value="0"/>
    </style:style>
    <style:style style:name="T186" style:family="text">
      <style:text-properties fo:font-variant="normal" fo:text-transform="none" fo:color="#ef413d" fo:letter-spacing="normal" fo:font-style="normal" fo:font-weight="normal" officeooo:rsid="078293b8" fo:background-color="#fff200" loext:char-shading-value="0"/>
    </style:style>
    <style:style style:name="T187" style:family="text">
      <style:text-properties fo:font-variant="normal" fo:text-transform="none" fo:color="#0000ff"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88" style:family="text">
      <style:text-properties fo:font-variant="normal" fo:text-transform="none" fo:color="#0000ff"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89" style:family="text">
      <style:text-properties fo:font-variant="normal" fo:text-transform="none" fo:color="#0000ff"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90" style:family="text">
      <style:text-properties fo:font-variant="normal" fo:text-transform="none" fo:color="#0000ff"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91" style:family="text">
      <style:text-properties fo:font-variant="normal" fo:text-transform="none" fo:color="#0000ff"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92" style:family="text">
      <style:text-properties fo:font-variant="normal" fo:text-transform="none" fo:color="#0000ff"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93" style:family="text">
      <style:text-properties fo:font-variant="normal" fo:text-transform="none" fo:color="#0000ff" style:font-name="Arial" fo:font-size="10pt" fo:letter-spacing="normal" fo:font-style="normal" fo:font-weight="bold" style:font-size-asian="10pt" style:font-weight-asian="bold" style:font-size-complex="10pt" style:font-weight-complex="bold"/>
    </style:style>
    <style:style style:name="T194" style:family="text">
      <style:text-properties fo:font-variant="normal" fo:text-transform="none" fo:color="#0000ff" style:font-name="Arial" fo:font-size="10pt" fo:letter-spacing="normal" fo:font-style="normal" fo:font-weight="bold" officeooo:rsid="003cbeaf" style:font-size-asian="10pt" style:font-weight-asian="bold" style:font-size-complex="10pt" style:font-weight-complex="bold"/>
    </style:style>
    <style:style style:name="T195" style:family="text">
      <style:text-properties fo:font-variant="normal" fo:text-transform="none" fo:color="#0000ff" style:font-name="Arial" fo:font-size="10pt" fo:letter-spacing="normal" fo:font-style="normal" fo:font-weight="bold" officeooo:rsid="005e7554" style:font-size-asian="10pt" style:font-weight-asian="bold" style:font-size-complex="10pt" style:font-weight-complex="bold"/>
    </style:style>
    <style:style style:name="T196" style:family="text">
      <style:text-properties fo:font-variant="normal" fo:text-transform="none" fo:color="#0000ff" style:font-name="Arial" fo:font-size="10pt" fo:letter-spacing="normal" fo:font-style="normal" fo:font-weight="bold" officeooo:rsid="003e49be" style:font-size-asian="10pt" style:font-weight-asian="bold" style:font-size-complex="10pt" style:font-weight-complex="bold"/>
    </style:style>
    <style:style style:name="T197" style:family="text">
      <style:text-properties fo:font-variant="normal" fo:text-transform="none" fo:color="#0000ff" style:font-name="Arial" fo:font-size="10pt" fo:letter-spacing="normal" fo:font-style="normal" fo:font-weight="bold" officeooo:rsid="002b4a96" style:font-size-asian="10pt" style:font-weight-asian="bold" style:font-size-complex="10pt" style:font-weight-complex="bold"/>
    </style:style>
    <style:style style:name="T198" style:family="text">
      <style:text-properties fo:font-variant="normal" fo:text-transform="none" fo:color="#0000ff" style:font-name="Arial" fo:font-size="10pt" fo:letter-spacing="normal" fo:font-style="normal" fo:font-weight="bold" officeooo:rsid="03cd5c8d" style:font-size-asian="10pt" style:font-weight-asian="bold" style:font-size-complex="10pt" style:font-weight-complex="bold"/>
    </style:style>
    <style:style style:name="T199" style:family="text">
      <style:text-properties fo:font-variant="normal" fo:text-transform="none" fo:color="#0000ff" style:font-name="Arial" fo:font-size="10pt" fo:letter-spacing="normal" fo:font-style="normal" fo:font-weight="bold" officeooo:rsid="004164e2" style:font-size-asian="10pt" style:font-weight-asian="bold" style:font-size-complex="10pt" style:font-weight-complex="bold"/>
    </style:style>
    <style:style style:name="T200" style:family="text">
      <style:text-properties fo:font-variant="normal" fo:text-transform="none" fo:color="#0000ff" style:font-name="Arial" fo:font-size="10pt" fo:letter-spacing="normal" fo:font-style="normal" fo:font-weight="bold" officeooo:rsid="08a9ef4a" fo:background-color="transparent" loext:char-shading-value="0" style:font-size-asian="10pt" style:font-weight-asian="bold" style:font-size-complex="10pt" style:font-weight-complex="bold"/>
    </style:style>
    <style:style style:name="T201" style:family="text">
      <style:text-properties fo:font-variant="normal" fo:text-transform="none" fo:color="#0000ff" style:font-name="Arial" fo:font-size="10pt" fo:letter-spacing="normal" fo:font-style="normal" fo:font-weight="normal" style:font-size-asian="10pt" style:font-size-complex="10pt"/>
    </style:style>
    <style:style style:name="T202" style:family="text">
      <style:text-properties fo:font-variant="normal" fo:text-transform="none" fo:color="#0000ff" style:font-name="Arial" fo:font-size="10pt" fo:letter-spacing="normal" fo:font-style="normal" fo:font-weight="normal" officeooo:rsid="0755fcb9" style:font-size-asian="10pt" style:font-size-complex="10pt"/>
    </style:style>
    <style:style style:name="T203" style:family="text">
      <style:text-properties fo:font-variant="normal" fo:text-transform="none" fo:color="#0000ff" style:font-name="Arial" fo:font-size="10pt" fo:letter-spacing="normal" fo:font-style="normal" fo:font-weight="normal" officeooo:rsid="08092a0e" style:font-size-asian="10pt" style:font-size-complex="10pt"/>
    </style:style>
    <style:style style:name="T204" style:family="text">
      <style:text-properties fo:font-variant="normal" fo:text-transform="none" fo:color="#0000ff" style:font-name="Arial" fo:font-size="10pt" fo:letter-spacing="normal" fo:font-style="normal" fo:font-weight="normal" officeooo:rsid="080d8152" style:font-size-asian="10pt" style:font-size-complex="10pt"/>
    </style:style>
    <style:style style:name="T205" style:family="text">
      <style:text-properties fo:font-variant="normal" fo:text-transform="none" fo:color="#0000ff" style:font-name="Arial" fo:font-size="10pt" fo:letter-spacing="normal" fo:font-style="normal" fo:font-weight="normal" officeooo:rsid="06f6d857" style:font-size-asian="10pt" style:font-size-complex="10pt"/>
    </style:style>
    <style:style style:name="T206" style:family="text">
      <style:text-properties fo:font-variant="normal" fo:text-transform="none" fo:color="#0000ff" style:font-name="Arial" fo:font-size="10pt" fo:letter-spacing="normal" fo:font-style="normal" fo:font-weight="normal" officeooo:rsid="088a01dd" style:font-size-asian="10pt" style:font-size-complex="10pt"/>
    </style:style>
    <style:style style:name="T207" style:family="text">
      <style:text-properties fo:font-variant="normal" fo:text-transform="none" fo:color="#0000ff" style:font-name="Arial" fo:font-size="10pt" fo:letter-spacing="normal" fo:font-style="normal" fo:font-weight="normal" officeooo:rsid="088a2986" style:font-size-asian="10pt" style:font-size-complex="10pt"/>
    </style:style>
    <style:style style:name="T208" style:family="text">
      <style:text-properties fo:font-variant="normal" fo:text-transform="none" fo:color="#0000ff" style:font-name="Arial" fo:font-size="10pt" fo:letter-spacing="normal" fo:font-style="normal" fo:font-weight="normal" style:font-size-asian="10pt" style:font-weight-asian="normal" style:font-size-complex="10pt" style:font-weight-complex="normal"/>
    </style:style>
    <style:style style:name="T209" style:family="text">
      <style:text-properties fo:font-variant="normal" fo:text-transform="none" fo:color="#0000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210" style:family="text">
      <style:text-properties fo:font-variant="normal" fo:text-transform="none" fo:color="#0000ff"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11" style:family="text">
      <style:text-properties fo:font-variant="normal" fo:text-transform="none" fo:color="#0000ff"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12" style:family="text">
      <style:text-properties fo:font-variant="normal" fo:text-transform="none" fo:color="#0000ff"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13" style:family="text">
      <style:text-properties fo:font-variant="normal" fo:text-transform="none" fo:color="#0000ff"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14" style:family="text">
      <style:text-properties fo:font-variant="normal" fo:text-transform="none" fo:color="#0000ff"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15" style:family="text">
      <style:text-properties fo:font-variant="normal" fo:text-transform="none" fo:color="#0000ff"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16" style:family="text">
      <style:text-properties fo:font-variant="normal" fo:text-transform="none" fo:color="#0000ff"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17" style:family="text">
      <style:text-properties fo:font-variant="normal" fo:text-transform="none" fo:color="#0000ff"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18" style:family="text">
      <style:text-properties fo:font-variant="normal" fo:text-transform="none" fo:color="#0000ff"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19" style:family="text">
      <style:text-properties fo:font-variant="normal" fo:text-transform="none" fo:color="#0000ff"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220"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221" style:family="text">
      <style:text-properties fo:font-variant="normal" fo:text-transform="none" fo:color="#0000ff"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222"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223"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224" style:family="text">
      <style:text-properties fo:font-variant="normal" fo:text-transform="none" fo:color="#0000ff"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225" style:family="text">
      <style:text-properties fo:font-variant="normal" fo:text-transform="none" fo:color="#0000ff"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226" style:family="text">
      <style:text-properties fo:font-variant="normal" fo:text-transform="none" fo:color="#0000ff"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227" style:family="text">
      <style:text-properties fo:font-variant="normal" fo:text-transform="none" fo:color="#0000ff"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228" style:family="text">
      <style:text-properties fo:font-variant="normal" fo:text-transform="none" fo:color="#0000ff"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229" style:family="text">
      <style:text-properties fo:font-variant="normal" fo:text-transform="none" fo:color="#0000ff"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230" style:family="text">
      <style:text-properties fo:font-variant="normal" fo:text-transform="none" fo:color="#0000ff"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231" style:family="text">
      <style:text-properties fo:font-variant="normal" fo:text-transform="none" fo:color="#0000ff"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232" style:family="text">
      <style:text-properties fo:font-variant="normal" fo:text-transform="none" fo:color="#0000ff" style:font-name="Arial" fo:font-size="10pt" fo:letter-spacing="normal" fo:font-style="normal" fo:font-weight="normal" officeooo:rsid="08bc0236" fo:background-color="transparent" loext:char-shading-value="0" style:font-size-asian="10pt" style:font-weight-asian="normal" style:font-size-complex="10pt" style:font-weight-complex="normal"/>
    </style:style>
    <style:style style:name="T233" style:family="text">
      <style:text-properties fo:font-variant="normal" fo:text-transform="none" fo:color="#0000ff" style:font-name="Arial" fo:font-size="10pt" fo:letter-spacing="normal" fo:font-style="normal" fo:font-weight="normal" fo:background-color="transparent" loext:char-shading-value="0" style:font-size-asian="10pt" style:font-size-complex="10pt"/>
    </style:style>
    <style:style style:name="T234" style:family="text">
      <style:text-properties fo:font-variant="normal" fo:text-transform="none" fo:color="#0000ff" style:font-name="Arial" fo:font-size="10pt" fo:letter-spacing="normal" fo:font-style="normal" fo:font-weight="normal" officeooo:rsid="05e2c41e" fo:background-color="transparent" loext:char-shading-value="0" style:font-size-asian="10pt" style:font-size-complex="10pt"/>
    </style:style>
    <style:style style:name="T235" style:family="text">
      <style:text-properties fo:font-variant="normal" fo:text-transform="none" fo:color="#0000ff" style:font-name="Arial" fo:font-size="10pt" fo:letter-spacing="normal" fo:font-style="normal" fo:font-weight="normal" officeooo:rsid="02d2cdab" fo:background-color="transparent" loext:char-shading-value="0" style:font-size-asian="10pt" style:font-size-complex="10pt"/>
    </style:style>
    <style:style style:name="T236" style:family="text">
      <style:text-properties fo:font-variant="normal" fo:text-transform="none" fo:color="#0000ff" style:font-name="Arial" fo:font-size="10pt" fo:letter-spacing="normal" fo:font-style="normal" fo:font-weight="normal" officeooo:rsid="0704ec8f" fo:background-color="transparent" loext:char-shading-value="0" style:font-size-asian="10pt" style:font-size-complex="10pt"/>
    </style:style>
    <style:style style:name="T237" style:family="text">
      <style:text-properties fo:font-variant="normal" fo:text-transform="none" fo:color="#0000ff" style:font-name="Arial" fo:font-size="10pt" fo:letter-spacing="normal" fo:font-style="normal" fo:font-weight="normal" officeooo:rsid="08107560" fo:background-color="transparent" loext:char-shading-value="0" style:font-size-asian="10pt" style:font-size-complex="10pt"/>
    </style:style>
    <style:style style:name="T238" style:family="text">
      <style:text-properties fo:font-variant="normal" fo:text-transform="none" fo:color="#0000ff" style:font-name="Arial" fo:font-size="10pt" fo:letter-spacing="normal" fo:font-style="normal" fo:font-weight="normal" officeooo:rsid="08222227" fo:background-color="transparent" loext:char-shading-value="0" style:font-size-asian="10pt" style:font-size-complex="10pt"/>
    </style:style>
    <style:style style:name="T239" style:family="text">
      <style:text-properties fo:font-variant="normal" fo:text-transform="none" fo:color="#0000ff" style:font-name="Arial" fo:font-size="10pt" fo:letter-spacing="normal" fo:font-style="normal" fo:font-weight="normal" officeooo:rsid="08255188" fo:background-color="transparent" loext:char-shading-value="0" style:font-size-asian="10pt" style:font-size-complex="10pt"/>
    </style:style>
    <style:style style:name="T240" style:family="text">
      <style:text-properties fo:font-variant="normal" fo:text-transform="none" fo:color="#0000ff" style:font-name="Arial" fo:font-size="10pt" fo:letter-spacing="normal" fo:font-style="normal" fo:font-weight="normal" officeooo:rsid="0838ef29" fo:background-color="transparent" loext:char-shading-value="0" style:font-size-asian="10pt" style:font-size-complex="10pt"/>
    </style:style>
    <style:style style:name="T241" style:family="text">
      <style:text-properties fo:font-variant="normal" fo:text-transform="none" fo:color="#0000ff" style:font-name="Arial" fo:font-size="10pt" fo:letter-spacing="normal" fo:font-style="normal" fo:font-weight="normal" officeooo:rsid="0837f0f9" fo:background-color="transparent" loext:char-shading-value="0" style:font-size-asian="10pt" style:font-size-complex="10pt"/>
    </style:style>
    <style:style style:name="T242" style:family="text">
      <style:text-properties fo:font-variant="normal" fo:text-transform="none" fo:color="#0000ff" style:font-name="Arial" fo:font-size="10pt" fo:letter-spacing="normal" fo:font-style="normal" fo:font-weight="normal" officeooo:rsid="0835988f" fo:background-color="transparent" loext:char-shading-value="0" style:font-size-asian="10pt" style:font-size-complex="10pt"/>
    </style:style>
    <style:style style:name="T243" style:family="text">
      <style:text-properties fo:font-variant="normal" fo:text-transform="none" fo:color="#0000ff" style:font-name="Arial" fo:font-size="10pt" fo:letter-spacing="normal" fo:font-style="normal" fo:font-weight="normal" officeooo:rsid="08240319" fo:background-color="transparent" loext:char-shading-value="0" style:font-size-asian="10pt" style:font-size-complex="10pt"/>
    </style:style>
    <style:style style:name="T244" style:family="text">
      <style:text-properties fo:font-variant="normal" fo:text-transform="none" fo:color="#0000ff" style:font-name="Arial" fo:font-size="10pt" fo:letter-spacing="normal" fo:font-style="normal" fo:font-weight="normal" officeooo:rsid="08367e07" fo:background-color="transparent" loext:char-shading-value="0" style:font-size-asian="10pt" style:font-size-complex="10pt"/>
    </style:style>
    <style:style style:name="T245" style:family="text">
      <style:text-properties fo:font-variant="normal" fo:text-transform="none" fo:color="#0000ff" style:font-name="Arial" fo:font-size="10pt" fo:letter-spacing="normal" fo:font-style="normal" fo:font-weight="normal" officeooo:rsid="082f8855" fo:background-color="transparent" loext:char-shading-value="0" style:font-size-asian="10pt" style:font-size-complex="10pt"/>
    </style:style>
    <style:style style:name="T246" style:family="text">
      <style:text-properties fo:font-variant="normal" fo:text-transform="none" fo:color="#0000ff" style:font-name="Arial" fo:font-size="10pt" fo:letter-spacing="normal" fo:font-style="normal" fo:font-weight="normal" officeooo:rsid="082e7803" fo:background-color="transparent" loext:char-shading-value="0" style:font-size-asian="10pt" style:font-size-complex="10pt"/>
    </style:style>
    <style:style style:name="T247" style:family="text">
      <style:text-properties fo:font-variant="normal" fo:text-transform="none" fo:color="#0000ff" style:font-name="Arial" fo:font-size="10pt" fo:letter-spacing="normal" fo:font-style="normal" fo:font-weight="normal" officeooo:rsid="0767e693" fo:background-color="transparent" loext:char-shading-value="0" style:font-size-asian="10pt" style:font-size-complex="10pt"/>
    </style:style>
    <style:style style:name="T248" style:family="text">
      <style:text-properties fo:font-variant="normal" fo:text-transform="none" fo:color="#0000ff" style:font-name="Arial" fo:font-size="10pt" fo:letter-spacing="normal" fo:font-style="normal" fo:font-weight="normal" officeooo:rsid="00307ad8" fo:background-color="transparent" loext:char-shading-value="0" style:font-size-asian="10pt" style:font-size-complex="10pt"/>
    </style:style>
    <style:style style:name="T249" style:family="text">
      <style:text-properties fo:font-variant="normal" fo:text-transform="none" fo:color="#0000ff" style:font-name="Arial" fo:font-size="10pt" fo:letter-spacing="normal" fo:font-style="normal" fo:font-weight="normal" officeooo:rsid="082a84f8" fo:background-color="transparent" loext:char-shading-value="0" style:font-size-asian="10pt" style:font-size-complex="10pt"/>
    </style:style>
    <style:style style:name="T250" style:family="text">
      <style:text-properties fo:font-variant="normal" fo:text-transform="none" fo:color="#0000ff" style:font-name="Arial" fo:font-size="10pt" fo:letter-spacing="normal" fo:font-style="normal" fo:font-weight="normal" officeooo:rsid="0826eb74" fo:background-color="transparent" loext:char-shading-value="0" style:font-size-asian="10pt" style:font-size-complex="10pt"/>
    </style:style>
    <style:style style:name="T251" style:family="text">
      <style:text-properties fo:font-variant="normal" fo:text-transform="none" fo:color="#0000ff" style:font-name="Arial" fo:font-size="10pt" fo:letter-spacing="normal" fo:font-style="normal" fo:font-weight="normal" officeooo:rsid="088bae83" fo:background-color="transparent" loext:char-shading-value="0" style:font-size-asian="10pt" style:font-size-complex="10pt"/>
    </style:style>
    <style:style style:name="T252" style:family="text">
      <style:text-properties fo:font-variant="normal" fo:text-transform="none" fo:color="#0000ff" style:font-name="Arial" fo:font-size="10pt" fo:letter-spacing="normal" fo:font-style="normal" fo:font-weight="normal" officeooo:rsid="08987a74" fo:background-color="transparent" loext:char-shading-value="0" style:font-size-asian="10pt" style:font-size-complex="10pt"/>
    </style:style>
    <style:style style:name="T253" style:family="text">
      <style:text-properties fo:font-variant="normal" fo:text-transform="none" fo:color="#0000ff" style:font-name="Arial" fo:font-size="10pt" fo:letter-spacing="normal" fo:font-style="normal" fo:font-weight="normal" officeooo:rsid="0899d785" fo:background-color="transparent" loext:char-shading-value="0" style:font-size-asian="10pt" style:font-size-complex="10pt"/>
    </style:style>
    <style:style style:name="T254" style:family="text">
      <style:text-properties fo:font-variant="normal" fo:text-transform="none" fo:color="#0000ff" style:font-name="Arial" fo:font-size="10pt" fo:letter-spacing="normal" fo:font-style="normal" fo:font-weight="normal" officeooo:rsid="089b110b" fo:background-color="transparent" loext:char-shading-value="0" style:font-size-asian="10pt" style:font-size-complex="10pt"/>
    </style:style>
    <style:style style:name="T255" style:family="text">
      <style:text-properties fo:font-variant="normal" fo:text-transform="none" fo:color="#0000ff" style:font-name="Arial" fo:letter-spacing="normal" fo:font-style="normal" fo:font-weight="normal" officeooo:rsid="089f2b6d" fo:background-color="transparent" loext:char-shading-value="0" style:font-weight-asian="normal" style:font-weight-complex="normal"/>
    </style:style>
    <style:style style:name="T256" style:family="text">
      <style:text-properties fo:font-variant="normal" fo:text-transform="none" fo:color="#0000ff" style:font-name="Arial" fo:letter-spacing="normal" fo:font-style="normal" fo:font-weight="normal" officeooo:rsid="08a01521" fo:background-color="transparent" loext:char-shading-value="0" style:font-weight-asian="normal" style:font-weight-complex="normal"/>
    </style:style>
    <style:style style:name="T257" style:family="text">
      <style:text-properties fo:font-variant="normal" fo:text-transform="none" fo:color="#0000ff" style:font-name="Arial" fo:letter-spacing="normal" fo:font-style="normal" fo:font-weight="normal" officeooo:rsid="008109de" fo:background-color="transparent" loext:char-shading-value="0" style:font-weight-asian="normal" style:font-weight-complex="normal"/>
    </style:style>
    <style:style style:name="T258" style:family="text">
      <style:text-properties fo:font-variant="normal" fo:text-transform="none" fo:color="#0000ff" style:font-name="Arial" fo:letter-spacing="normal" fo:font-style="normal" fo:font-weight="normal" officeooo:rsid="08a16d69" fo:background-color="transparent" loext:char-shading-value="0" style:font-weight-asian="normal" style:font-weight-complex="normal"/>
    </style:style>
    <style:style style:name="T259" style:family="text">
      <style:text-properties fo:font-variant="normal" fo:text-transform="none" fo:color="#0000ff" style:font-name="Arial" fo:letter-spacing="normal" fo:font-style="normal" fo:font-weight="normal" officeooo:rsid="08a2e5dd" fo:background-color="transparent" loext:char-shading-value="0" style:font-weight-asian="normal" style:font-weight-complex="normal"/>
    </style:style>
    <style:style style:name="T260" style:family="text">
      <style:text-properties fo:font-variant="normal" fo:text-transform="none" fo:color="#0000ff" style:font-name="Arial" fo:letter-spacing="normal" fo:font-style="normal" fo:font-weight="normal" officeooo:rsid="08a4df4d" fo:background-color="transparent" loext:char-shading-value="0" style:font-weight-asian="normal" style:font-weight-complex="normal"/>
    </style:style>
    <style:style style:name="T261" style:family="text">
      <style:text-properties fo:font-variant="normal" fo:text-transform="none" fo:color="#0000ff" style:font-name="Arial" fo:letter-spacing="normal" fo:font-style="normal" fo:font-weight="normal" officeooo:rsid="08a69d30" fo:background-color="transparent" loext:char-shading-value="0" style:font-weight-asian="normal" style:font-weight-complex="normal"/>
    </style:style>
    <style:style style:name="T262" style:family="text">
      <style:text-properties fo:font-variant="normal" fo:text-transform="none" fo:color="#0000ff" style:font-name="Arial" fo:letter-spacing="normal" fo:font-style="normal" fo:font-weight="normal" officeooo:rsid="08a81290" fo:background-color="transparent" loext:char-shading-value="0" style:font-weight-asian="normal" style:font-weight-complex="normal"/>
    </style:style>
    <style:style style:name="T263" style:family="text">
      <style:text-properties fo:font-variant="normal" fo:text-transform="none" fo:color="#0000ff" style:font-name="Arial" fo:letter-spacing="normal" fo:font-style="normal" fo:font-weight="normal" officeooo:rsid="08b14eaf" fo:background-color="transparent" loext:char-shading-value="0" style:font-weight-asian="normal" style:font-weight-complex="normal"/>
    </style:style>
    <style:style style:name="T264" style:family="text">
      <style:text-properties fo:font-variant="normal" fo:text-transform="none" fo:color="#0000ff" style:font-name="Arial" fo:letter-spacing="normal" fo:font-style="normal" fo:font-weight="bold" officeooo:rsid="08a01521" fo:background-color="transparent" loext:char-shading-value="0" style:font-weight-asian="bold" style:font-weight-complex="bold"/>
    </style:style>
    <style:style style:name="T265" style:family="text">
      <style:text-properties fo:font-variant="normal" fo:text-transform="none" fo:color="#0000ff" style:font-name="Arial" fo:letter-spacing="normal" fo:font-style="normal" fo:font-weight="bold" officeooo:rsid="08a69d30" fo:background-color="transparent" loext:char-shading-value="0" style:font-weight-asian="bold" style:font-weight-complex="bold"/>
    </style:style>
    <style:style style:name="T266" style:family="text">
      <style:text-properties fo:font-variant="normal" fo:text-transform="none" fo:color="#0000ff" style:font-name="Arial" fo:letter-spacing="normal" fo:font-style="normal" fo:font-weight="bold" officeooo:rsid="08b14eaf" fo:background-color="transparent" loext:char-shading-value="0" style:font-weight-asian="bold" style:font-weight-complex="bold"/>
    </style:style>
    <style:style style:name="T267" style:family="text">
      <style:text-properties fo:font-variant="normal" fo:text-transform="none" fo:color="#0000ff" style:font-name="Arial" fo:letter-spacing="normal" fo:font-style="normal" style:text-underline-style="solid" style:text-underline-width="auto" style:text-underline-color="font-color" fo:font-weight="normal" officeooo:rsid="08b14eaf" fo:background-color="transparent" loext:char-shading-value="0" style:font-weight-asian="normal" style:font-weight-complex="normal"/>
    </style:style>
    <style:style style:name="T268" style:family="text">
      <style:text-properties fo:font-variant="normal" fo:text-transform="none" fo:color="#0000ff" fo:letter-spacing="normal" fo:font-style="normal" fo:font-weight="normal" officeooo:rsid="05e41029" fo:background-color="transparent" loext:char-shading-value="0" style:font-weight-asian="normal" style:font-weight-complex="normal"/>
    </style:style>
    <style:style style:name="T269" style:family="text">
      <style:text-properties fo:font-variant="normal" fo:text-transform="none" fo:color="#0000ff" fo:letter-spacing="normal" fo:font-style="normal" fo:font-weight="normal" officeooo:rsid="077b627e" fo:background-color="transparent" loext:char-shading-value="0" style:font-weight-asian="normal" style:font-weight-complex="normal"/>
    </style:style>
    <style:style style:name="T270" style:family="text">
      <style:text-properties fo:font-variant="normal" fo:text-transform="none" fo:color="#0000ff" fo:letter-spacing="normal" fo:font-style="normal" fo:font-weight="normal" officeooo:rsid="034a44f5" fo:background-color="transparent" loext:char-shading-value="0" style:font-weight-asian="normal" style:font-weight-complex="normal"/>
    </style:style>
    <style:style style:name="T271" style:family="text">
      <style:text-properties fo:font-variant="normal" fo:text-transform="none" fo:color="#0000ff" fo:letter-spacing="normal" fo:font-style="normal" fo:font-weight="normal" officeooo:rsid="03db3c4a" fo:background-color="transparent" loext:char-shading-value="0" style:font-weight-asian="normal" style:font-weight-complex="normal"/>
    </style:style>
    <style:style style:name="T272" style:family="text">
      <style:text-properties fo:font-variant="normal" fo:text-transform="none" fo:color="#0000ff" fo:letter-spacing="normal" fo:font-style="normal" fo:font-weight="normal" officeooo:rsid="089f2b6d" fo:background-color="transparent" loext:char-shading-value="0" style:font-weight-asian="normal" style:font-weight-complex="normal"/>
    </style:style>
    <style:style style:name="T273" style:family="text">
      <style:text-properties fo:font-variant="normal" fo:text-transform="none" fo:color="#0000ff" fo:letter-spacing="normal" fo:font-style="normal" fo:font-weight="normal" officeooo:rsid="08a01521" fo:background-color="transparent" loext:char-shading-value="0" style:font-weight-asian="normal" style:font-weight-complex="normal"/>
    </style:style>
    <style:style style:name="T274" style:family="text">
      <style:text-properties fo:font-variant="normal" fo:text-transform="none" fo:color="#0000ff" fo:letter-spacing="normal" fo:font-style="normal" fo:font-weight="normal" officeooo:rsid="08bc0236" fo:background-color="transparent" loext:char-shading-value="0" style:font-weight-asian="normal" style:font-weight-complex="normal"/>
    </style:style>
    <style:style style:name="T275" style:family="text">
      <style:text-properties fo:font-variant="normal" fo:text-transform="none" fo:color="#0000ff" fo:letter-spacing="normal" fo:font-style="normal" fo:font-weight="bold" officeooo:rsid="089f2b6d" fo:background-color="transparent" loext:char-shading-value="0" style:font-weight-asian="bold" style:font-weight-complex="bold"/>
    </style:style>
    <style:style style:name="T276" style:family="text">
      <style:text-properties fo:font-variant="normal" fo:text-transform="none" fo:color="#0000ff" fo:letter-spacing="normal" fo:font-style="normal" fo:font-weight="bold" officeooo:rsid="08ba02b9" fo:background-color="transparent" loext:char-shading-value="0" style:font-weight-asian="bold" style:font-weight-complex="bold"/>
    </style:style>
    <style:style style:name="T277" style:family="text">
      <style:text-properties officeooo:rsid="00b76c4a"/>
    </style:style>
    <style:style style:name="T278" style:family="text">
      <style:text-properties officeooo:rsid="00c48fb6"/>
    </style:style>
    <style:style style:name="T279" style:family="text">
      <style:text-properties officeooo:rsid="015f157e"/>
    </style:style>
    <style:style style:name="T280" style:family="text">
      <style:text-properties officeooo:rsid="028b36e6"/>
    </style:style>
    <style:style style:name="T281" style:family="text">
      <style:text-properties officeooo:rsid="0296e4d3"/>
    </style:style>
    <style:style style:name="T282" style:family="text">
      <style:text-properties officeooo:rsid="03ddb677"/>
    </style:style>
    <style:style style:name="T283" style:family="text">
      <style:text-properties officeooo:rsid="03de14fe"/>
    </style:style>
    <style:style style:name="T284" style:family="text">
      <style:text-properties style:font-name-complex="Arial4"/>
    </style:style>
    <style:style style:name="T285" style:family="text">
      <style:text-properties officeooo:rsid="07dcf201" style:font-name-complex="Arial4"/>
    </style:style>
    <style:style style:name="T286" style:family="text">
      <style:text-properties officeooo:rsid="042c21c7"/>
    </style:style>
    <style:style style:name="T287" style:family="text">
      <style:text-properties officeooo:rsid="043ad472"/>
    </style:style>
    <style:style style:name="T288" style:family="text">
      <style:text-properties officeooo:rsid="043d8f1c"/>
    </style:style>
    <style:style style:name="T289" style:family="text">
      <style:text-properties officeooo:rsid="043e490a"/>
    </style:style>
    <style:style style:name="T290" style:family="text">
      <style:text-properties officeooo:rsid="043fa259"/>
    </style:style>
    <style:style style:name="T291" style:family="text">
      <style:text-properties officeooo:rsid="04527592"/>
    </style:style>
    <style:style style:name="T292" style:family="text">
      <style:text-properties officeooo:rsid="045722ad"/>
    </style:style>
    <style:style style:name="T293" style:family="text">
      <style:text-properties officeooo:rsid="045a96d2"/>
    </style:style>
    <style:style style:name="T294" style:family="text">
      <style:text-properties officeooo:rsid="048fd490"/>
    </style:style>
    <style:style style:name="T295" style:family="text">
      <style:text-properties officeooo:rsid="0490d2b3"/>
    </style:style>
    <style:style style:name="T296" style:family="text">
      <style:text-properties officeooo:rsid="049f2763"/>
    </style:style>
    <style:style style:name="T297" style:family="text">
      <style:text-properties officeooo:rsid="049f529b"/>
    </style:style>
    <style:style style:name="T298" style:family="text">
      <style:text-properties officeooo:rsid="04db8b34"/>
    </style:style>
    <style:style style:name="T299" style:family="text">
      <style:text-properties officeooo:rsid="04dda80f"/>
    </style:style>
    <style:style style:name="T300" style:family="text">
      <style:text-properties officeooo:rsid="0500a227"/>
    </style:style>
    <style:style style:name="T301" style:family="text">
      <style:text-properties officeooo:rsid="05031dc8"/>
    </style:style>
    <style:style style:name="T302" style:family="text">
      <style:text-properties officeooo:rsid="0506e0f0"/>
    </style:style>
    <style:style style:name="T303" style:family="text">
      <style:text-properties officeooo:rsid="05104879"/>
    </style:style>
    <style:style style:name="T304" style:family="text">
      <style:text-properties officeooo:rsid="051d49bf"/>
    </style:style>
    <style:style style:name="T305" style:family="text">
      <style:text-properties officeooo:rsid="052afbb5"/>
    </style:style>
    <style:style style:name="T306" style:family="text">
      <style:text-properties officeooo:rsid="0559fd81"/>
    </style:style>
    <style:style style:name="T307" style:family="text">
      <style:text-properties style:font-weight-asian="bold" style:font-weight-complex="bold"/>
    </style:style>
    <style:style style:name="T308" style:family="text">
      <style:text-properties officeooo:rsid="055e3f8b" style:font-weight-asian="bold" style:font-weight-complex="bold"/>
    </style:style>
    <style:style style:name="T309" style:family="text">
      <style:text-properties officeooo:rsid="06797a8b" style:font-weight-asian="bold" style:font-weight-complex="bold"/>
    </style:style>
    <style:style style:name="T310" style:family="text">
      <style:text-properties officeooo:rsid="078119f8" style:font-weight-asian="bold" style:font-weight-complex="bold"/>
    </style:style>
    <style:style style:name="T311" style:family="text">
      <style:text-properties officeooo:rsid="07dcee26" style:font-weight-asian="bold" style:font-weight-complex="bold"/>
    </style:style>
    <style:style style:name="T312" style:family="text">
      <style:text-properties officeooo:rsid="051223f4"/>
    </style:style>
    <style:style style:name="T313" style:family="text">
      <style:text-properties officeooo:rsid="04f8af96"/>
    </style:style>
    <style:style style:name="T314" style:family="text">
      <style:text-properties officeooo:rsid="04fd8be6"/>
    </style:style>
    <style:style style:name="T315" style:family="text">
      <style:text-properties officeooo:rsid="05a08f01"/>
    </style:style>
    <style:style style:name="T316" style:family="text">
      <style:text-properties officeooo:rsid="05e2c41e"/>
    </style:style>
    <style:style style:name="T317" style:family="text">
      <style:text-properties officeooo:rsid="06504665"/>
    </style:style>
    <style:style style:name="T318" style:family="text">
      <style:text-properties officeooo:rsid="0652a704"/>
    </style:style>
    <style:style style:name="T319" style:family="text">
      <style:text-properties officeooo:rsid="06797a8b"/>
    </style:style>
    <style:style style:name="T320" style:family="text">
      <style:text-properties officeooo:rsid="067af050"/>
    </style:style>
    <style:style style:name="T321" style:family="text">
      <style:text-properties officeooo:rsid="068127c3"/>
    </style:style>
    <style:style style:name="T322" style:family="text">
      <style:text-properties officeooo:rsid="06828e5a"/>
    </style:style>
    <style:style style:name="T323" style:family="text">
      <style:text-properties officeooo:rsid="06857014"/>
    </style:style>
    <style:style style:name="T324" style:family="text">
      <style:text-properties officeooo:rsid="068fb3c0"/>
    </style:style>
    <style:style style:name="T325" style:family="text">
      <style:text-properties officeooo:rsid="06d09585"/>
    </style:style>
    <style:style style:name="T326" style:family="text">
      <style:text-properties officeooo:rsid="06dc6b68"/>
    </style:style>
    <style:style style:name="T327" style:family="text">
      <style:text-properties officeooo:rsid="06dfa868"/>
    </style:style>
    <style:style style:name="T328" style:family="text">
      <style:text-properties officeooo:rsid="06e16916"/>
    </style:style>
    <style:style style:name="T329" style:family="text">
      <style:text-properties style:use-window-font-color="true" fo:font-weight="normal" fo:background-color="transparent" loext:char-shading-value="0"/>
    </style:style>
    <style:style style:name="T330" style:family="text">
      <style:text-properties style:use-window-font-color="true" fo:font-weight="normal" officeooo:rsid="03f6e657" fo:background-color="transparent" loext:char-shading-value="0"/>
    </style:style>
    <style:style style:name="T331" style:family="text">
      <style:text-properties style:use-window-font-color="true" fo:font-weight="normal" officeooo:rsid="068db258" fo:background-color="transparent" loext:char-shading-value="0"/>
    </style:style>
    <style:style style:name="T332" style:family="text">
      <style:text-properties style:use-window-font-color="true" fo:font-weight="normal" officeooo:rsid="078293b8" fo:background-color="transparent" loext:char-shading-value="0"/>
    </style:style>
    <style:style style:name="T333" style:family="text">
      <style:text-properties style:use-window-font-color="true" fo:font-weight="normal" officeooo:rsid="06a21f2c" fo:background-color="transparent" loext:char-shading-value="0"/>
    </style:style>
    <style:style style:name="T334" style:family="text">
      <style:text-properties style:use-window-font-color="true" fo:font-weight="normal" officeooo:rsid="053d6315" fo:background-color="transparent" loext:char-shading-value="0"/>
    </style:style>
    <style:style style:name="T335" style:family="text">
      <style:text-properties style:use-window-font-color="true" fo:font-weight="normal" officeooo:rsid="053e0930" fo:background-color="transparent" loext:char-shading-value="0"/>
    </style:style>
    <style:style style:name="T336" style:family="text">
      <style:text-properties style:use-window-font-color="true" fo:font-weight="normal" officeooo:rsid="0487e715" fo:background-color="transparent" loext:char-shading-value="0"/>
    </style:style>
    <style:style style:name="T337" style:family="text">
      <style:text-properties style:use-window-font-color="true" fo:font-weight="normal" officeooo:rsid="06a6fc91" fo:background-color="transparent" loext:char-shading-value="0"/>
    </style:style>
    <style:style style:name="T338" style:family="text">
      <style:text-properties style:use-window-font-color="true" fo:font-weight="normal" officeooo:rsid="06a96524" fo:background-color="transparent" loext:char-shading-value="0"/>
    </style:style>
    <style:style style:name="T339" style:family="text">
      <style:text-properties style:use-window-font-color="true" fo:font-weight="normal" officeooo:rsid="0489efe0" fo:background-color="transparent" loext:char-shading-value="0"/>
    </style:style>
    <style:style style:name="T340" style:family="text">
      <style:text-properties style:use-window-font-color="true" fo:font-weight="normal" officeooo:rsid="06a8e755" fo:background-color="transparent" loext:char-shading-value="0"/>
    </style:style>
    <style:style style:name="T341" style:family="text">
      <style:text-properties style:use-window-font-color="true" fo:background-color="transparent" loext:char-shading-value="0"/>
    </style:style>
    <style:style style:name="T342" style:family="text">
      <style:text-properties style:use-window-font-color="true" officeooo:rsid="05820c73" fo:background-color="transparent" loext:char-shading-value="0"/>
    </style:style>
    <style:style style:name="T343" style:family="text">
      <style:text-properties style:use-window-font-color="true" officeooo:rsid="0578f6ed" fo:background-color="transparent" loext:char-shading-value="0"/>
    </style:style>
    <style:style style:name="T344" style:family="text">
      <style:text-properties style:use-window-font-color="true" officeooo:rsid="073f1b03" fo:background-color="transparent" loext:char-shading-value="0"/>
    </style:style>
    <style:style style:name="T345" style:family="text">
      <style:text-properties style:use-window-font-color="true" fo:background-color="#ffffff" loext:char-shading-value="0"/>
    </style:style>
    <style:style style:name="T346" style:family="text">
      <style:text-properties style:use-window-font-color="true" officeooo:rsid="06504665" fo:background-color="#ffffff" loext:char-shading-value="0"/>
    </style:style>
    <style:style style:name="T347" style:family="text">
      <style:text-properties style:use-window-font-color="true" officeooo:rsid="05a2f665" fo:background-color="#ffffff" loext:char-shading-value="0"/>
    </style:style>
    <style:style style:name="T348" style:family="text">
      <style:text-properties style:use-window-font-color="true" officeooo:rsid="04dcefd4" fo:background-color="#ffffff" loext:char-shading-value="0"/>
    </style:style>
    <style:style style:name="T349"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50" style:family="text">
      <style:text-properties style:use-window-font-color="true" style:font-name="Arial2" fo:font-size="10pt" fo:font-weight="normal" officeooo:rsid="068ac489" fo:background-color="transparent" loext:char-shading-value="0" style:font-size-asian="10pt" style:font-size-complex="10pt"/>
    </style:style>
    <style:style style:name="T351" style:family="text">
      <style:text-properties style:use-window-font-color="true" style:font-name="Arial2" fo:font-size="10pt" fo:font-weight="normal" officeooo:rsid="078293b8" fo:background-color="transparent" loext:char-shading-value="0" style:font-size-asian="10pt" style:font-size-complex="10pt"/>
    </style:style>
    <style:style style:name="T352" style:family="text">
      <style:text-properties style:use-window-font-color="true" style:font-name="Arial2" fo:font-size="10pt" fo:font-weight="normal" officeooo:rsid="068db258" fo:background-color="transparent" loext:char-shading-value="0" style:font-size-asian="10pt" style:font-size-complex="10pt"/>
    </style:style>
    <style:style style:name="T353" style:family="text">
      <style:text-properties style:use-window-font-color="true" style:font-name="Arial2" fo:font-size="10pt" fo:font-weight="normal" officeooo:rsid="02a1fea0" fo:background-color="transparent" loext:char-shading-value="0" style:font-size-asian="10pt" style:font-size-complex="10pt"/>
    </style:style>
    <style:style style:name="T354" style:family="text">
      <style:text-properties style:use-window-font-color="true" style:font-name="Arial2" fo:font-size="10pt" fo:font-weight="normal" officeooo:rsid="02e97b12" fo:background-color="transparent" loext:char-shading-value="0" style:font-size-asian="10pt" style:font-size-complex="10pt"/>
    </style:style>
    <style:style style:name="T355" style:family="text">
      <style:text-properties style:use-window-font-color="true" style:font-name="Arial2" fo:font-size="10pt" fo:font-weight="normal" officeooo:rsid="068db258" fo:background-color="#fff200" loext:char-shading-value="0"/>
    </style:style>
    <style:style style:name="T356" style:family="text">
      <style:text-properties style:use-window-font-color="true" style:font-name="Arial2" fo:font-size="10pt" fo:font-weight="normal" officeooo:rsid="078293b8" fo:background-color="#fff200" loext:char-shading-value="0"/>
    </style:style>
    <style:style style:name="T357" style:family="text">
      <style:text-properties style:use-window-font-color="true" style:font-name="Arial2" fo:font-size="10pt" fo:font-weight="normal" officeooo:rsid="0480e7c0" fo:background-color="#fff200" loext:char-shading-value="0"/>
    </style:style>
    <style:style style:name="T358" style:family="text">
      <style:text-properties style:use-window-font-color="true" style:font-name="Arial2" fo:font-size="10pt" fo:font-weight="normal" officeooo:rsid="0483374a" fo:background-color="#fff200" loext:char-shading-value="0"/>
    </style:style>
    <style:style style:name="T359" style:family="text">
      <style:text-properties fo:background-color="#fff200" loext:char-shading-value="0"/>
    </style:style>
    <style:style style:name="T360" style:family="text">
      <style:text-properties officeooo:rsid="03bb90be" fo:background-color="#fff200" loext:char-shading-value="0"/>
    </style:style>
    <style:style style:name="T361" style:family="text">
      <style:text-properties officeooo:rsid="06504665" fo:background-color="#fff200" loext:char-shading-value="0"/>
    </style:style>
    <style:style style:name="T362" style:family="text">
      <style:text-properties officeooo:rsid="078119f8" fo:background-color="#fff200" loext:char-shading-value="0"/>
    </style:style>
    <style:style style:name="T363" style:family="text">
      <style:text-properties officeooo:rsid="043e490a" fo:background-color="#fff200" loext:char-shading-value="0"/>
    </style:style>
    <style:style style:name="T364" style:family="text">
      <style:text-properties officeooo:rsid="0559fd81" fo:background-color="#fff200" loext:char-shading-value="0"/>
    </style:style>
    <style:style style:name="T365" style:family="text">
      <style:text-properties officeooo:rsid="052afbb5" fo:background-color="#fff200" loext:char-shading-value="0"/>
    </style:style>
    <style:style style:name="T366" style:family="text">
      <style:text-properties officeooo:rsid="05104879" fo:background-color="#fff200" loext:char-shading-value="0"/>
    </style:style>
    <style:style style:name="T367" style:family="text">
      <style:text-properties officeooo:rsid="0807b018" fo:background-color="#fff200" loext:char-shading-value="0"/>
    </style:style>
    <style:style style:name="T368" style:family="text">
      <style:text-properties fo:color="#6666ff" style:font-name="Arial2" fo:font-size="10pt" fo:font-weight="normal" officeooo:rsid="0653d40e" style:font-size-asian="10pt" style:font-weight-asian="normal" style:font-size-complex="10pt" style:font-weight-complex="normal"/>
    </style:style>
    <style:style style:name="T369" style:family="text">
      <style:text-properties fo:color="#6666ff" style:font-name="Arial2" fo:font-size="10pt" fo:font-weight="normal" officeooo:rsid="07d039c4" style:font-size-asian="10pt" style:font-weight-asian="normal" style:font-size-complex="10pt" style:font-weight-complex="normal"/>
    </style:style>
    <style:style style:name="T370" style:family="text">
      <style:text-properties fo:color="#6666ff" style:font-name="Arial2" fo:font-size="8pt" fo:font-weight="normal" officeooo:rsid="0507e2b1" fo:background-color="transparent" loext:char-shading-value="0" style:font-size-asian="8pt" style:font-size-complex="8pt"/>
    </style:style>
    <style:style style:name="T371" style:family="text">
      <style:text-properties fo:color="#6666ff" style:font-name="Arial" fo:font-size="10pt" fo:font-weight="bold" officeooo:rsid="063ea041" style:font-size-asian="10pt" style:font-weight-asian="bold" style:font-size-complex="10pt" style:font-weight-complex="bold"/>
    </style:style>
    <style:style style:name="T372" style:family="text">
      <style:text-properties fo:color="#6666ff" style:font-name="Arial" fo:font-size="10pt" fo:font-weight="bold" officeooo:rsid="0573c66c" style:font-size-asian="10pt" style:font-weight-asian="bold" style:font-size-complex="10pt" style:font-weight-complex="bold"/>
    </style:style>
    <style:style style:name="T373" style:family="text">
      <style:text-properties fo:color="#6666ff" style:font-name="Arial" fo:font-size="10pt" fo:font-weight="bold" officeooo:rsid="0578f6ed" style:font-size-asian="10pt" style:font-weight-asian="bold" style:font-size-complex="10pt" style:font-weight-complex="bold"/>
    </style:style>
    <style:style style:name="T374" style:family="text">
      <style:text-properties fo:color="#6666ff" style:font-name="Arial" fo:font-size="10pt" fo:font-weight="bold" officeooo:rsid="0643530a" style:font-size-asian="10pt" style:font-weight-asian="bold" style:font-size-complex="10pt" style:font-weight-complex="bold"/>
    </style:style>
    <style:style style:name="T375" style:family="text">
      <style:text-properties fo:color="#6666ff" style:font-name="Arial" fo:font-size="10pt" fo:font-weight="bold" officeooo:rsid="04add1c5" style:font-size-asian="10pt" style:font-weight-asian="bold" style:font-size-complex="10pt" style:font-weight-complex="bold"/>
    </style:style>
    <style:style style:name="T376" style:family="text">
      <style:text-properties fo:color="#6666ff" style:font-name="Arial" fo:font-size="10pt" fo:font-weight="bold" officeooo:rsid="0747fe66" style:font-size-asian="10pt" style:font-weight-asian="bold" style:font-size-complex="10pt" style:font-weight-complex="bold"/>
    </style:style>
    <style:style style:name="T377" style:family="text">
      <style:text-properties fo:color="#6666ff" style:font-name="Arial" fo:font-size="10pt" fo:font-weight="bold" officeooo:rsid="077e298f" style:font-size-asian="10pt" style:font-weight-asian="bold" style:font-size-complex="10pt" style:font-weight-complex="bold"/>
    </style:style>
    <style:style style:name="T378" style:family="text">
      <style:text-properties fo:color="#6666ff" style:font-name="Arial" fo:font-size="10pt" fo:font-weight="bold" officeooo:rsid="077faf5d" style:font-size-asian="10pt" style:font-weight-asian="bold" style:font-size-complex="10pt" style:font-weight-complex="bold"/>
    </style:style>
    <style:style style:name="T379" style:family="text">
      <style:text-properties fo:color="#6666ff" style:font-name="Arial" fo:font-size="10pt" fo:font-weight="bold" officeooo:rsid="078119f8" style:font-size-asian="10pt" style:font-weight-asian="bold" style:font-size-complex="10pt" style:font-weight-complex="bold"/>
    </style:style>
    <style:style style:name="T380" style:family="text">
      <style:text-properties fo:color="#6666ff" fo:background-color="#fff200" loext:char-shading-value="0"/>
    </style:style>
    <style:style style:name="T381" style:family="text">
      <style:text-properties fo:color="#6666ff" officeooo:rsid="0491d9dc" fo:background-color="#fff200" loext:char-shading-value="0"/>
    </style:style>
    <style:style style:name="T382" style:family="text">
      <style:text-properties fo:color="#6666ff" officeooo:rsid="07ff7766" fo:background-color="#fff200" loext:char-shading-value="0"/>
    </style:style>
    <style:style style:name="T383" style:family="text">
      <style:text-properties officeooo:rsid="06fb8e20"/>
    </style:style>
    <style:style style:name="T384" style:family="text">
      <style:text-properties officeooo:rsid="03bb90be"/>
    </style:style>
    <style:style style:name="T385" style:family="text">
      <style:text-properties fo:color="#ce181e"/>
    </style:style>
    <style:style style:name="T386" style:family="text">
      <style:text-properties fo:color="#ce181e" officeooo:rsid="03bb90be" fo:background-color="#fff200" loext:char-shading-value="0"/>
    </style:style>
    <style:style style:name="T387" style:family="text">
      <style:text-properties fo:color="#ce181e" officeooo:rsid="075246e3" fo:background-color="#fff200" loext:char-shading-value="0"/>
    </style:style>
    <style:style style:name="T388" style:family="text">
      <style:text-properties fo:color="#ce181e" officeooo:rsid="07629cc1" fo:background-color="#fff200" loext:char-shading-value="0"/>
    </style:style>
    <style:style style:name="T389" style:family="text">
      <style:text-properties fo:color="#ce181e" officeooo:rsid="04dda80f" fo:background-color="#fff200" loext:char-shading-value="0"/>
    </style:style>
    <style:style style:name="T390" style:family="text">
      <style:text-properties fo:color="#ce181e" style:font-name="Arial" fo:font-size="10pt" fo:font-weight="normal" officeooo:rsid="0742ce98" fo:background-color="#fff200" loext:char-shading-value="0" style:font-size-asian="10pt" style:font-size-complex="10pt"/>
    </style:style>
    <style:style style:name="T391" style:family="text">
      <style:text-properties fo:color="#ce181e" style:font-name="Arial" fo:font-size="10pt" fo:font-weight="normal" officeooo:rsid="07e3cedb" fo:background-color="#fff200" loext:char-shading-value="0" style:font-size-asian="10pt" style:font-size-complex="10pt"/>
    </style:style>
    <style:style style:name="T392" style:family="text">
      <style:text-properties fo:color="#ce181e" style:font-name="Arial" fo:font-size="10pt" fo:font-weight="normal" officeooo:rsid="07f78342" fo:background-color="#fff200" loext:char-shading-value="0" style:font-size-asian="10pt" style:font-size-complex="10pt"/>
    </style:style>
    <style:style style:name="T393"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394"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395"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396"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397"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398" style:family="text">
      <style:text-properties fo:color="#ce181e" style:font-name="Arial2" fo:font-size="10pt" fo:font-weight="normal" officeooo:rsid="078119f8" fo:background-color="#fff200" loext:char-shading-value="0" style:font-size-asian="10pt" style:font-size-complex="10pt"/>
    </style:style>
    <style:style style:name="T399" style:family="text">
      <style:text-properties fo:color="#ce181e" style:font-name="Arial2" fo:font-size="10pt" fo:font-weight="normal" officeooo:rsid="0657ca6f" fo:background-color="#fff200" loext:char-shading-value="0" style:font-size-asian="10pt" style:font-size-complex="10pt"/>
    </style:style>
    <style:style style:name="T400" style:family="text">
      <style:text-properties fo:color="#ce181e" style:font-name="Arial2" fo:font-size="10pt" fo:font-weight="normal" officeooo:rsid="03f5730a" fo:background-color="#fff200" loext:char-shading-value="0" style:font-size-asian="10pt" style:font-size-complex="10pt"/>
    </style:style>
    <style:style style:name="T401" style:family="text">
      <style:text-properties fo:color="#ce181e" style:font-name="Arial2" fo:font-size="10pt" fo:font-weight="normal" officeooo:rsid="03093ff6" fo:background-color="#fff200" loext:char-shading-value="0" style:font-size-asian="10pt" style:font-size-complex="10pt"/>
    </style:style>
    <style:style style:name="T402" style:family="text">
      <style:text-properties fo:color="#ce181e" fo:background-color="#ffffff" loext:char-shading-value="0"/>
    </style:style>
    <style:style style:name="T403" style:family="text">
      <style:text-properties fo:color="#ce181e" officeooo:rsid="07dcee26" fo:background-color="#ffffff" loext:char-shading-value="0"/>
    </style:style>
    <style:style style:name="T404" style:family="text">
      <style:text-properties fo:color="#ce181e" officeooo:rsid="075fedc8"/>
    </style:style>
    <style:style style:name="T405" style:family="text">
      <style:text-properties officeooo:rsid="04d7a5fb" style:font-size-asian="10pt" style:font-weight-asian="bold" style:font-size-complex="10pt" style:font-weight-complex="bold"/>
    </style:style>
    <style:style style:name="T406" style:family="text">
      <style:text-properties officeooo:rsid="04d8cab3" style:font-size-asian="10pt" style:font-weight-asian="bold" style:font-size-complex="10pt" style:font-weight-complex="bold"/>
    </style:style>
    <style:style style:name="T407" style:family="text">
      <style:text-properties officeooo:rsid="078119f8" style:font-size-asian="10pt" style:font-weight-asian="bold" style:font-size-complex="10pt" style:font-weight-complex="bold"/>
    </style:style>
    <style:style style:name="T408" style:family="text">
      <style:text-properties officeooo:rsid="07459e7d"/>
    </style:style>
    <style:style style:name="T409" style:family="text">
      <style:text-properties fo:font-weight="normal"/>
    </style:style>
    <style:style style:name="T410" style:family="text">
      <style:text-properties fo:font-weight="normal" officeooo:rsid="03f6e657" fo:background-color="transparent" loext:char-shading-value="0"/>
    </style:style>
    <style:style style:name="T411" style:family="text">
      <style:text-properties fo:font-weight="normal" officeooo:rsid="07e53dab" fo:background-color="transparent" loext:char-shading-value="0"/>
    </style:style>
    <style:style style:name="T412" style:family="text">
      <style:text-properties fo:font-weight="normal" officeooo:rsid="078293b8"/>
    </style:style>
    <style:style style:name="T413" style:family="text">
      <style:text-properties fo:font-weight="normal" officeooo:rsid="06a9d0ae"/>
    </style:style>
    <style:style style:name="T414" style:family="text">
      <style:text-properties officeooo:rsid="074baaf4"/>
    </style:style>
    <style:style style:name="T415" style:family="text">
      <style:text-properties officeooo:rsid="074ce191"/>
    </style:style>
    <style:style style:name="T416" style:family="text">
      <style:text-properties officeooo:rsid="07518994"/>
    </style:style>
    <style:style style:name="T417" style:family="text">
      <style:text-properties officeooo:rsid="075246e3"/>
    </style:style>
    <style:style style:name="T418" style:family="text">
      <style:text-properties fo:font-style="italic" style:font-style-asian="italic" style:font-style-complex="italic"/>
    </style:style>
    <style:style style:name="T419" style:family="text">
      <style:text-properties style:text-underline-style="solid" style:text-underline-width="auto" style:text-underline-color="font-color"/>
    </style:style>
    <style:style style:name="T420" style:family="text">
      <style:text-properties officeooo:rsid="075494f1"/>
    </style:style>
    <style:style style:name="T421" style:family="text">
      <style:text-properties officeooo:rsid="075ac16b"/>
    </style:style>
    <style:style style:name="T422" style:family="text">
      <style:text-properties officeooo:rsid="075bf41a"/>
    </style:style>
    <style:style style:name="T423" style:family="text">
      <style:text-properties officeooo:rsid="075d8782"/>
    </style:style>
    <style:style style:name="T424" style:family="text">
      <style:text-properties officeooo:rsid="075dac7a"/>
    </style:style>
    <style:style style:name="T425" style:family="text">
      <style:text-properties officeooo:rsid="075ddf47"/>
    </style:style>
    <style:style style:name="T426" style:family="text">
      <style:text-properties officeooo:rsid="075fedc8"/>
    </style:style>
    <style:style style:name="T427" style:family="text">
      <style:text-properties officeooo:rsid="07638271"/>
    </style:style>
    <style:style style:name="T428" style:family="text">
      <style:text-properties officeooo:rsid="0764a099"/>
    </style:style>
    <style:style style:name="T429" style:family="text">
      <style:text-properties style:font-name="Arial" fo:font-size="10pt" fo:font-weight="normal" officeooo:rsid="063e4e3d" fo:background-color="#ffffff" loext:char-shading-value="0" style:font-size-asian="10pt" style:font-size-complex="10pt"/>
    </style:style>
    <style:style style:name="T430" style:family="text">
      <style:text-properties style:font-name="Arial" fo:font-size="10pt" fo:font-weight="normal" officeooo:rsid="030bcf6f" fo:background-color="#ffffff" loext:char-shading-value="0" style:font-size-asian="10pt" style:font-size-complex="10pt"/>
    </style:style>
    <style:style style:name="T431" style:family="text">
      <style:text-properties style:font-name="Arial" fo:font-size="10pt" fo:font-weight="normal" officeooo:rsid="03093ff6" fo:background-color="#ffffff" loext:char-shading-value="0" style:font-size-asian="10pt" style:font-size-complex="10pt"/>
    </style:style>
    <style:style style:name="T432"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33"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34"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35"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36"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37"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38"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39"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40"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41"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42"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43"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44"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45"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46" style:family="text">
      <style:text-properties style:font-name="Arial" fo:font-size="10pt" fo:font-weight="normal" officeooo:rsid="071bca16" fo:background-color="#fff200" loext:char-shading-value="0" style:font-size-asian="10pt" style:font-weight-asian="bold" style:font-size-complex="10pt" style:font-weight-complex="bold"/>
    </style:style>
    <style:style style:name="T447" style:family="text">
      <style:text-properties style:font-name="Arial" fo:font-size="10pt" fo:font-weight="normal" officeooo:rsid="07f72925" fo:background-color="#fff200" loext:char-shading-value="0" style:font-size-asian="10pt" style:font-weight-asian="bold" style:font-size-complex="10pt" style:font-weight-complex="bold"/>
    </style:style>
    <style:style style:name="T448" style:family="text">
      <style:text-properties style:font-name="Arial" fo:font-size="10pt" fo:font-weight="normal" officeooo:rsid="0643530a" style:font-size-asian="10pt" style:font-weight-asian="normal" style:font-size-complex="10pt" style:font-weight-complex="normal"/>
    </style:style>
    <style:style style:name="T449" style:family="text">
      <style:text-properties style:font-name="Arial" fo:font-size="10pt" fo:font-weight="normal" officeooo:rsid="077faf5d" style:font-size-asian="10pt" style:font-weight-asian="normal" style:font-size-complex="10pt" style:font-weight-complex="normal"/>
    </style:style>
    <style:style style:name="T450" style:family="text">
      <style:text-properties style:font-name="Arial" fo:font-size="10pt" fo:font-weight="normal" officeooo:rsid="07867cee" style:font-size-asian="10pt" style:font-weight-asian="normal" style:font-size-complex="10pt" style:font-weight-complex="normal"/>
    </style:style>
    <style:style style:name="T451" style:family="text">
      <style:text-properties style:font-name="Arial" fo:font-size="10pt" fo:font-weight="normal" officeooo:rsid="071bca16" style:font-size-asian="10pt" style:font-weight-asian="bold" style:font-size-complex="10pt" style:font-weight-complex="bold"/>
    </style:style>
    <style:style style:name="T452" style:family="text">
      <style:text-properties style:font-name="Arial" officeooo:rsid="03bb90be"/>
    </style:style>
    <style:style style:name="T453" style:family="text">
      <style:text-properties style:font-name="Arial2" fo:font-size="10pt" fo:font-weight="normal" officeooo:rsid="0640e490" fo:background-color="#ffffff" loext:char-shading-value="0" style:font-size-asian="10pt" style:font-size-complex="10pt"/>
    </style:style>
    <style:style style:name="T454" style:family="text">
      <style:text-properties style:font-name="Arial2" fo:font-size="10pt" fo:font-weight="normal" officeooo:rsid="057eba24" fo:background-color="#ffffff" loext:char-shading-value="0" style:font-size-asian="10pt" style:font-size-complex="10pt"/>
    </style:style>
    <style:style style:name="T455" style:family="text">
      <style:text-properties style:font-name="Arial2" fo:font-size="10pt" fo:font-weight="normal" officeooo:rsid="05855924" fo:background-color="#ffffff" loext:char-shading-value="0" style:font-size-asian="10pt" style:font-size-complex="10pt"/>
    </style:style>
    <style:style style:name="T456" style:family="text">
      <style:text-properties style:font-name="Arial2" fo:font-size="10pt" fo:font-weight="normal" officeooo:rsid="058632ea" fo:background-color="#ffffff" loext:char-shading-value="0" style:font-size-asian="10pt" style:font-size-complex="10pt"/>
    </style:style>
    <style:style style:name="T457" style:family="text">
      <style:text-properties style:font-name="Arial2" fo:font-size="10pt" fo:font-weight="normal" officeooo:rsid="0587da09" fo:background-color="#ffffff" loext:char-shading-value="0" style:font-size-asian="10pt" style:font-size-complex="10pt"/>
    </style:style>
    <style:style style:name="T458" style:family="text">
      <style:text-properties style:font-name="Arial2" fo:font-size="10pt" fo:font-weight="normal" officeooo:rsid="0582d345" fo:background-color="#ffffff" loext:char-shading-value="0" style:font-size-asian="10pt" style:font-size-complex="10pt"/>
    </style:style>
    <style:style style:name="T459" style:family="text">
      <style:text-properties style:font-name="Arial2" fo:font-size="10pt" fo:font-weight="normal" officeooo:rsid="05843174" fo:background-color="#ffffff" loext:char-shading-value="0" style:font-size-asian="10pt" style:font-size-complex="10pt"/>
    </style:style>
    <style:style style:name="T460"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61"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62"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63" style:family="text">
      <style:text-properties style:font-name="Arial2" fo:font-size="10pt" fo:font-weight="normal" officeooo:rsid="03f5730a" style:font-size-asian="10pt" style:font-weight-asian="normal" style:font-size-complex="10pt" style:font-weight-complex="normal"/>
    </style:style>
    <style:style style:name="T464" style:family="text">
      <style:text-properties style:font-name="Arial2" fo:font-size="10pt" fo:font-weight="normal" officeooo:rsid="07969d51" style:font-size-asian="10pt" style:font-weight-asian="normal" style:font-size-complex="10pt" style:font-weight-complex="normal"/>
    </style:style>
    <style:style style:name="T465" style:family="text">
      <style:text-properties style:font-name="Arial2" fo:font-size="10pt" fo:font-weight="normal" officeooo:rsid="078119f8" style:font-size-asian="10pt" style:font-weight-asian="normal" style:font-size-complex="10pt" style:font-weight-complex="normal"/>
    </style:style>
    <style:style style:name="T466" style:family="text">
      <style:text-properties style:font-name="Arial2" fo:font-size="10pt" fo:font-weight="normal" officeooo:rsid="079978bc" style:font-size-asian="10pt" style:font-weight-asian="normal" style:font-size-complex="10pt" style:font-weight-complex="normal"/>
    </style:style>
    <style:style style:name="T467" style:family="text">
      <style:text-properties style:font-name="Arial2" fo:font-size="10pt" fo:font-weight="normal" officeooo:rsid="07b97282" style:font-size-asian="10pt" style:font-weight-asian="normal" style:font-size-complex="10pt" style:font-weight-complex="normal"/>
    </style:style>
    <style:style style:name="T468" style:family="text">
      <style:text-properties style:font-name="Arial2" fo:font-size="10pt" fo:font-weight="normal" officeooo:rsid="0653d40e" style:font-size-asian="10pt" style:font-weight-asian="normal" style:font-size-complex="10pt" style:font-weight-complex="normal"/>
    </style:style>
    <style:style style:name="T469" style:family="text">
      <style:text-properties style:font-name="Arial2" fo:font-size="10pt" fo:font-weight="normal" officeooo:rsid="07997ef4" style:font-size-asian="10pt" style:font-weight-asian="normal" style:font-size-complex="10pt" style:font-weight-complex="normal"/>
    </style:style>
    <style:style style:name="T470"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71"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72" style:family="text">
      <style:text-properties officeooo:rsid="078293b8"/>
    </style:style>
    <style:style style:name="T473"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74"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75"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76" style:family="text">
      <style:text-properties officeooo:rsid="078ddae8"/>
    </style:style>
    <style:style style:name="T477" style:family="text">
      <style:text-properties officeooo:rsid="07a5cf22"/>
    </style:style>
    <style:style style:name="T478"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79"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80"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481"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482" style:family="text">
      <style:text-properties fo:color="#ed1c24" fo:font-weight="normal" officeooo:rsid="03f6e657" fo:background-color="#ffffff" loext:char-shading-value="0"/>
    </style:style>
    <style:style style:name="T483" style:family="text">
      <style:text-properties fo:color="#ed1c24" style:font-name="Arial" officeooo:rsid="03bb90be" fo:background-color="#fff200" loext:char-shading-value="0"/>
    </style:style>
    <style:style style:name="T484" style:family="text">
      <style:text-properties fo:color="#ed1c24" style:font-name="Arial" officeooo:rsid="07ddb381" fo:background-color="#fff200" loext:char-shading-value="0"/>
    </style:style>
    <style:style style:name="T485" style:family="text">
      <style:text-properties fo:color="#ed1c24" officeooo:rsid="07dd8704" fo:background-color="#fff200" loext:char-shading-value="0"/>
    </style:style>
    <style:style style:name="T486" style:family="text">
      <style:text-properties fo:color="#ed1c24" officeooo:rsid="07f02edd" fo:background-color="#fff200" loext:char-shading-value="0"/>
    </style:style>
    <style:style style:name="T487" style:family="text">
      <style:text-properties fo:color="#ed1c24" officeooo:rsid="07fbba6c" fo:background-color="#fff200" loext:char-shading-value="0"/>
    </style:style>
    <style:style style:name="T488" style:family="text">
      <style:text-properties officeooo:rsid="07bb3d30"/>
    </style:style>
    <style:style style:name="T489" style:family="text">
      <style:text-properties officeooo:rsid="07bce52e"/>
    </style:style>
    <style:style style:name="T490" style:family="text">
      <style:text-properties fo:color="#ef413d" style:font-name="Arial2" fo:font-size="10pt" fo:font-weight="normal" officeooo:rsid="068db258" fo:background-color="#fff200" loext:char-shading-value="0"/>
    </style:style>
    <style:style style:name="T491" style:family="text">
      <style:text-properties fo:color="#ef413d" style:font-name="Arial2" fo:font-size="10pt" fo:font-weight="normal" officeooo:rsid="078293b8" fo:background-color="#fff200" loext:char-shading-value="0"/>
    </style:style>
    <style:style style:name="T492" style:family="text">
      <style:text-properties fo:color="#ef413d" style:font-name="Arial2" fo:font-size="10pt" fo:font-weight="normal" officeooo:rsid="04769def" fo:background-color="#fff200" loext:char-shading-value="0"/>
    </style:style>
    <style:style style:name="T493" style:family="text">
      <style:text-properties fo:color="#ef413d" style:font-name="Arial2" fo:font-size="10pt" fo:font-weight="normal" officeooo:rsid="047f8e46" fo:background-color="#fff200" loext:char-shading-value="0"/>
    </style:style>
    <style:style style:name="T494" style:family="text">
      <style:text-properties fo:color="#ef413d" style:font-name="Arial2" fo:font-size="10pt" fo:font-weight="normal" officeooo:rsid="048d77fa" fo:background-color="#fff200" loext:char-shading-value="0"/>
    </style:style>
    <style:style style:name="T495" style:family="text">
      <style:text-properties fo:color="#ef413d" style:font-name="Arial2" fo:font-size="10pt" fo:font-weight="normal" officeooo:rsid="047fb181" fo:background-color="#fff200" loext:char-shading-value="0"/>
    </style:style>
    <style:style style:name="T496" style:family="text">
      <style:text-properties fo:color="#ef413d" style:font-name="Arial2" fo:font-size="10pt" fo:font-weight="normal" officeooo:rsid="07c2609f" fo:background-color="#fff200" loext:char-shading-value="0"/>
    </style:style>
    <style:style style:name="T497" style:family="text">
      <style:text-properties fo:color="#ef413d" style:font-name="Arial2" fo:font-size="10pt" fo:font-weight="normal" officeooo:rsid="0483374a" fo:background-color="#fff200" loext:char-shading-value="0"/>
    </style:style>
    <style:style style:name="T498" style:family="text">
      <style:text-properties fo:color="#ef413d" style:font-name="Arial2" fo:font-size="10pt" fo:font-weight="normal" officeooo:rsid="0480e7c0" fo:background-color="#fff200" loext:char-shading-value="0"/>
    </style:style>
    <style:style style:name="T499" style:family="text">
      <style:text-properties fo:color="#ef413d" style:font-name="Arial2" fo:font-size="10pt" fo:font-weight="normal" officeooo:rsid="052bb733" fo:background-color="#fff200" loext:char-shading-value="0"/>
    </style:style>
    <style:style style:name="T500" style:family="text">
      <style:text-properties fo:color="#ef413d" style:font-name="Arial2" fo:font-size="10pt" fo:font-weight="normal" officeooo:rsid="007e522a" fo:background-color="#fff200" loext:char-shading-value="0"/>
    </style:style>
    <style:style style:name="T501" style:family="text">
      <style:text-properties fo:color="#ef413d" fo:font-weight="normal" officeooo:rsid="068db258" fo:background-color="#fff200" loext:char-shading-value="0"/>
    </style:style>
    <style:style style:name="T502" style:family="text">
      <style:text-properties fo:color="#ef413d" fo:font-weight="normal" officeooo:rsid="078293b8" fo:background-color="#fff200" loext:char-shading-value="0"/>
    </style:style>
    <style:style style:name="T503" style:family="text">
      <style:text-properties fo:color="#ef413d" fo:font-weight="normal" officeooo:rsid="069aad56" fo:background-color="#fff200" loext:char-shading-value="0"/>
    </style:style>
    <style:style style:name="T504" style:family="text">
      <style:text-properties fo:color="#ef413d" fo:font-weight="normal" officeooo:rsid="0480e7c0" fo:background-color="#fff200" loext:char-shading-value="0"/>
    </style:style>
    <style:style style:name="T505" style:family="text">
      <style:text-properties fo:color="#ef413d" officeooo:rsid="04850c1f" fo:background-color="#fff200" loext:char-shading-value="0"/>
    </style:style>
    <style:style style:name="T506" style:family="text">
      <style:text-properties officeooo:rsid="07d83c2c"/>
    </style:style>
    <style:style style:name="T507" style:family="text">
      <style:text-properties officeooo:rsid="07d91cd4"/>
    </style:style>
    <style:style style:name="T508" style:family="text">
      <style:text-properties officeooo:rsid="07dcee26"/>
    </style:style>
    <style:style style:name="T509" style:family="text">
      <style:text-properties officeooo:rsid="07dcf201"/>
    </style:style>
    <style:style style:name="T510" style:family="text">
      <style:text-properties officeooo:rsid="07dd8704"/>
    </style:style>
    <style:style style:name="T511" style:family="text">
      <style:text-properties officeooo:rsid="07ea918a"/>
    </style:style>
    <style:style style:name="T512" style:family="text">
      <style:text-properties officeooo:rsid="07ec3580"/>
    </style:style>
    <style:style style:name="T513"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514" style:family="text">
      <style:text-properties fo:color="#2a6099" fo:font-weight="normal" officeooo:rsid="071bca16" fo:background-color="transparent" loext:char-shading-value="0" style:font-weight-asian="normal" style:font-weight-complex="normal"/>
    </style:style>
    <style:style style:name="T515" style:family="text">
      <style:text-properties fo:color="#2a6099" fo:font-weight="normal" officeooo:rsid="0871ede8" fo:background-color="transparent" loext:char-shading-value="0" style:font-weight-asian="normal" style:font-weight-complex="normal"/>
    </style:style>
    <style:style style:name="T516" style:family="text">
      <style:text-properties fo:color="#2a6099" fo:font-weight="normal" officeooo:rsid="0873eaae" fo:background-color="transparent" loext:char-shading-value="0" style:font-weight-asian="normal" style:font-weight-complex="normal"/>
    </style:style>
    <style:style style:name="T517" style:family="text">
      <style:text-properties officeooo:rsid="03bb90be" fo:background-color="#00cc33" loext:char-shading-value="0"/>
    </style:style>
    <style:style style:name="T518" style:family="text">
      <style:text-properties fo:color="#0000ff"/>
    </style:style>
    <style:style style:name="T519" style:family="text">
      <style:text-properties fo:color="#0000ff" officeooo:rsid="086abd97"/>
    </style:style>
    <style:style style:name="T520" style:family="text">
      <style:text-properties fo:color="#0000ff" officeooo:rsid="086abd97" fo:background-color="#ffff00" loext:char-shading-value="0"/>
    </style:style>
    <style:style style:name="T521" style:family="text">
      <style:text-properties fo:color="#0000ff" officeooo:rsid="086c6921" fo:background-color="#ffff00" loext:char-shading-value="0"/>
    </style:style>
    <style:style style:name="T522" style:family="text">
      <style:text-properties fo:color="#0000ff" fo:font-weight="normal" officeooo:rsid="071f4fe8" fo:background-color="transparent" loext:char-shading-value="0" style:font-weight-asian="normal" style:font-weight-complex="normal"/>
    </style:style>
    <style:style style:name="T523" style:family="text">
      <style:text-properties fo:color="#0000ff" fo:font-weight="normal" officeooo:rsid="07a5cf22" fo:background-color="transparent" loext:char-shading-value="0" style:font-weight-asian="normal" style:font-weight-complex="normal"/>
    </style:style>
    <style:style style:name="T524" style:family="text">
      <style:text-properties fo:color="#0000ff" fo:font-weight="normal" officeooo:rsid="07281300" fo:background-color="transparent" loext:char-shading-value="0" style:font-weight-asian="normal" style:font-weight-complex="normal"/>
    </style:style>
    <style:style style:name="T525" style:family="text">
      <style:text-properties fo:color="#0000ff" fo:font-weight="normal" officeooo:rsid="08783d17" fo:background-color="transparent" loext:char-shading-value="0" style:font-weight-asian="normal" style:font-weight-complex="normal"/>
    </style:style>
    <style:style style:name="T526" style:family="text">
      <style:text-properties fo:color="#0000ff" fo:font-weight="normal" officeooo:rsid="06f6d857" fo:background-color="transparent" loext:char-shading-value="0" style:font-weight-asian="normal" style:font-weight-complex="normal"/>
    </style:style>
    <style:style style:name="T527" style:family="text">
      <style:text-properties fo:color="#0000ff" fo:font-weight="normal" officeooo:rsid="08792130" fo:background-color="transparent" loext:char-shading-value="0" style:font-weight-asian="normal" style:font-weight-complex="normal"/>
    </style:style>
    <style:style style:name="T528" style:family="text">
      <style:text-properties fo:color="#0000ff" fo:font-weight="normal" officeooo:rsid="0871ede8" fo:background-color="transparent" loext:char-shading-value="0" style:font-weight-asian="normal" style:font-weight-complex="normal"/>
    </style:style>
    <style:style style:name="T529" style:family="text">
      <style:text-properties fo:color="#0000ff" fo:font-weight="normal" officeooo:rsid="087522b6" fo:background-color="transparent" loext:char-shading-value="0" style:font-weight-asian="normal" style:font-weight-complex="normal"/>
    </style:style>
    <style:style style:name="T530" style:family="text">
      <style:text-properties fo:color="#0000ff" fo:font-weight="normal" officeooo:rsid="0873eaae" fo:background-color="transparent" loext:char-shading-value="0" style:font-weight-asian="normal" style:font-weight-complex="normal"/>
    </style:style>
    <style:style style:name="T531" style:family="text">
      <style:text-properties fo:color="#0000ff" fo:font-weight="normal" officeooo:rsid="083c6872" fo:background-color="transparent" loext:char-shading-value="0" style:font-weight-asian="normal" style:font-weight-complex="normal"/>
    </style:style>
    <style:style style:name="T532" style:family="text">
      <style:text-properties fo:color="#0000ff" fo:font-weight="normal" officeooo:rsid="087fe342" fo:background-color="transparent" loext:char-shading-value="0" style:font-weight-asian="normal" style:font-weight-complex="normal"/>
    </style:style>
    <style:style style:name="T533" style:family="text">
      <style:text-properties fo:color="#0000ff" fo:font-weight="normal" officeooo:rsid="088147f3" fo:background-color="transparent" loext:char-shading-value="0" style:font-weight-asian="normal" style:font-weight-complex="normal"/>
    </style:style>
    <style:style style:name="T534" style:family="text">
      <style:text-properties fo:color="#0000ff" fo:font-weight="normal" officeooo:rsid="08ae14e0" fo:background-color="transparent" loext:char-shading-value="0" style:font-weight-asian="normal" style:font-weight-complex="normal"/>
    </style:style>
    <style:style style:name="T535" style:family="text">
      <style:text-properties fo:color="#0000ff" fo:font-weight="normal" officeooo:rsid="08bf5387" fo:background-color="transparent" loext:char-shading-value="0" style:font-weight-asian="normal" style:font-weight-complex="normal"/>
    </style:style>
    <style:style style:name="T536" style:family="text">
      <style:text-properties fo:color="#0000ff" fo:font-weight="normal" officeooo:rsid="08c119f3" fo:background-color="transparent" loext:char-shading-value="0" style:font-weight-asian="normal" style:font-weight-complex="normal"/>
    </style:style>
    <style:style style:name="T537" style:family="text">
      <style:text-properties fo:color="#0000ff" fo:font-weight="normal" style:font-weight-asian="normal" style:font-weight-complex="normal"/>
    </style:style>
    <style:style style:name="T538" style:family="text">
      <style:text-properties fo:color="#0000ff" style:font-name="Arial3" fo:font-size="10pt" fo:font-weight="normal" officeooo:rsid="08222227" fo:background-color="transparent" loext:char-shading-value="0"/>
    </style:style>
    <style:style style:name="T539" style:family="text">
      <style:text-properties fo:color="#0000ff" style:font-name="Arial3" fo:font-size="10pt" fo:font-weight="normal" officeooo:rsid="0835988f" fo:background-color="transparent" loext:char-shading-value="0"/>
    </style:style>
    <style:style style:name="T540" style:family="text">
      <style:text-properties fo:color="#0000ff" officeooo:rsid="08c1adb5"/>
    </style:style>
    <style:style style:name="T541" style:family="text">
      <style:text-properties officeooo:rsid="0856d572"/>
    </style:style>
    <style:style style:name="T542" style:family="text">
      <style:text-properties officeooo:rsid="085d96fd"/>
    </style:style>
    <style:style style:name="T543" style:family="text">
      <style:text-properties officeooo:rsid="08661a08"/>
    </style:style>
    <style:style style:name="T544" style:family="text">
      <style:text-properties officeooo:rsid="0869ce86"/>
    </style:style>
    <style:style style:name="T545" style:family="text">
      <style:text-properties officeooo:rsid="086a776e"/>
    </style:style>
    <style:style style:name="T546" style:family="text">
      <style:text-properties officeooo:rsid="088c597b"/>
    </style:style>
    <style:style style:name="T547" style:family="text">
      <style:text-properties officeooo:rsid="08c1adb5"/>
    </style:style>
    <style:style style:name="T548" style:family="text">
      <style:text-properties officeooo:rsid="08c28d1c"/>
    </style:style>
    <style:style style:name="T5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Strong_20_Emphasis"><text:span text:style-name="T193">1 </text:span></text:span><text:span text:style-name="Strong_20_Emphasis"><text:span text:style-name="T194">DO </text:span></text:span><text:span text:style-name="Strong_20_Emphasis"><text:span text:style-name="T193">OBJETO</text:span></text:span></text:p>
      <text:p text:style-name="P137"><text:span text:style-name="T201">1.1 Registro de Preços para eventual contratação </text:span><text:span text:style-name="T202">d</text:span><text:span text:style-name="T201">e </text:span><text:span text:style-name="T203">s</text:span><text:span text:style-name="T201">erviços de </text:span><text:span text:style-name="Strong_20_Emphasis"><text:span text:style-name="T210">higieniza</text:span></text:span><text:span text:style-name="Strong_20_Emphasis"><text:span text:style-name="T211">ção</text:span></text:span><text:span text:style-name="Strong_20_Emphasis"><text:span text:style-name="T210"> </text:span></text:span><text:span text:style-name="Strong_20_Emphasis"><text:span text:style-name="T211">e </text:span></text:span><text:span text:style-name="T201">digitalização </text:span><text:span text:style-name="T204">de documentos físicos, constantes das pastas funcionais </text:span><text:span text:style-name="T203">dos servidores do Tribunal </text:span><text:span text:style-name="T205">Regional Eleitoral de Sergipe </text:span><text:span text:style-name="T204">(TRE-SE)</text:span><text:span text:style-name="T205">, </text:span><text:span text:style-name="T203">no que se refere ao acervo legado, </text:span><text:span text:style-name="T206">além da assinatura </text:span><text:span text:style-name="T207">da versão digital resultante, com o emprego de certificado padrão ICP-Brasil,</text:span><text:span text:style-name="T206"> tendo em vista </text:span><text:span text:style-name="Strong_20_Emphasis"><text:span text:style-name="T212">a </text:span></text:span><text:span text:style-name="Strong_20_Emphasis"><text:span text:style-name="T213">formação </text:span></text:span><text:span text:style-name="Strong_20_Emphasis"><text:span text:style-name="T214">de </text:span></text:span><text:span text:style-name="Strong_20_Emphasis"><text:span text:style-name="T215">dossiês digitais (Assentamento Funcional Digital – AFD), </text:span></text:span><text:span text:style-name="Strong_20_Emphasis"><text:span text:style-name="T216">nos termos e condições constantes deste Termo de Referência e seus anexos, </text:span></text:span><text:span text:style-name="Strong_20_Emphasis"><text:span text:style-name="T217">conforme especificado na tabela </text:span></text:span><text:span text:style-name="Strong_20_Emphasis"><text:span text:style-name="T218">a seguir</text:span></text:span><text:span text:style-name="Strong_20_Emphasis"><text:span text:style-name="T217">:</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537">02727-8</text:span></text:span></text:p>
          </table:table-cell>
          <table:table-cell table:style-name="Tabela2.A2" office:value-type="string">
            <text:p text:style-name="P61"><text:span text:style-name="T477">Serviços de </text:span>higieniza<text:span text:style-name="T477">ção</text:span> e digitalização de documentos integrantes das Pastas Funcionais, <text:span text:style-name="T546">assim como a assinatura da versão digital resultante,</text:span>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214"><text:span text:style-name="Strong_20_Emphasis"><text:span text:style-name="T195">2</text:span></text:span><text:span text:style-name="Strong_20_Emphasis"><text:span text:style-name="T193"> JUSTIFICATIVA </text:span></text:span><text:span text:style-name="Strong_20_Emphasis"><text:span text:style-name="T196">DA CONTRATAÇÃO </text:span></text:span></text:p>
      <text:p text:style-name="P123">O Tribunal Regional Eleitoral de Sergipe (TRE-SE) dispõe <text:span text:style-name="T543">de aproximadamente</text:span> 400.000 documentos de assentamento funcional (documentos gerados ou produzidos em decorrência da vida funcional do servidor público) <text:span text:style-name="T542">em suporte papel, que estão expostos a variados riscos, não obstante os cuidados tomados em seu acondicionamento.</text:span></text:p>
      <text:p text:style-name="P124">Esses riscos, <text:span text:style-name="T544">se não gerenciados adequadamente, poderão se materializar, gerando </text:span>inúmeros transtornos para a Administração, a exemplo da perda de informações decorrente de acidentes (incêndio, enchente, etc.), furto ou extravio, <text:span text:style-name="T545">bem como a</text:span> deterioração <text:span text:style-name="T545">dos documentos</text:span> causada por poeira, ataques biológicos, radiações luminosas, manuseio inadequado, dentre outros.</text:p>
      <text:p text:style-name="P213">Outro inconveniente da manutenção de documentos em papel é a dificuldade de recuperação de informações, pois a consulta deve ser realizada no local de armazenamento, com o auxílio de um servidor <text:s text:c="2"/>da Secretaria de Gestão de Pessoas (SGP), <text:span text:style-name="T548">que é a guardiã do acervo de documentos funcionais, </text:span>e a busca pela informação, documento a documento.</text:p>
      <text:p text:style-name="P125">Importante destacar, do ponto de vista legal, <text:span text:style-name="T541">que</text:span>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text:p>
      <text:p text:style-name="P115"><text:span text:style-name="T518">Diante desse cenário, </text:span><text:span text:style-name="T519">a Equipe de Planejamento da Contratação (EPC), embazada nos estudos técnicos preliminares (</text:span><text:span text:style-name="T520">número_do_processo_</text:span><text:span text:style-name="T521">aqui</text:span><text:span text:style-name="T519">),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522">higieniza</text:span></text:span><text:span text:style-name="Strong_20_Emphasis"><text:span text:style-name="T523">ção, </text:span></text:span><text:span text:style-name="T519">digitalização e assinatura digital dos documentos funcionais, visando </text:span><text:span text:style-name="Strong_20_Emphasis"><text:span text:style-name="T524">a </text:span></text:span><text:span text:style-name="Strong_20_Emphasis"><text:span text:style-name="T525">criação do Assentamento Funcional Digital (AFD) dos </text:span></text:span><text:span text:style-name="Strong_20_Emphasis"><text:span text:style-name="T526">servidores ativos, inativos, pensionistas </text:span></text:span><text:span text:style-name="Strong_20_Emphasis"><text:span text:style-name="T525">e </text:span></text:span><text:span text:style-name="Strong_20_Emphasis"><text:span text:style-name="T526">membros </text:span></text:span><text:span text:style-name="Strong_20_Emphasis"><text:span text:style-name="T525">do </text:span></text:span><text:span text:style-name="Strong_20_Emphasis"><text:span text:style-name="T527">TRE-SE</text:span></text:span><text:span text:style-name="Strong_20_Emphasis"><text:span text:style-name="T525">.</text:span></text:span></text:p>
      <text:p text:style-name="P129"><text:span text:style-name="Strong_20_Emphasis"><text:span text:style-name="T187">O</text:span></text:span><text:span text:style-name="Strong_20_Emphasis"><text:span text:style-name="T188"> </text:span></text:span><text:span text:style-name="Strong_20_Emphasis"><text:span text:style-name="T189">AFD</text:span></text:span><text:span text:style-name="Strong_20_Emphasis"><text:span text:style-name="T188"> </text:span></text:span><text:span text:style-name="Strong_20_Emphasis"><text:span text:style-name="T187">compreende </text:span></text:span><text:span text:style-name="Strong_20_Emphasis"><text:span text:style-name="T190">um</text:span></text:span><text:span text:style-name="Strong_20_Emphasis"><text:span text:style-name="T187"> dossiê, em mídia digital, fonte primária de informação de dados do servidor e que substituirá a Pasta Funcional ou Assentamento Funcional. </text:span></text:span><text:span text:style-name="Strong_20_Emphasis"><text:span text:style-name="T189">O</text:span></text:span><text:span text:style-name="Strong_20_Emphasis"><text:span text:style-name="T190">u seja, trata-se de </text:span></text:span><text:span text:style-name="Strong_20_Emphasis"><text:span text:style-name="T187">um repositório central de </text:span></text:span><text:soft-page-break/><text:span text:style-name="Strong_20_Emphasis"><text:span text:style-name="T187">documentos que apoia</text:span></text:span><text:span text:style-name="Strong_20_Emphasis"><text:span text:style-name="T191">rá</text:span></text:span><text:span text:style-name="Strong_20_Emphasis"><text:span text:style-name="T187"> o gerenciamento dos materiais digitais, pelo tempo que for necessário, </text:span></text:span><text:span text:style-name="Strong_20_Emphasis"><text:span text:style-name="T191">sendo</text:span></text:span><text:span text:style-name="Strong_20_Emphasis"><text:span text:style-name="T187"> formado por elementos de hardware, software e metadados</text:span></text:span><text:span text:style-name="Strong_20_Emphasis"><text:span text:style-name="T192">.</text:span></text:span></text:p>
      <text:p text:style-name="P116"><text:span text:style-name="Strong_20_Emphasis"><text:span text:style-name="T528">Convém esclarecer, </text:span></text:span><text:span text:style-name="Strong_20_Emphasis"><text:span text:style-name="T529">todavia,</text:span></text:span><text:span text:style-name="Strong_20_Emphasis"><text:span text:style-name="T528"> que o produto final da presente contratação </text:span></text:span><text:span text:style-name="Strong_20_Emphasis"><text:span text:style-name="T530">restringe-se à</text:span></text:span><text:span text:style-name="Strong_20_Emphasis"><text:span text:style-name="T528"> entrega dos </text:span></text:span><text:span text:style-name="Strong_20_Emphasis"><text:span text:style-name="T531">documentos de assentamento funcional,</text:span></text:span><text:span text:style-name="Strong_20_Emphasis"><text:span text:style-name="T528"> em formato digital, de acordo com as especificações minudenciadas neste Termo de Referência e em seus anexos, </text:span></text:span><text:span text:style-name="Strong_20_Emphasis"><text:span text:style-name="T532">não contemplando, portanto, a aquisição do hardware e software necessários para a construção do repositório central, </text:span></text:span><text:span text:style-name="Strong_20_Emphasis"><text:span text:style-name="T534">os quais serão </text:span></text:span><text:span text:style-name="Strong_20_Emphasis"><text:span text:style-name="T532">adquiridos em momento posterior, </text:span></text:span><text:span text:style-name="Strong_20_Emphasis"><text:span text:style-name="T533">a partir da avaliação dos critérios de </text:span></text:span><text:span text:style-name="Strong_20_Emphasis"><text:span text:style-name="T532">conveniência e oportunidade </text:span></text:span><text:span text:style-name="Strong_20_Emphasis"><text:span text:style-name="T533">pela </text:span></text:span><text:span text:style-name="Strong_20_Emphasis"><text:span text:style-name="T532">alta direção do Tribunal.</text:span></text:span></text:p>
      <text:p text:style-name="P212"><text:span text:style-name="Strong_20_Emphasis"><text:span text:style-name="T536">Cabe mencionar, também, que a escolha pela adoção do </text:span></text:span><text:span text:style-name="Strong_20_Emphasis"><text:span text:style-name="T535">Sistema de Registro de Preços, no presente procedimento licitatório, </text:span></text:span><text:span text:style-name="Strong_20_Emphasis"><text:span text:style-name="T536">justifica-se pela incapacidade de se estabelecer, com precisão, o quantitativo de documentos a serem digitalizados. </text:span></text:span></text:p>
      <text:p text:style-name="P212"><text:span text:style-name="Strong_20_Emphasis"><text:span text:style-name="T535"><text:s/></text:span></text:span><text:span text:style-name="Strong_20_Emphasis"><text:span text:style-name="T536">Conforme mencionado inicialmente, foi realizada uma estimativa do quantitativo de documentos de assentamento funcional a serem digitalizado, </text:span></text:span></text:p>
      <text:p text:style-name="P212"><text:span text:style-name="Strong_20_Emphasis"><text:span text:style-name="T536"><text:s/>No tocante à adoção do </text:span></text:span><text:span text:style-name="Strong_20_Emphasis"><text:span text:style-name="T535">Sistema de Registro de Preços no presente procedimento licitatório, </text:span></text:span></text:p>
      <text:p text:style-name="P116"><text:span text:style-name="Strong_20_Emphasis"><text:span text:style-name="T532">Vale mencionar que a presente contratação contribui para o atingimento dos seguintes objetivos estratégicos: “Aperfeiçoamento da Gestão de Custos” e “Melhoria da Infraestrutura de Governança de TIC”.</text:span></text:span></text:p>
      <text:p text:style-name="P108"><text:span text:style-name="T61">3 </text:span><text:span text:style-name="T62">DOS ESTUDOS TÉCNICOS PRELIMINARES</text:span><text:span text:style-name="T62"><office:annotation><dc:creator>Autor desconhecido</dc:creator><dc:date>2019-09-15T07:00:04.183000000</dc:date><text:p text:style-name="P215"><text:span text:style-name="T549">Incluir a comparação entre as soluções neste ponto.</text:span></text:p></office:annotation></text:span></text:p>
      <text:p text:style-name="P147">3.1 O trabalho da Equipe de Planejamento da Contratação (EPC) está reproduzido no documento Estudos Técnicos Preliminares da Solução de Tecnologia da Informação e Comunicação <text:span text:style-name="T359">(Processo Administrativo xxxxxx)</text:span>, conforme determina a Resolução CNJ nº 182/2013.</text:p>
      <text:p text:style-name="P126"><text:span text:style-name="Strong_20_Emphasis"><text:span text:style-name="T197">4 BENEFÍCIOS DIRETOS E INDIRETOS ALMEJADOS COM A CONTRATAÇÃO</text:span></text:span></text:p>
      <text:p text:style-name="P128"><text:span text:style-name="Strong_20_Emphasis"><text:span text:style-name="T238">4.1 Garantia da </text:span></text:span><text:span text:style-name="Strong_20_Emphasis"><text:span text:style-name="T239">autenticidade </text:span></text:span><text:span text:style-name="Strong_20_Emphasis"><text:span text:style-name="T240">e</text:span></text:span><text:span text:style-name="Strong_20_Emphasis"><text:span text:style-name="T239"> </text:span></text:span><text:span text:style-name="Strong_20_Emphasis"><text:span text:style-name="T241">i</text:span></text:span><text:span text:style-name="Strong_20_Emphasis"><text:span text:style-name="T238">ntegridade dos documentos gerados, </text:span></text:span><text:span text:style-name="Strong_20_Emphasis"><text:span text:style-name="T242">mediante o emprego </text:span></text:span><text:span text:style-name="Strong_20_Emphasis"><text:span text:style-name="T538">de </text:span></text:span><text:span text:style-name="Strong_20_Emphasis"><text:span text:style-name="T539">assinatura </text:span></text:span><text:span text:style-name="Strong_20_Emphasis"><text:span text:style-name="T538">digital.</text:span></text:span></text:p>
      <text:p text:style-name="P132"><text:span text:style-name="Strong_20_Emphasis"><text:span text:style-name="T238">4.2 </text:span></text:span><text:span text:style-name="Strong_20_Emphasis"><text:span text:style-name="T243">Garantia da</text:span></text:span><text:span text:style-name="Strong_20_Emphasis"><text:span text:style-name="T238"> </text:span></text:span><text:span text:style-name="Strong_20_Emphasis"><text:span text:style-name="T239">confidencialidade</text:span></text:span><text:span text:style-name="Strong_20_Emphasis"><text:span text:style-name="T243"> das informações, </text:span></text:span><text:span text:style-name="Strong_20_Emphasis"><text:span text:style-name="T244">caso necessário, pois </text:span></text:span><text:span text:style-name="Strong_20_Emphasis"><text:span text:style-name="T252">a posterior introdução dos dados em </text:span></text:span><text:span text:style-name="Strong_20_Emphasis"><text:span text:style-name="T253">sistema informatizado </text:span></text:span><text:span text:style-name="Strong_20_Emphasis"><text:span text:style-name="T254">de gestão de documentos</text:span></text:span><text:span text:style-name="Strong_20_Emphasis"><text:span text:style-name="T252"> </text:span></text:span><text:span text:style-name="Strong_20_Emphasis"><text:span text:style-name="T245">viabilizará meios de armazenamento capazes de protegê-los de acesso, uso, alteração, reprodução e destruição não autorizados. </text:span></text:span></text:p>
      <text:p text:style-name="P127"><text:span text:style-name="Strong_20_Emphasis"><text:span text:style-name="T243">4.3 Melhor aproveitamento do espaço físico da Secretaria de Gestão de Pessoas (SGP), com a eliminação dos documentos </text:span></text:span><text:span text:style-name="Strong_20_Emphasis"><text:span text:style-name="T246">em papel</text:span></text:span><text:span text:style-name="Strong_20_Emphasis"><text:span text:style-name="T243">, cujo ciclo vital tenha vencido, em conformidade com a </text:span></text:span><text:span text:style-name="Strong_20_Emphasis"><text:span text:style-name="T247">T</text:span></text:span><text:span text:style-name="Strong_20_Emphasis"><text:span text:style-name="T248">abela de Temporalidade de Documentos </text:span></text:span><text:span text:style-name="Strong_20_Emphasis"><text:span text:style-name="T247">(</text:span></text:span><text:span text:style-name="Strong_20_Emphasis"><text:span text:style-name="T248">TTD</text:span></text:span><text:span text:style-name="Strong_20_Emphasis"><text:span text:style-name="T247">)</text:span></text:span><text:span text:style-name="Strong_20_Emphasis"><text:span text:style-name="T248">, aprovada pela Resolução 143/2017 do TRE-SE.</text:span></text:span></text:p>
      <text:p text:style-name="P131"><text:span text:style-name="Strong_20_Emphasis"><text:span text:style-name="T243">4.4 </text:span></text:span><text:span text:style-name="Strong_20_Emphasis"><text:span text:style-name="T249">Aprimoramento da qualidade do</text:span></text:span><text:span text:style-name="Strong_20_Emphasis"><text:span text:style-name="T248"> acesso às informações funcionais, </text:span></text:span><text:span text:style-name="Strong_20_Emphasis"><text:span text:style-name="T249">haja vista que a utilização de sistema de gestão documental possibilitará a pesquisa, busca e recuperação, acesso, visualização, e download (se couber) dos arquivos.</text:span></text:span></text:p>
      <text:p text:style-name="P130"><text:span text:style-name="Strong_20_Emphasis"><text:span text:style-name="T250">4.5 </text:span></text:span><text:span text:style-name="Strong_20_Emphasis"><text:span text:style-name="T251">Incremento</text:span></text:span><text:span text:style-name="Strong_20_Emphasis"><text:span text:style-name="T250"> </text:span></text:span><text:span text:style-name="Strong_20_Emphasis"><text:span text:style-name="T251">d</text:span></text:span><text:span text:style-name="Strong_20_Emphasis"><text:span text:style-name="T250">a preservação e segurança dos documentos arquivísticos originais, por restringir </text:span></text:span><text:span text:style-name="Strong_20_Emphasis"><text:span text:style-name="T251">o </text:span></text:span><text:span text:style-name="Strong_20_Emphasis"><text:span text:style-name="T250">seu manuseio.</text:span></text:span></text:p>
      <text:p text:style-name="P91"><text:span text:style-name="Strong_20_Emphasis"><text:span text:style-name="T198">5</text:span></text:span><text:span text:style-name="Strong_20_Emphasis"><text:span text:style-name="T208"> </text:span></text:span><text:span text:style-name="Strong_20_Emphasis"><text:span text:style-name="T199">REQUISITOS DA CONTRATAÇÃO</text:span></text:span></text:p>
      <text:p text:style-name="P145"><text:span text:style-name="T144">5.1 </text:span><text:span text:style-name="T142">A prestação dos serviços deve abranger </text:span><text:span text:style-name="T145">a digitalização dos</text:span><text:span text:style-name="T48"> documentos físicos</text:span><text:span text:style-name="T49"> constantes d</text:span><text:span text:style-name="T48">as pastas funcionais </text:span><text:span text:style-name="Strong_20_Emphasis"><text:span text:style-name="T56">dos </text:span></text:span><text:span text:style-name="Strong_20_Emphasis"><text:span text:style-name="T57">servidores ativos, inativos, pensionistas </text:span></text:span><text:span text:style-name="Strong_20_Emphasis"><text:span text:style-name="T56">e </text:span></text:span><text:span text:style-name="Strong_20_Emphasis"><text:span text:style-name="T57">membros </text:span></text:span><text:span text:style-name="Strong_20_Emphasis"><text:span text:style-name="T56">do </text:span></text:span><text:span text:style-name="Strong_20_Emphasis"><text:span text:style-name="T58">TRE-SE</text:span></text:span><text:span text:style-name="T48">, bem como </text:span><text:span text:style-name="T179">os processos administrativos da S</text:span><text:span text:style-name="T180">GP</text:span><text:span text:style-name="T181">.</text:span><text:span text:style-name="T143"><office:annotation><dc:creator>Autor desconhecido</dc:creator><dc:date>2019-09-15T07:31:21.244000000</dc:date><text:p text:style-name="P215"><text:span text:style-name="T549">Além dos documentos de assentamento também terá </text:span><text:span text:style-name="T550">outro tipo de processo</text:span><text:span text:style-name="T549">? Caso necessário necessário alterar o objeto e a justificativa, que é específica para o AFD, e não prevê a digitalização de Processos Administrativos.</text:span></text:p></office:annotation></text:span></text:p>
      <text:p text:style-name="P140"><text:span text:style-name="T45">5.2 </text:span><text:span text:style-name="T26">Os </text:span><text:span text:style-name="T45">empregados da empresa contratada</text:span><text:span text:style-name="T26"> devem possuir qualificação técnico-profissional compatível com o nível de complexidade das atividades </text:span><text:span text:style-name="T54">a serem </text:span><text:span text:style-name="T26">executadas</text:span><text:span text:style-name="T27">.</text:span></text:p>
      <text:p text:style-name="P146"><text:soft-page-break/><text:span text:style-name="T316">5.3 </text:span>A prestação dos serviços não deve gerar vínculo empregatício entre os empregados da Contratada e o Contratante, vedando-se qualquer relação entre estes que caracterize pessoalidade e subordinação direta.</text:p>
      <text:p text:style-name="P143"><text:span text:style-name="T46">5.4 </text:span><text:span text:style-name="T28">Durante a </text:span><text:span text:style-name="T29">prestação dos serviços </text:span><text:span text:style-name="T28">deverão ser observados os </text:span><text:span text:style-name="T41">procedimentos, políticas e demais regulamentações em uso no </text:span><text:span text:style-name="T29">Tribunal ou que venha a ser </text:span><text:span text:style-name="T41">adotados</text:span><text:span text:style-name="T29"> durante a </text:span><text:span text:style-name="T41">vigência</text:span><text:span text:style-name="T29"> do contrato</text:span><text:span text:style-name="T30">.</text:span></text:p>
      <text:p text:style-name="P139"><text:span text:style-name="T234">5.5 </text:span><text:span text:style-name="T235">A </text:span><text:span text:style-name="T236">contratada </text:span><text:span text:style-name="T233">deverá operar no espaço físico cedido pelo Tribunal, utilizando a infraestrutura </text:span><text:span text:style-name="T237">elétrica, lógica e mobiliário </text:span><text:span text:style-name="T233">disponível</text:span><text:span text:style-name="Strong_20_Emphasis"><text:span text:style-name="T219">.</text:span></text:span></text:p>
      <text:p text:style-name="P102"><text:span text:style-name="Strong_20_Emphasis"><text:span text:style-name="T220">5.</text:span></text:span><text:span text:style-name="Strong_20_Emphasis"><text:span text:style-name="T221">6 </text:span></text:span><text:span text:style-name="Strong_20_Emphasis"><text:span text:style-name="T222">A </text:span></text:span><text:span text:style-name="Strong_20_Emphasis"><text:span text:style-name="T223">contratada </text:span></text:span><text:span text:style-name="Strong_20_Emphasis"><text:span text:style-name="T209">deverá </text:span></text:span><text:span text:style-name="Strong_20_Emphasis"><text:span text:style-name="T224">dispor </text:span></text:span><text:span text:style-name="Strong_20_Emphasis"><text:span text:style-name="T225">dos</text:span></text:span><text:span text:style-name="Strong_20_Emphasis"><text:span text:style-name="T224"> </text:span></text:span><text:span text:style-name="Strong_20_Emphasis"><text:span text:style-name="T213">recursos materiais, </text:span></text:span><text:span text:style-name="Strong_20_Emphasis"><text:span text:style-name="T226">humanos</text:span></text:span><text:span text:style-name="Strong_20_Emphasis"><text:span text:style-name="T213"> </text:span></text:span><text:span text:style-name="Strong_20_Emphasis"><text:span text:style-name="T227">e </text:span></text:span><text:span text:style-name="Strong_20_Emphasis"><text:span text:style-name="T228">d</text:span></text:span><text:span text:style-name="Strong_20_Emphasis"><text:span text:style-name="T226">e</text:span></text:span><text:span text:style-name="Strong_20_Emphasis"><text:span text:style-name="T228"> logística</text:span></text:span><text:span text:style-name="Strong_20_Emphasis"><text:span text:style-name="T229"> </text:span></text:span><text:span text:style-name="Strong_20_Emphasis"><text:span text:style-name="T224">necessár</text:span></text:span><text:span text:style-name="Strong_20_Emphasis"><text:span text:style-name="T226">ios</text:span></text:span><text:span text:style-name="Strong_20_Emphasis"><text:span text:style-name="T224"> </text:span></text:span><text:span text:style-name="Strong_20_Emphasis"><text:span text:style-name="T228">para </text:span></text:span><text:span text:style-name="Strong_20_Emphasis"><text:span text:style-name="T224">prestação dos serviços</text:span></text:span><text:span text:style-name="Strong_20_Emphasis"><text:span text:style-name="T213">.</text:span></text:span></text:p>
      <text:p text:style-name="P144"><text:span text:style-name="T59">5.</text:span><text:span text:style-name="T60">7</text:span><text:span text:style-name="T59"> </text:span><text:span text:style-name="T51">A Contratada </text:span><text:span text:style-name="T38">deve ser</text:span><text:span text:style-name="T51"> responsável pelo dimensionamento da força de trabalho necessária para </text:span><text:span text:style-name="T39">execução do objeto da contratação, considerando </text:span><text:span text:style-name="T33">os</text:span><text:span text:style-name="T31"> </text:span><text:span text:style-name="T43">níveis mínimos de serviço</text:span><text:span text:style-name="T32"> </text:span><text:span text:style-name="T42">exigidos </text:span><text:span text:style-name="T51">pel</text:span><text:span text:style-name="T39">o</text:span><text:span text:style-name="T51"> Contratante </text:span><text:span text:style-name="T50">e o espaço físico disponibilizado</text:span><text:span text:style-name="T51">.</text:span></text:p>
      <text:p text:style-name="P141"><text:span text:style-name="T47">5.</text:span><text:span text:style-name="T55">8</text:span><text:span text:style-name="T47"> </text:span><text:span text:style-name="T40">O desempenho</text:span><text:span text:style-name="T52"> da Contratada deve estar vinculad</text:span><text:span text:style-name="T40">o</text:span><text:span text:style-name="T52"> ao atendimento </text:span><text:span text:style-name="T34">de</text:span><text:span text:style-name="T52"> níveis </text:span><text:span text:style-name="T36">de qualidade</text:span><text:span text:style-name="T52">, </text:span><text:span text:style-name="T35">devendo haver </text:span><text:span text:style-name="T34">repercussão na prestação pecuniária, proporcional ao impacto causado, em caso de não atendimento da</text:span><text:span text:style-name="T36">s</text:span><text:span text:style-name="T34"> meta</text:span><text:span text:style-name="T36">s</text:span><text:span text:style-name="T34"> estabelecida</text:span><text:span text:style-name="T37">s</text:span><text:span text:style-name="T35">.</text:span></text:p>
      <text:p text:style-name="P142"><text:span text:style-name="T47">5.</text:span><text:span text:style-name="T55">9</text:span><text:span text:style-name="T47"> </text:span><text:span text:style-name="T44">A </text:span><text:span text:style-name="T53">Contratada</text:span><text:span text:style-name="T44">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s nesse sentido, sob pena de responsabilidade civil, penal e administrativa.</text:span></text:p>
      <text:p text:style-name="P138"><text:span text:style-name="Strong_20_Emphasis"><text:span text:style-name="T268">5.</text:span></text:span><text:span text:style-name="Strong_20_Emphasis"><text:span text:style-name="T269">10</text:span></text:span><text:span text:style-name="Strong_20_Emphasis"><text:span text:style-name="T268"> </text:span></text:span><text:span text:style-name="Strong_20_Emphasis"><text:span text:style-name="T270">Todos os artefatos produzidos ao longo do contrato </text:span></text:span><text:span text:style-name="Strong_20_Emphasis"><text:span text:style-name="T271">devem ser</text:span></text:span><text:span text:style-name="Strong_20_Emphasis"><text:span text:style-name="T270"> de propriedade do Tribunal.</text:span></text:span></text:p>
      <text:p text:style-name="Standard"><text:span text:style-name="Strong_20_Emphasis"><text:span text:style-name="T518">6. DESCRIÇÃO DA SOLUÇÃO COMO UM TODO</text:span></text:span></text:p>
      <text:p text:style-name="P96"><text:span text:style-name="Strong_20_Emphasis"><text:span text:style-name="T272">6.1 A solução de tecnologia da informação compreende a contratação de empresa especializada para a prestação dos seguintes serviços:</text:span></text:span></text:p>
      <text:p text:style-name="P97"><text:span text:style-name="Strong_20_Emphasis"><text:span text:style-name="T272">6.1.1 </text:span></text:span><text:span text:style-name="Strong_20_Emphasis"><text:span text:style-name="T275">Higienização</text:span></text:span><text:span text:style-name="Strong_20_Emphasis"><text:span text:style-name="T272">, que consiste na limpeza mecânica dos documentos (soltos ou encadernados) </text:span></text:span><text:span text:style-name="Strong_20_Emphasis"><text:span text:style-name="T273">incluindo a </text:span></text:span><text:span text:style-name="Strong_20_Emphasis"><text:span text:style-name="T272">planificação, retirada de clipes, grampos, elásticos, fitas adesivas, poeira, fungos, insetos, </text:span></text:span><text:span text:style-name="Strong_20_Emphasis"><text:span text:style-name="T273">dentre outros materiais </text:span></text:span><text:span text:style-name="Strong_20_Emphasis"><text:span text:style-name="T272">que não </text:span></text:span><text:span text:style-name="Strong_20_Emphasis"><text:span text:style-name="T273">fazem </text:span></text:span><text:span text:style-name="Strong_20_Emphasis"><text:span text:style-name="T272">parte dos documentos, e que possam prejudicar o trabalho de digitalização.</text:span></text:span></text:p>
      <text:p text:style-name="P97"><text:span text:style-name="Strong_20_Emphasis"><text:span text:style-name="T255">6.1.2 </text:span></text:span><text:span text:style-name="Strong_20_Emphasis"><text:span text:style-name="T264">Digitalização</text:span></text:span><text:span text:style-name="Strong_20_Emphasis"><text:span text:style-name="T256">, que é o p</text:span></text:span><text:span text:style-name="Strong_20_Emphasis"><text:span text:style-name="T257">rocesso de conversão </text:span></text:span><text:span text:style-name="Strong_20_Emphasis"><text:span text:style-name="T258">dos documentos físicos em seu equivalente</text:span></text:span><text:span text:style-name="Strong_20_Emphasis"><text:span text:style-name="T257"> digital, </text:span></text:span><text:span text:style-name="Strong_20_Emphasis"><text:span text:style-name="T259">com a utilização de </text:span></text:span><text:span text:style-name="Strong_20_Emphasis"><text:span text:style-name="T257">dispositivo apropriado </text:span></text:span><text:span text:style-name="Strong_20_Emphasis"><text:span text:style-name="T258">(scanner</text:span></text:span><text:span text:style-name="Strong_20_Emphasis"><text:span text:style-name="T259">, câmera digital, etc.</text:span></text:span><text:span text:style-name="Strong_20_Emphasis"><text:span text:style-name="T258">), </text:span></text:span><text:span text:style-name="Strong_20_Emphasis"><text:span text:style-name="T260">tendo em vista a garantia da</text:span></text:span><text:span text:style-name="Strong_20_Emphasis"><text:span text:style-name="T258"> fidelidade entre o representante digital gerado e o documento original, </text:span></text:span><text:span text:style-name="Strong_20_Emphasis"><text:span text:style-name="T260">considerando</text:span></text:span><text:span text:style-name="Strong_20_Emphasis"><text:span text:style-name="T258"> suas características físicas, estado de conservação e finalidade de uso.</text:span></text:span></text:p>
      <text:p text:style-name="P100"><text:span text:style-name="Strong_20_Emphasis"><text:span text:style-name="T263">6.1.3 </text:span></text:span><text:span text:style-name="Strong_20_Emphasis"><text:span text:style-name="T276">E</text:span></text:span><text:span text:style-name="Strong_20_Emphasis"><text:span text:style-name="T266">laboração e execução dos scripts</text:span></text:span><text:span text:style-name="Strong_20_Emphasis"><text:span text:style-name="T263"> necessários para captura de dados no Sistema de Gestão de Recursos Humanos (SGRH), utilizado pelo TRE-SE, visando a criação dos </text:span></text:span><text:span text:style-name="Strong_20_Emphasis"><text:span text:style-name="T267">metadados</text:span></text:span><text:span text:style-name="Strong_20_Emphasis"><text:span text:style-name="T263"> associados ao documento digital.</text:span></text:span><text:span text:style-name="Strong_20_Emphasis"><text:span text:style-name="T263"><office:annotation><dc:creator>Autor desconhecido</dc:creator><dc:date>2019-09-15T09:28:24.392000000</dc:date><text:p text:style-name="P215"><text:span text:style-name="T549">Como fica essa parte? Precisamos definir os detalhes de criação do banco de dados que receberá as informações do metadados, etc…</text:span></text:p><text:p text:style-name="P215"><text:span text:style-name="T549">Necessário definir, também, quais serão as informações constantes dos metadados.</text:span></text:p></office:annotation></text:span></text:span></text:p>
      <text:p text:style-name="P98"><text:span text:style-name="Strong_20_Emphasis"><text:span text:style-name="T261">6.1.</text:span></text:span><text:span text:style-name="Strong_20_Emphasis"><text:span text:style-name="T274">4</text:span></text:span><text:span text:style-name="Strong_20_Emphasis"><text:span text:style-name="T261"> </text:span></text:span><text:span text:style-name="Strong_20_Emphasis"><text:span text:style-name="T265">Assinatura digital</text:span></text:span><text:span text:style-name="Strong_20_Emphasis"><text:span text:style-name="T261"> dos documentos </text:span></text:span><text:span text:style-name="Strong_20_Emphasis"><text:span text:style-name="T262">resultantes d</text:span></text:span><text:span text:style-name="Strong_20_Emphasis"><text:span text:style-name="T261">a etapa de digitalização, com o emprego de certificado digital padrão ICP-Brasil, que será fornecido pelo Contratante.</text:span></text:span></text:p>
      <text:p text:style-name="P92"><text:span text:style-name="Strong_20_Emphasis"><text:span text:style-name="T230">6.1.</text:span></text:span><text:span text:style-name="Strong_20_Emphasis"><text:span text:style-name="T232">5</text:span></text:span><text:span text:style-name="Strong_20_Emphasis"><text:span text:style-name="T230"> </text:span></text:span><text:span text:style-name="Strong_20_Emphasis"><text:span text:style-name="T200">Armazenamento dos documentos digitalizados</text:span></text:span><text:span text:style-name="Strong_20_Emphasis"><text:span text:style-name="T230"> em repositório de dados (compartilhamento de arquivos) disponibilizado </text:span></text:span><text:span text:style-name="Strong_20_Emphasis"><text:span text:style-name="T231">pelo Contratante</text:span></text:span><text:span text:style-name="Strong_20_Emphasis"><text:span text:style-name="T230">.</text:span></text:span></text:p>
      <text:p><text:soft-page-break/><text:span text:style-name="Strong_20_Emphasis"><text:span text:style-name="T518">7 MODELO DE EXECUÇÃO DO OBJETO</text:span></text:span></text:p>
      <text:p text:style-name="P209"><text:span text:style-name="T282">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210"><text:span text:style-name="T282">7</text:span>.<text:span text:style-name="T279">2</text:span> <text:span text:style-name="T277">Dinâmica do contrato</text:span></text:p>
      <text:p text:style-name="P101"><text:span text:style-name="T283">7</text:span>.<text:span text:style-name="T279">2</text:span>.1 <text:span text:style-name="T278">O contrato será executado de acordo com o fluxo de serviço descrito abaixo.</text:span></text:p>
      <text:p text:style-name="P106"><text:span text:style-name="Strong_20_Emphasis"><text:span text:style-name="T167">(Colocar aqui: </text:span></text:span></text:p>
      <text:p text:style-name="P106"><text:span text:style-name="Strong_20_Emphasis"><text:span text:style-name="T182">Nota 1: </text:span></text:span><text:span text:style-name="Strong_20_Emphasis"><text:span text:style-name="T183">F</text:span></text:span><text:span text:style-name="Strong_20_Emphasis"><text:span text:style-name="T167">luxo de trabalho a ser realizado para execução e controle dos serviços, cujo detalhamento encontra-se no Anexo II</text:span></text:span><text:span text:style-name="Strong_20_Emphasis"><text:span text:style-name="T176">I</text:span></text:span><text:span text:style-name="Strong_20_Emphasis"><text:span text:style-name="T167"> deste TR.</text:span></text:span></text:p>
      <text:p text:style-name="P106"><text:span text:style-name="Strong_20_Emphasis"><text:span text:style-name="T167">)</text:span></text:span></text:p>
      <text:p text:style-name="P87"><text:span text:style-name="Strong_20_Emphasis"><text:span text:style-name="T93">O fluxo do serviço se dá, inicialmente, com a </text:span></text:span><text:span text:style-name="Strong_20_Emphasis"><text:span text:style-name="T63">disponibilização do local</text:span></text:span><text:span text:style-name="Strong_20_Emphasis"><text:span text:style-name="T93">, por parte do Contratante, para prestação dos serviços pela empresa contratada. A definição do horário para execução dos serviços será negociada entre as partes.</text:span></text:span></text:p>
      <text:p text:style-name="P87"><text:span text:style-name="Strong_20_Emphasis"><text:span text:style-name="T93">Após disponibilização do local, o </text:span></text:span><text:span text:style-name="Strong_20_Emphasis"><text:span text:style-name="T178">Gestor</text:span></text:span><text:span text:style-name="Strong_20_Emphasis"><text:span text:style-name="T93"> </text:span></text:span><text:span text:style-name="Strong_20_Emphasis"><text:span text:style-name="T94">gerará</text:span></text:span><text:span text:style-name="Strong_20_Emphasis"><text:span text:style-name="T63"> a Ordem de Serviço, </text:span></text:span><text:span text:style-name="Strong_20_Emphasis"><text:span text:style-name="T66">quando será emitido o Termo de Abertura da Ordem de Serviço -TAOS, </text:span></text:span><text:span text:style-name="Strong_20_Emphasis"><text:span text:style-name="T93">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63">aceitar a Ordem de serviço.</text:span></text:span></text:p>
      <text:p text:style-name="P89"><text:span text:style-name="Strong_20_Emphasis"><text:span text:style-name="T77">É i</text:span></text:span><text:span text:style-name="Strong_20_Emphasis"><text:span text:style-name="T78">mportante frisar que c</text:span></text:span><text:span text:style-name="Strong_20_Emphasis"><text:span text:style-name="T77">ada OS </text:span></text:span><text:span text:style-name="Strong_20_Emphasis"><text:span text:style-name="T78">dev</text:span></text:span><text:span text:style-name="Strong_20_Emphasis"><text:span text:style-name="T77">e</text:span></text:span><text:span text:style-name="Strong_20_Emphasis"><text:span text:style-name="T78">rá</text:span></text:span><text:span text:style-name="Strong_20_Emphasis"><text:span text:style-name="T77"> </text:span></text:span><text:span text:style-name="Strong_20_Emphasis"><text:span text:style-name="T78">conter a e</text:span></text:span><text:span text:style-name="Strong_20_Emphasis"><text:span text:style-name="T77">stima</text:span></text:span><text:span text:style-name="Strong_20_Emphasis"><text:span text:style-name="T78">tiva mínima de 18.950 páginas (frente e verso), porém seu limite máximo deverá ser estabelecido em comum acordo entre as partes, em razão das limitações do espaço físico </text:span></text:span><text:span text:style-name="Strong_20_Emphasis"><text:span text:style-name="T80">disponibilizado</text:span></text:span><text:span text:style-name="Strong_20_Emphasis"><text:span text:style-name="T78"> e do número limitado de fiscais disponíveis para </text:span></text:span><text:span text:style-name="Strong_20_Emphasis"><text:span text:style-name="T84">geração romaneios, bem como </text:span></text:span><text:span text:style-name="Strong_20_Emphasis"><text:span text:style-name="T78">gestão e fiscalização da execução do serviço. </text:span></text:span></text:p>
      <text:p text:style-name="P85"><text:span text:style-name="Strong_20_Emphasis"><text:span text:style-name="T63">A </text:span></text:span><text:span text:style-name="Strong_20_Emphasis"><text:span text:style-name="T65">EGC </text:span></text:span><text:span text:style-name="Strong_20_Emphasis"><text:span text:style-name="T63">irá separar,</text:span></text:span><text:span text:style-name="Strong_20_Emphasis"><text:span text:style-name="T93"> numerar as folhas e gerar grupos de pastas formando relações de pastas denominadas </text:span></text:span><text:span text:style-name="Strong_20_Emphasis"><text:span text:style-name="T63">“Romaneios”</text:span></text:span><text:span text:style-name="Strong_20_Emphasis"><text:span text:style-name="T93">, registrando o total de páginas e de páginas com verso e gerar o </text:span></text:span><text:span text:style-name="Strong_20_Emphasis"><text:span text:style-name="T81">Termo de Recebimento do Romaneio - TRR</text:span></text:span><text:span text:style-name="Strong_20_Emphasis"><text:span text:style-name="T93"> (contendo número do romaneio e da OS, nome do servidor, </text:span></text:span><text:span text:style-name="Strong_20_Emphasis"><text:span text:style-name="T102">quantidades páginas</text:span></text:span><text:span text:style-name="Strong_20_Emphasis"><text:span text:style-name="T93">, CPF, matricula de cada pasta) com a discriminação das pastas físicas e entregar</text:span></text:span><text:span text:style-name="Strong_20_Emphasis"><text:span text:style-name="T103">á</text:span></text:span><text:span text:style-name="Strong_20_Emphasis"><text:span text:style-name="T93"> para a empresa.</text:span></text:span></text:p>
      <text:p text:style-name="P85"><text:span text:style-name="Strong_20_Emphasis"><text:span text:style-name="T95">A empresa contratada deverá </text:span></text:span><text:span text:style-name="Strong_20_Emphasis"><text:span text:style-name="T64">conferir se as pastas funcionais</text:span></text:span><text:span text:style-name="Strong_20_Emphasis"><text:span text:style-name="T95"> relacionadas no Romaneio correspondem às pastas físicas, bem como o número de páginas registradas para cada pasta (frente e verso), assinando no campo apropriado constante do documento de entrega </text:span></text:span><text:span text:style-name="Strong_20_Emphasis"><text:span text:style-name="T74">(Termo de Recebimento de Romaneio - </text:span></text:span><text:span text:style-name="Strong_20_Emphasis"><text:span text:style-name="T75">TRR</text:span></text:span><text:span text:style-name="Strong_20_Emphasis"><text:span text:style-name="T74">)</text:span></text:span><text:span text:style-name="Strong_20_Emphasis"><text:span text:style-name="T95">.</text:span></text:span></text:p>
      <text:p text:style-name="P85"><text:span text:style-name="Strong_20_Emphasis"><text:span text:style-name="T95">Após o recebimento do romaneio, a </text:span></text:span><text:span text:style-name="Strong_20_Emphasis"><text:span text:style-name="T64">Contratada segue todo o procedimento</text:span></text:span><text:span text:style-name="Strong_20_Emphasis"><text:span text:style-name="T95"> de higienização, digitalização no padrão PDF/A </text:span></text:span><text:span text:style-name="Strong_20_Emphasis"><text:span text:style-name="T104">(pesquisável)</text:span></text:span><text:span text:style-name="Strong_20_Emphasis"><text:span text:style-name="T95">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85"><text:soft-page-break/><text:span text:style-name="Strong_20_Emphasis"><text:span text:style-name="T95">Após a digitalização, cada romaneio deverá receber uma identificação única, gerando um arquivo em formato compactado (.zip) contendo em seu nome </text:span></text:span><text:span text:style-name="Strong_20_Emphasis"><text:span text:style-name="T96">os </text:span></text:span><text:span text:style-name="Strong_20_Emphasis"><text:span text:style-name="T95">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05">EGC</text:span></text:span><text:span text:style-name="Strong_20_Emphasis"><text:span text:style-name="T95">, garantindo assim a integridade do processo como um todo, e criando um primeiro nível de informação de controle para o upload dos arquivos.</text:span></text:span></text:p>
      <text:p text:style-name="P85"><text:span text:style-name="Strong_20_Emphasis"><text:span text:style-name="T95">Após o upload dos arquivos n</text:span></text:span><text:span text:style-name="Strong_20_Emphasis"><text:span text:style-name="T96">a unidade de rede </text:span></text:span><text:span text:style-name="Strong_20_Emphasis"><text:span text:style-name="T106">mapeada</text:span></text:span><text:span text:style-name="Strong_20_Emphasis"><text:span text:style-name="T96"> </text:span></text:span><text:span text:style-name="Strong_20_Emphasis"><text:span text:style-name="T106">(UNAFD)</text:span></text:span><text:span text:style-name="Strong_20_Emphasis"><text:span text:style-name="T96"> disponibilizada pelo Contratante</text:span></text:span><text:span text:style-name="Strong_20_Emphasis"><text:span text:style-name="T95">, a Empresa abrirá as pastas referentes àquele romaneio e realizar</text:span></text:span><text:span text:style-name="Strong_20_Emphasis"><text:span text:style-name="T96">á</text:span></text:span><text:span text:style-name="Strong_20_Emphasis"><text:span text:style-name="T95"> uma nova conferência (Conferir Documento), parte do controle de qualidade da empresa para verificar se está de acordo com padrão exigido.</text:span></text:span></text:p>
      <text:p text:style-name="P85"><text:span text:style-name="Strong_20_Emphasis"><text:span text:style-name="T95">Após a conferência dos documentos, a empresa solicitar</text:span></text:span><text:span text:style-name="Strong_20_Emphasis"><text:span text:style-name="T96">á</text:span></text:span><text:span text:style-name="Strong_20_Emphasis"><text:span text:style-name="T95"> a fiscalização do romaneio para o fiscal aprovar o serviço. Esta solicitação gera o </text:span></text:span><text:span text:style-name="Strong_20_Emphasis"><text:span text:style-name="T74">“Termo de Aceite Provisório do Romaneio - TAPR”</text:span></text:span><text:span text:style-name="Strong_20_Emphasis"><text:span text:style-name="T95"> (contendo número do romaneio, quantidade de páginas com valores unitários e total executado).</text:span></text:span></text:p>
      <text:p text:style-name="P90"><text:span text:style-name="Strong_20_Emphasis"><text:span text:style-name="T167">O Fiscal </text:span></text:span><text:span text:style-name="Strong_20_Emphasis"><text:span text:style-name="T177">Técnico</text:span></text:span><text:span text:style-name="Strong_20_Emphasis"><text:span text:style-name="T167"> </text:span></text:span><text:span text:style-name="Strong_20_Emphasis"><text:span text:style-name="T95">terá até 15 dias para fiscalizar e atestar a execução dos serviços do romaneio, podendo aprovar ou reprovar as pastas caso não estejam no padrão de qualidade exigido. Em caso de reprovação, </text:span></text:span><text:span text:style-name="Strong_20_Emphasis"><text:span text:style-name="T107"><text:s/></text:span></text:span><text:span text:style-name="Strong_20_Emphasis"><text:span text:style-name="T83">fazendo uso do</text:span></text:span><text:span text:style-name="Strong_20_Emphasis"><text:span text:style-name="T82"> “Termo de Registros de Incidentes ou Ocorrências – TRIO”</text:span></text:span><text:span text:style-name="Strong_20_Emphasis"><text:span text:style-name="T108">, </text:span></text:span><text:span text:style-name="Strong_20_Emphasis"><text:span text:style-name="T95">o romaneio ficará com o status de reprovado, devendo a Contratada realizar os ajustes necessários para a aprovação.</text:span></text:span></text:p>
      <text:p text:style-name="P86"><text:span text:style-name="Strong_20_Emphasis"><text:span text:style-name="T95">Após aprovação do Romaneio pelo Fiscal </text:span></text:span><text:span text:style-name="Strong_20_Emphasis"><text:span text:style-name="T97">Técnico</text:span></text:span><text:span text:style-name="Strong_20_Emphasis"><text:span text:style-name="T95">, a Contratada devolverá as pastas físicas do romaneio, </text:span></text:span><text:span text:style-name="Strong_20_Emphasis"><text:span text:style-name="T96">devendo gerar</text:span></text:span><text:span text:style-name="Strong_20_Emphasis"><text:span text:style-name="T95"> o </text:span></text:span><text:span text:style-name="Strong_20_Emphasis"><text:span text:style-name="T74">Termo de Devolução do Romaneio - </text:span></text:span><text:span text:style-name="Strong_20_Emphasis"><text:span text:style-name="T76">TDR</text:span></text:span><text:span text:style-name="Strong_20_Emphasis"><text:span text:style-name="T95"> (contendo número do romaneio e da OS, nome do servidor, quantidade de páginas, CPF, matricula de cada pasta) e emitindo o </text:span></text:span><text:span text:style-name="Strong_20_Emphasis"><text:span text:style-name="T74">Termo de Aceite Definitivo do Romaneio - TADR</text:span></text:span><text:span text:style-name="Strong_20_Emphasis"><text:span text:style-name="T95">, que deverá ser assinado entre as partes.</text:span></text:span></text:p>
      <text:p text:style-name="P90"><text:span text:style-name="Strong_20_Emphasis"><text:span text:style-name="T95">Após receber o Romaneio com as pastas físicas e conferi-las, </text:span></text:span><text:span text:style-name="Strong_20_Emphasis"><text:span text:style-name="T98">o </text:span></text:span><text:span text:style-name="Strong_20_Emphasis"><text:span text:style-name="T167">Fiscal </text:span></text:span><text:span text:style-name="Strong_20_Emphasis"><text:span text:style-name="T172">Técnico</text:span></text:span><text:span text:style-name="Strong_20_Emphasis"><text:span text:style-name="T95"> registrar</text:span></text:span><text:span text:style-name="Strong_20_Emphasis"><text:span text:style-name="T96">á</text:span></text:span><text:span text:style-name="Strong_20_Emphasis"><text:span text:style-name="T95"> a Conferência e Receber</text:span></text:span><text:span text:style-name="Strong_20_Emphasis"><text:span text:style-name="T96">á</text:span></text:span><text:span text:style-name="Strong_20_Emphasis"><text:span text:style-name="T95"> a devolução do Romaneio.</text:span></text:span></text:p>
      <text:p text:style-name="P88"><text:span text:style-name="Strong_20_Emphasis"><text:span text:style-name="T95">De posse do </text:span></text:span><text:span text:style-name="Strong_20_Emphasis"><text:span text:style-name="T74">TADR</text:span></text:span><text:span text:style-name="Strong_20_Emphasis"><text:span text:style-name="T95">, a CONTRATADA poderá solicitar o pagamento do serviço executado.</text:span></text:span></text:p>
      <text:p text:style-name="P85"><text:span text:style-name="Strong_20_Emphasis"><text:span text:style-name="T95">A CONTRATADA solicitar</text:span></text:span><text:span text:style-name="Strong_20_Emphasis"><text:span text:style-name="T96">á</text:span></text:span><text:span text:style-name="Strong_20_Emphasis"><text:span text:style-name="T95"> novos grupos de pastas ao </text:span></text:span><text:span text:style-name="Strong_20_Emphasis"><text:span text:style-name="T96">Ge</text:span></text:span><text:span text:style-name="Strong_20_Emphasis"><text:span text:style-name="T99">s</text:span></text:span><text:span text:style-name="Strong_20_Emphasis"><text:span text:style-name="T96">tor</text:span></text:span><text:span text:style-name="Strong_20_Emphasis"><text:span text:style-name="T95"> conforme o término de cada Romaneio até finalizar a ordem de serviço.</text:span></text:span></text:p>
      <text:p text:style-name="P93"><text:span text:style-name="Strong_20_Emphasis"><text:span text:style-name="T95">Após aprovação dos Romaneios da OS, o Gestor solicitar</text:span></text:span><text:span text:style-name="Strong_20_Emphasis"><text:span text:style-name="T100">á</text:span></text:span><text:span text:style-name="Strong_20_Emphasis"><text:span text:style-name="T95"> a fiscalização da OS e</text:span></text:span><text:span text:style-name="Strong_20_Emphasis"><text:span text:style-name="T167"> o Fiscal </text:span></text:span><text:span text:style-name="Strong_20_Emphasis"><text:span text:style-name="T172">Técnico</text:span></text:span><text:span text:style-name="Strong_20_Emphasis"><text:span text:style-name="T167"> </text:span></text:span><text:span text:style-name="Strong_20_Emphasis"><text:span text:style-name="T168">r</text:span></text:span><text:span text:style-name="Strong_20_Emphasis"><text:span text:style-name="T167">egistrará a </text:span></text:span><text:span text:style-name="Strong_20_Emphasis"><text:span text:style-name="T168">f</text:span></text:span><text:span text:style-name="Strong_20_Emphasis"><text:span text:style-name="T167">iscalização para concluir o processo </text:span></text:span><text:span text:style-name="Strong_20_Emphasis"><text:span text:style-name="T175">e emitirá o </text:span></text:span><text:span text:style-name="Strong_20_Emphasis"><text:span text:style-name="T174">Termo de Encerramento da Ordem de Serviço – TEOS</text:span></text:span><text:span text:style-name="Strong_20_Emphasis"><text:span text:style-name="T167">.</text:span></text:span></text:p>
      <text:p text:style-name="P93"><text:span text:style-name="Strong_20_Emphasis"><text:span text:style-name="T167"/></text:span></text:p>
      <text:p text:style-name="P93"><text:span text:style-name="Strong_20_Emphasis"><text:span text:style-name="T167"/></text:span></text:p>
      <text:p text:style-name="P93"><text:span text:style-name="Strong_20_Emphasis"><text:span text:style-name="T167"/></text:span></text:p>
      <text:p text:style-name="P93"><text:span text:style-name="Strong_20_Emphasis"><text:span text:style-name="T167"/></text:span></text:p>
      <text:p text:style-name="P99"><text:span text:style-name="Strong_20_Emphasis"><text:span text:style-name="T120"/></text:span></text:p>
      <text:p text:style-name="P94"><text:span text:style-name="Strong_20_Emphasis"><text:span text:style-name="T85">6</text:span></text:span><text:span text:style-name="Strong_20_Emphasis"><text:span text:style-name="T86">.</text:span></text:span><text:span text:style-name="Strong_20_Emphasis"><text:span text:style-name="T101">2</text:span></text:span><text:span text:style-name="Strong_20_Emphasis"><text:span text:style-name="T87"> </text:span></text:span><text:span text:style-name="Strong_20_Emphasis"><text:span text:style-name="T88">O Contratante </text:span></text:span><text:span text:style-name="Strong_20_Emphasis"><text:span text:style-name="T87">disponibilizar</text:span></text:span><text:span text:style-name="Strong_20_Emphasis"><text:span text:style-name="T88">á</text:span></text:span><text:span text:style-name="Strong_20_Emphasis"><text:span text:style-name="T87"> espaço físico em função dos volumes de documentos e pastas funcionais</text:span></text:span><text:span text:style-name="Strong_20_Emphasis"><text:span text:style-name="T87"><office:annotation><dc:creator>Autor desconhecido</dc:creator><dc:date>2019-08-30T09:12:21</dc:date><text:p text:style-name="P215"><text:span text:style-name="T549">Como funcionarão os certificados digitais.</text:span></text:p></office:annotation></text:span></text:span><text:span text:style-name="Strong_20_Emphasis"><text:span text:style-name="T87"> a serem trabalhadas com instalações elétricas, lógicas e mobiliário suficientes, </text:span></text:span><text:span text:style-name="Strong_20_Emphasis"><text:span text:style-name="T165">além de fornecimento de Certificado Digital de Pessoa Jurídica</text:span></text:span><text:span text:style-name="Strong_20_Emphasis"><text:span text:style-name="T87"> para a realização das atividades da empresa contratada.</text:span></text:span></text:p>
      <text:p text:style-name="P94"><text:soft-page-break/><text:span text:style-name="Strong_20_Emphasis"><text:span text:style-name="T67">6.</text:span></text:span><text:span text:style-name="Strong_20_Emphasis"><text:span text:style-name="T73">3</text:span></text:span><text:span text:style-name="Strong_20_Emphasis"><text:span text:style-name="T67">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67"><office:annotation><dc:creator>Autor desconhecido</dc:creator><dc:date>2019-08-30T09:13:04</dc:date><text:p text:style-name="P215"><text:span text:style-name="T549">Pode explicar melhor?</text:span></text:p></office:annotation></text:span></text:span><text:span text:style-name="Strong_20_Emphasis"><text:span text:style-name="T67"> que serão trabalhadas.</text:span></text:span></text:p>
      <text:p text:style-name="P94"><text:span text:style-name="Strong_20_Emphasis"><text:span text:style-name="T88">6.</text:span></text:span><text:span text:style-name="Strong_20_Emphasis"><text:span text:style-name="T101">4</text:span></text:span><text:span text:style-name="Strong_20_Emphasis"><text:span text:style-name="T88"> A execução da OS será dividida em Romaneios, que compreendem um grupo de pastas funcionais com suas folhas numeradas pela </text:span></text:span><text:span text:style-name="Strong_20_Emphasis"><text:span text:style-name="T79">EGC</text:span></text:span><text:span text:style-name="Strong_20_Emphasis"><text:span text:style-name="T88"> a serem tratadas em conjunto pela empresa, representando a unidade de referência para fins de ateste e pagamento, vinculado à OS.</text:span></text:span><text:span text:style-name="Strong_20_Emphasis"><text:span text:style-name="T88"><office:annotation><dc:creator>Autor desconhecido</dc:creator><dc:date>2019-08-30T09:29:53</dc:date><text:p text:style-name="P215"><text:span text:style-name="T549">Pode explicar melhor?</text:span></text:p></office:annotation></text:span></text:span></text:p>
      <text:p text:style-name="P94"><text:span text:style-name="Strong_20_Emphasis"><text:span text:style-name="T139">6.</text:span></text:span><text:span text:style-name="Strong_20_Emphasis"><text:span text:style-name="T140">5</text:span></text:span><text:span text:style-name="Strong_20_Emphasis"><text:span text:style-name="T139"> Os serviços das OS serão realizados em local indicado </text:span></text:span><text:span text:style-name="Strong_20_Emphasis"><text:span text:style-name="T141">pelo Contratante</text:span></text:span><text:span text:style-name="Strong_20_Emphasis"><text:span text:style-name="T139">.</text:span></text:span><text:span text:style-name="Strong_20_Emphasis"><text:span text:style-name="T139"><office:annotation><dc:creator>Autor desconhecido</dc:creator><dc:date>2019-08-30T09:34:00</dc:date><text:p text:style-name="P215"><text:span text:style-name="T549">Acho desnecessário incluir esta informação aqui, pois constará do local de prestação dos serviços.</text:span></text:p></office:annotation></text:span></text:span></text:p>
      <text:p text:style-name="P94"><text:span text:style-name="Strong_20_Emphasis"><text:span text:style-name="T88">6.</text:span></text:span><text:span text:style-name="Strong_20_Emphasis"><text:span text:style-name="T101">6</text:span></text:span><text:span text:style-name="Strong_20_Emphasis"><text:span text:style-name="T88"> A Contratada </text:span></text:span><office:annotation office:name="__Annotation__4732_4246276708"><dc:creator>Autor desconhecido</dc:creator><dc:date>2019-08-30T09:32:44</dc:date><text:p text:style-name="P215"><text:span text:style-name="T549">Como assim???</text:span></text:p></office:annotation><text:span text:style-name="Strong_20_Emphasis"><text:span text:style-name="T112">será responsável pelos serviços d</text:span></text:span><text:span text:style-name="Strong_20_Emphasis"><text:span text:style-name="T113">o </text:span></text:span><text:span text:style-name="Strong_20_Emphasis"><text:span text:style-name="T114">Assentamento Funcional Digital – AFD</text:span></text:span><office:annotation-end office:name="__Annotation__4732_4246276708"/><text:span text:style-name="Strong_20_Emphasis"><text:span text:style-name="T88"> elencad</text:span></text:span><text:span text:style-name="Strong_20_Emphasis"><text:span text:style-name="T89">o</text:span></text:span><text:span text:style-name="Strong_20_Emphasis"><text:span text:style-name="T88">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94"><text:span text:style-name="Strong_20_Emphasis"><text:span text:style-name="T91">6.</text:span></text:span><text:span text:style-name="Strong_20_Emphasis"><text:span text:style-name="T101">7</text:span></text:span><text:span text:style-name="Strong_20_Emphasis"><text:span text:style-name="T91"> Os romaneios em posse da Contratada ficarão disponíveis para consulta</text:span></text:span><text:span text:style-name="Strong_20_Emphasis"><text:span text:style-name="T91"><office:annotation><dc:creator>Autor desconhecido</dc:creator><dc:date>2019-08-30T09:54:39</dc:date><text:p text:style-name="P215"><text:span text:style-name="T549">Consulta de quem.</text:span></text:p></office:annotation></text:span></text:span><text:span text:style-name="Strong_20_Emphasis"><text:span text:style-name="T91"> durante todo o ciclo de formação d</text:span></text:span><text:span text:style-name="Strong_20_Emphasis"><text:span text:style-name="T92">o AFD</text:span></text:span><text:span text:style-name="Strong_20_Emphasis"><text:span text:style-name="T91">.</text:span></text:span></text:p>
      <text:p text:style-name="P94"><text:span text:style-name="Strong_20_Emphasis"><text:span text:style-name="T90">6.</text:span></text:span><text:span text:style-name="Strong_20_Emphasis"><text:span text:style-name="T101">8</text:span></text:span><text:span text:style-name="Strong_20_Emphasis"><text:span text:style-name="T90"> A Secretaria de Gestão de Pessoas do Tribunal, disponibilizará orientações para a CONTRATADA na utilização da </text:span></text:span><text:span text:style-name="Strong_20_Emphasis"><text:span text:style-name="T68">unidade de rede disponibilizada para salvamento </text:span></text:span><text:span text:style-name="Strong_20_Emphasis"><text:span text:style-name="T69">(upload </text:span></text:span><text:span text:style-name="Strong_20_Emphasis"><text:span text:style-name="T70">dos arquivos</text:span></text:span><text:span text:style-name="Strong_20_Emphasis"><text:span text:style-name="T69">)</text:span></text:span><text:span text:style-name="Strong_20_Emphasis"><text:span text:style-name="T68"> d</text:span></text:span><text:span text:style-name="Strong_20_Emphasis"><text:span text:style-name="T71">o</text:span></text:span><text:span text:style-name="Strong_20_Emphasis"><text:span text:style-name="T68"> </text:span></text:span><text:span text:style-name="Strong_20_Emphasis"><text:span text:style-name="T71">A</text:span></text:span><text:span text:style-name="Strong_20_Emphasis"><text:span text:style-name="T68">FD </text:span></text:span><text:span text:style-name="Strong_20_Emphasis"><text:span text:style-name="T72">denominada UNAFD</text:span></text:span><text:span text:style-name="Strong_20_Emphasis"><text:span text:style-name="T90">.</text:span></text:span><text:span text:style-name="Strong_20_Emphasis"><text:span text:style-name="T90"><office:annotation><dc:creator>Autor desconhecido</dc:creator><dc:date>2019-08-30T09:56:08</dc:date><text:p text:style-name="P215"><text:span text:style-name="T549">Verificar necessidade de incluir isto aqui. </text:span></text:p></office:annotation></text:span></text:span></text:p>
      <text:p text:style-name="P94"><text:span text:style-name="Strong_20_Emphasis"><text:span text:style-name="T90">6.</text:span></text:span><text:span text:style-name="Strong_20_Emphasis"><text:span text:style-name="T101">9</text:span></text:span><text:span text:style-name="Strong_20_Emphasis"><text:span text:style-name="T90">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166">gerando arquivos em formato PDF/A </text:span></text:span><text:span text:style-name="Strong_20_Emphasis"><text:span text:style-name="T173">(pesquisáveis)</text:span></text:span><text:span text:style-name="Strong_20_Emphasis"><text:span text:style-name="T166"> com OCR, </text:span></text:span><text:span text:style-name="Strong_20_Emphasis"><text:span text:style-name="T170">com </text:span></text:span><text:span text:style-name="Strong_20_Emphasis"><text:span text:style-name="T169">no mínimo </text:span></text:span><text:span text:style-name="Strong_20_Emphasis"><text:span text:style-name="T166">300 DPI </text:span></text:span><text:span text:style-name="Strong_20_Emphasis"><text:span text:style-name="T169">de resolução óptica</text:span></text:span><text:span text:style-name="Strong_20_Emphasis"><text:span text:style-name="T166">, </text:span></text:span><text:span text:style-name="Strong_20_Emphasis"><text:span text:style-name="T169">em </text:span></text:span><text:span text:style-name="Strong_20_Emphasis"><text:span text:style-name="T171">cores ou </text:span></text:span><text:span text:style-name="Strong_20_Emphasis"><text:span text:style-name="T166">tons de cinza, </text:span></text:span><text:span text:style-name="Strong_20_Emphasis"><text:span text:style-name="T171">conforme documento em papel</text:span></text:span><text:span text:style-name="Strong_20_Emphasis"><text:span text:style-name="T166">, que é produto final do AFD.</text:span></text:span></text:p>
      <text:p text:style-name="P95"><text:span text:style-name="Strong_20_Emphasis"><text:span text:style-name="T160">8</text:span></text:span><text:span text:style-name="Strong_20_Emphasis"><text:span text:style-name="T161"> DA CLASSIFICAÇÃO DOS SERVIÇOS E FORMA DE SELEÇÃO DO FORNECEDOR</text:span></text:span></text:p>
      <text:p text:style-name="P117"><text:span text:style-name="Strong_20_Emphasis"><text:span text:style-name="T515"/></text:span></text:p>
      <text:p text:style-name="P117"><text:span text:style-name="Strong_20_Emphasis"><text:span text:style-name="T515">, </text:span></text:span><text:span text:style-name="Strong_20_Emphasis"><text:span text:style-name="T516">não compreendendo nesta etapa do projeto <text:s/></text:span></text:span><text:span text:style-name="Strong_20_Emphasis"><text:span text:style-name="T514">Assentamento Funcional Digital – AFD.</text:span></text:span></text:p>
      <text:p text:style-name="P114"/>
      <text:p text:style-name="P113"/>
      <text:p text:style-name="P113"/>
      <text:p text:style-name="P112"/>
      <text:p text:style-name="P110">A <text:span text:style-name="T383">contratação </text:span>do serviço relacionado se pauta pela necessidade de melhores condições de preservação <text:span text:style-name="T422">dos assentamentos funcionais</text:span>, otimiza<text:span text:style-name="T422">ção</text:span> <text:span text:style-name="T422">d</text:span>os espaços físicos <text:span text:style-name="T422">e</text:span> elimina<text:span text:style-name="T422">ção</text:span> dos documentos cujo ciclo vital tenha vencido, conforme os prazos estabelecidos na Tabela de Temporalidade de Documentos <text:span text:style-name="T422">(</text:span>TTD<text:span text:style-name="T422">)</text:span> aprovada pela Resolução 143/2017 do TRE-SE.</text:p>
      <text:p text:style-name="P110"><text:span text:style-name="T423">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25">os</text:span> <text:span text:style-name="T422">assentamentos funcionais</text:span> em forma<text:span text:style-name="T421">to</text:span> digital.</text:p>
      <text:p text:style-name="P111"><text:span text:style-name="T424">Logo, para atendimento da disponibilização dos assentamentos funcionais em formato digital, faz-se necessário a </text:span><text:span text:style-name="T360">higienização, a digitalização,</text:span><text:span text:style-name="T384"> com o uso de assinaturas digitais (certificados ICP-Brasil) na </text:span><text:soft-page-break/><text:span text:style-name="T384">forma prevista no </text:span><text:span text:style-name="T386">Artigo 3º da Lei 12.682, de 09 de julho de 2012</text:span><text:span text:style-name="T384">, </text:span><text:span text:style-name="T517">dando confiabilidade e segurança no processo, de forma que se permita validar e auditar os dados existentes, além de acesso aos documentos integrantes das pastas funcionais à distância.</text:span></text:p>
      <text:p text:style-name="P121"><text:span text:style-name="T426">Os assentamentos funcionais </text:span>digitalizad<text:span text:style-name="T426">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1">a) Substituição do suporte em papel dos documentos por mídias digitais acessíveis à distância;</text:p>
      <text:p text:style-name="P121"><text:span text:style-name="T385">b) Acesso aos documentos de maneira facilitada, por meio de índices </text:span><text:span text:style-name="T404">preestabelecidos</text:span><text:span text:style-name="T385"> e metadados</text:span>;</text:p>
      <text:p text:style-name="P121">c) Eliminação de perdas de documentos por mau acondicionamento e armazenamento impróprio;</text:p>
      <text:p text:style-name="P121">d) Manuseio de documentos de forma digital;</text:p>
      <text:p text:style-name="P121">e) <text:span text:style-name="T416">C</text:span>ustomização do armazenamento, da guarda e recuperação de dados e informações dos documentos;</text:p>
      <text:p text:style-name="P121">f) <text:span text:style-name="T416">Uso de s</text:span>istemas eletrônicos de processamento aderentes aos princípios arquivísticos e de gestão eletrônica de documentos;</text:p>
      <text:p text:style-name="P121">g) Possibilidade da automatização de processos de trabalho, trazendo mais agilidade e eficiência.</text:p>
      <text:p text:style-name="P111"/>
      <text:p text:style-name="P111">Assim, mediante a aplicação de técnicas arquivísticas, visando à preservação da memória <text:span text:style-name="T417">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416">do TRE/SE.</text:span></text:p>
      <text:p text:style-name="P111">O AFD implica na geração de arquivos em formato digital (PDF/A com OCR) das Pastas Funcionais concentradas em <text:span text:style-name="T417">uma área de armazenamento para posterior cargada de dados no sistema de gestão documental adotado pelo Tribunal </text:span><text:span text:style-name="T387">(Archivematica (arquivamento) e ICA-Atom (disponibilização)</text:span><text:span text:style-name="T388">)</text:span>, em substituição às Pastas Funcionais em suporte convencional (papel) <text:span text:style-name="T417">do acervo legado. Dito isso, é importante frisar que todos os novos documentos funcionais são inseridos no Sistema Eletrônico de Informações (SEI).</text:span> </text:p>
      <text:p text:style-name="P111">Importante destacar <text:span text:style-name="T476">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418">“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1">Os serviços constantes deste Termo de Referência deverão ser realizados por meio de Sistema de Registro de Preços - SRP, em razão de sua natureza, peculiaridade e <text:span text:style-name="T427">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p text:style-name="P215"><text:span text:style-name="T549">Melhorar esta redação.</text:span></text:p></office:annotation></text:p>
      <text:p text:style-name="P111">O Sistema de Registro de Preços - SRP, regulamentado pelo Decreto nº 7.892/2013, foi instituído pelo art. 15 da Lei federal n.º 8.666/93, que dispõe sobre normas gerais de Licitação e Contratação na esfera pública, o qual preconiza:</text:p>
      <text:p text:style-name="P122">“Art. 15. As compras, sempre que possível, deverão: II - ser processadas através de sistema de registro de preços; III - submeter-se às condições de aquisição e pagamento semelhantes às do setor privado; IV - ser subdivididas em tantas parcelas quantas <text:soft-page-break/>necessárias para aproveitar as peculiaridades do mercado, visando economicidade; V - balizar-se pelos preços praticados no âmbito dos Órgãos e entidades da Administração Pública.” </text:p>
      <text:p text:style-name="P111">Assim, vê-se um conjunto de benefícios na adoção do SRP, a seguir enumerados:</text:p>
      <text:list xml:id="list4235280557" text:style-name="L1">
        <text:list-item>
          <text:p text:style-name="P207">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07">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07">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07">Proporciona a redução do número de licitações: o Registro de Preços ainda proporciona a redução do número de licitações, pois, no caso concreto, o <text:span text:style-name="T428">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1">Tais vantagens são aderentes às possibilidades jurídicas de utilização do registro de Preços, previstas no Decreto nº 7.892, de 23 de janeiro de 2013, que disciplina o Sistema de Registro de Preços:</text:p>
      <text:p text:style-name="P122">“Decreto nº 7.892 de 23 de janeiro de 2013 - Art. 3º O Sistema de Registro de Preços poderá ser adotado nas seguintes hipóteses: I - quando, pelas características do bem ou serviço, houver necessidade de contratações frequentes; <text:span text:style-name="T419">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419"> IV - quando, pela natureza do objeto, não for possível definir previamente o quantitativo a ser demandado pela Administração.</text:span>” <text:span text:style-name="T420">(Grifos nossos)</text:span></text:p>
      <text:p text:style-name="P120">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18">Cabe ressaltar que a existência de preços registrados não obriga a Administração a firmar as contratações que deles poderão advir.</text:p>
      <text:p text:style-name="P119"><text:span text:style-name="Strong_20_Emphasis"><text:span text:style-name="T451">Os serviços relacionados no objeto deste Termo de Referência, deverão ser prestados sob demanda, de acordo com a geração de romaneios vinculados a uma Ordem de Serviço, conforme </text:span></text:span><text:span text:style-name="Strong_20_Emphasis"><text:span text:style-name="T446">Anexo II</text:span></text:span><text:span text:style-name="Strong_20_Emphasis"><text:span text:style-name="T447">I</text:span></text:span><text:span text:style-name="Strong_20_Emphasis"><text:span text:style-name="T446"> deste TR.</text:span></text:span></text:p>
      <text:p text:style-name="P66"><text:span text:style-name="Strong_20_Emphasis"><text:span text:style-name="T429">8</text:span></text:span><text:span text:style-name="Strong_20_Emphasis"><text:span text:style-name="T430">.1 </text:span></text:span><text:span text:style-name="Strong_20_Emphasis"><text:span text:style-name="T431">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3"><text:span text:style-name="Strong_20_Emphasis"><text:span text:style-name="T429">8</text:span></text:span><text:span text:style-name="Strong_20_Emphasis"><text:span text:style-name="T431">.2 O pregão será realizado na forma ELETRÔNICA, com vistas a obter a melhor proposta para a Administração Pública, em atenção ao disposto no Parágrafo Único do art. 26 da IN-SLTI 04/2014 e à legislação pertinente.</text:span></text:span></text:p>
      <text:p text:style-name="P104"><text:span text:style-name="T408">8.3</text:span>. O julgamento das propostas de preços dar-se-á pelo critério de MENOR PREÇO, sendo declarada vencedora a empresa que apresentar o MENOR PREÇO POR <text:span text:style-name="T408">ITEM</text:span> e que atender a todos os requisitos e exigências do certame.</text:p>
      <text:p text:style-name="P105"><text:span text:style-name="T408">8.4</text:span> Aplicam-se, à presente contratação, eventuais preferências previstas na legislação <text:span text:style-name="T359">vigente, notadamente as do Capítulo V da Lei Complementar 123, de 14 de dezembro de 2006</text:span> e as do Decreto nº <text:soft-page-break/>7.174, de 12 de maio de 2010, utilizando-se ainda o previsto nos artigos 5º a 8º deste como critério de desempate.</text:p>
      <text:p text:style-name="P67"><text:span text:style-name="Strong_20_Emphasis"><text:span text:style-name="T371">9</text:span></text:span><text:span text:style-name="Strong_20_Emphasis"><text:span text:style-name="T372"> DA </text:span></text:span><text:span text:style-name="Strong_20_Emphasis"><text:span text:style-name="T373">HABILITAÇÃO TÉCNICA</text:span></text:span></text:p>
      <text:p text:style-name="P109"><text:span text:style-name="Strong_20_Emphasis"><text:span text:style-name="T432">9.1 </text:span></text:span><text:span text:style-name="Strong_20_Emphasis"><text:span text:style-name="T433">O </text:span></text:span><text:span text:style-name="Strong_20_Emphasis"><text:span text:style-name="T434">licitante</text:span></text:span><text:span text:style-name="Strong_20_Emphasis"><text:span text:style-name="T433"> deverá apresentar 1 (um) ou mais atestado(s) ou declaração(ões) de capacidade </text:span></text:span><text:span text:style-name="Strong_20_Emphasis"><text:span text:style-name="T435">técnico-operacional</text:span></text:span><text:span text:style-name="Strong_20_Emphasis"><text:span text:style-name="T433">, emitido por pessoa jurídica de direito público ou privado, que comprove </text:span></text:span><text:span text:style-name="Strong_20_Emphasis"><text:span text:style-name="T436">a execução de serviços de digitalização </text:span></text:span><text:span text:style-name="Strong_20_Emphasis"><text:span text:style-name="T437">de documentos.</text:span></text:span></text:p>
      <text:p text:style-name="P136"><text:span text:style-name="Strong_20_Emphasis"><text:span text:style-name="T432">9.2 </text:span></text:span><text:span text:style-name="Strong_20_Emphasis"><text:span text:style-name="T433">Considera-se apto à comprovação exigida o(s) atestado(s) ou declaração(ões) que </text:span></text:span><text:span text:style-name="Strong_20_Emphasis"><text:span text:style-name="T438">demonstre</text:span></text:span><text:span text:style-name="Strong_20_Emphasis"><text:span text:style-name="T433">(m) </text:span></text:span><text:span text:style-name="Strong_20_Emphasis"><text:span text:style-name="T438">a </text:span></text:span><text:span text:style-name="Strong_20_Emphasis"><text:span text:style-name="T433">execução compatível com as características e quantidades estabelecidas no quadro </text:span></text:span><text:span text:style-name="Strong_20_Emphasis"><text:span text:style-name="T432">a seguir</text:span></text:span><text:span text:style-name="Strong_20_Emphasis"><text:span text:style-name="T433">, admitindo-se a soma de atestados, </text:span></text:span><text:span text:style-name="Strong_20_Emphasis"><text:span text:style-name="T458">desde que </text:span></text:span><text:span text:style-name="Strong_20_Emphasis"><text:span text:style-name="T459">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42">Prestou ou tem prestado, satisfatoriamente,</text:span><text:span text:style-name="T341"> </text:span><text:span text:style-name="T342">os</text:span><text:span text:style-name="T341"> </text:span><text:span text:style-name="Strong_20_Emphasis"><text:span text:style-name="T115">serviços de digitalização </text:span></text:span><text:span text:style-name="Strong_20_Emphasis"><text:span text:style-name="T116">de documentos</text:span></text:span><text:span text:style-name="T343">, pelo período mínimo de 12 meses.</text:span></text:p>
          </table:table-cell>
          <table:table-cell table:style-name="Table3.B2" office:value-type="string">
            <text:p text:style-name="P28"><text:span text:style-name="T341">no mínimo </text:span><text:span text:style-name="T344">200 mil páginas (</text:span><text:span text:style-name="Strong_20_Emphasis"><text:span text:style-name="T117">frente e verso</text:span></text:span><text:span text:style-name="Strong_20_Emphasis"><text:span text:style-name="T118">).</text:span></text:span></text:p>
          </table:table-cell>
        </table:table-row>
      </table:table>
      <text:p text:style-name="P135"><text:span text:style-name="Strong_20_Emphasis"><text:span text:style-name="T453">9.3 </text:span></text:span><text:span text:style-name="Strong_20_Emphasis"><text:span text:style-name="T454">Não serão considerados os atestados de capacidade técnic</text:span></text:span><text:span text:style-name="Strong_20_Emphasis"><text:span text:style-name="T455">o-operacional</text:span></text:span><text:span text:style-name="Strong_20_Emphasis"><text:span text:style-name="T454"> emitidos por pessoas jurídicas integrantes do mesmo grupo comercial, industrial ou de qualquer atividade econômica de que faça parte o licitante.</text:span></text:span></text:p>
      <text:p text:style-name="P134"><text:span text:style-name="Strong_20_Emphasis"><text:span text:style-name="T453">9.4 </text:span></text:span><text:span text:style-name="Strong_20_Emphasis"><text:span text:style-name="T456">O TRE-SE poderá realizar diligência a fim de se comprovar a veracidade das informações prestadas, podendo requerer cópias de contrato</text:span></text:span><text:span text:style-name="Strong_20_Emphasis"><text:span text:style-name="T457">s</text:span></text:span><text:span text:style-name="Strong_20_Emphasis"><text:span text:style-name="T456">, notas fiscais ou </text:span></text:span><text:span text:style-name="Strong_20_Emphasis"><text:span text:style-name="T457">quaisquer</text:span></text:span><text:span text:style-name="Strong_20_Emphasis"><text:span text:style-name="T456"> outro</text:span></text:span><text:span text:style-name="Strong_20_Emphasis"><text:span text:style-name="T457">s</text:span></text:span><text:span text:style-name="Strong_20_Emphasis"><text:span text:style-name="T456"> documento</text:span></text:span><text:span text:style-name="Strong_20_Emphasis"><text:span text:style-name="T457">s</text:span></text:span><text:span text:style-name="Strong_20_Emphasis"><text:span text:style-name="T456"> que comprove</text:span></text:span><text:span text:style-name="Strong_20_Emphasis"><text:span text:style-name="T457">m</text:span></text:span><text:span text:style-name="Strong_20_Emphasis"><text:span text:style-name="T456"> inequivocamente </text:span></text:span><text:span text:style-name="Strong_20_Emphasis"><text:span text:style-name="T457">a prestação dos serviços.</text:span></text:span></text:p>
      <text:p text:style-name="P133"><text:span text:style-name="Strong_20_Emphasis"><text:span text:style-name="T453">9.5 </text:span></text:span><text:span text:style-name="Strong_20_Emphasis"><text:span text:style-name="T454">Caso seja constatada divergência entre as informações atestadas e os serviços efetivamente realizados, o atestado será desconsiderado.</text:span></text:span></text:p>
      <text:p text:style-name="P63"><text:span text:style-name="Strong_20_Emphasis"><text:span text:style-name="T377">10 </text:span></text:span><text:span text:style-name="Strong_20_Emphasis"><text:span text:style-name="T374">PRAZOS</text:span></text:span></text:p>
      <text:p text:style-name="P68"><text:span text:style-name="Strong_20_Emphasis"><text:span text:style-name="T439">O início da execução dos serviços se dará em até 30 (trinta) dias após assinatura do contrato </text:span></text:span><text:span text:style-name="Strong_20_Emphasis"><text:span text:style-name="T441">ou </text:span></text:span><text:span text:style-name="Strong_20_Emphasis"><text:span text:style-name="T442">emissão do Termo de Abertura d</text:span></text:span><text:span text:style-name="Strong_20_Emphasis"><text:span text:style-name="T443">a</text:span></text:span><text:span text:style-name="Strong_20_Emphasis"><text:span text:style-name="T442"> Ordem de Serviço (TAOS), prevalecendo este último.</text:span></text:span></text:p>
      <text:p text:style-name="P69"><text:span text:style-name="Strong_20_Emphasis"><text:span text:style-name="T439">A Empresa disponibilizar</text:span></text:span><text:span text:style-name="Strong_20_Emphasis"><text:span text:style-name="T440">á</text:span></text:span><text:span text:style-name="Strong_20_Emphasis"><text:span text:style-name="T439">, em um prazo de 10 (dez) dias, todos os recursos necessários para início das atividades estabelecidas após o aceite da OS.</text:span></text:span></text:p>
      <text:p text:style-name="P69"><text:span text:style-name="Strong_20_Emphasis"><text:span text:style-name="T439">O prazo para </text:span></text:span><text:span text:style-name="Strong_20_Emphasis"><text:span text:style-name="T444">recebimento provisório</text:span></text:span><text:span text:style-name="Strong_20_Emphasis"><text:span text:style-name="T439"> é de até 15 dias, conforme Lei 8.666/1993.</text:span></text:span></text:p>
      <text:p text:style-name="P68"><text:span text:style-name="Strong_20_Emphasis"><text:span text:style-name="T439">O prazo de execução será de até </text:span></text:span><text:span text:style-name="Strong_20_Emphasis"><text:span text:style-name="T440">12</text:span></text:span><text:span text:style-name="Strong_20_Emphasis"><text:span text:style-name="T439"> (</text:span></text:span><text:span text:style-name="Strong_20_Emphasis"><text:span text:style-name="T440">doze</text:span></text:span><text:span text:style-name="Strong_20_Emphasis"><text:span text:style-name="T439">) meses, contados a partir da assinatura do contrato.</text:span></text:span></text:p>
      <text:p text:style-name="P68"><text:span text:style-name="Strong_20_Emphasis"><text:span text:style-name="T439">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8"><text:span text:style-name="Strong_20_Emphasis"><text:span text:style-name="T439">A empresa tem prazo de 5 dias úteis, para apresentar justificativa referente a notificação de ocorrência em caso de descumprimento dos Instrumentos de Medições de Resultado (IMR).</text:span></text:span></text:p>
      <text:p text:style-name="P68"><text:span text:style-name="Strong_20_Emphasis"><text:span text:style-name="T439">O contratante tem prazo de 5 dias úteis, para analisar a justificativa da empresa, quanto a notificação de descumprimento do IMR bem como das providências.</text:span></text:span></text:p>
      <text:p text:style-name="P68"><text:span text:style-name="Strong_20_Emphasis"><text:span text:style-name="T377">11 </text:span></text:span><text:span text:style-name="Strong_20_Emphasis"><text:span text:style-name="T374">FISCALIZAÇÃO</text:span></text:span></text:p>
      <text:p text:style-name="P68"><text:soft-page-break/><text:span text:style-name="Strong_20_Emphasis"><text:span text:style-name="T444">As atividades envolvendo a fiscalização deverão ser executadas </text:span></text:span><text:span text:style-name="Strong_20_Emphasis"><text:span text:style-name="T445">Equipe de Gestão da Contratação (EGC)</text:span></text:span><text:span text:style-name="Strong_20_Emphasis"><text:span text:style-name="T444">.</text:span></text:span></text:p>
      <text:p text:style-name="P70"><text:span text:style-name="Strong_20_Emphasis"><text:span text:style-name="T448">Quando as pastas contidas no Romaneio forem concluídas, a empresa solicitará a fiscalização dos serviços prestados, para respectivo aceite e validação </text:span></text:span><text:span text:style-name="Strong_20_Emphasis"><text:span text:style-name="T449">até que </text:span></text:span><text:span text:style-name="Strong_20_Emphasis"><text:span text:style-name="T448">todas as pastas referentes a uma Ordem de Serviço </text:span></text:span><text:span text:style-name="Strong_20_Emphasis"><text:span text:style-name="T449">sejam</text:span></text:span><text:span text:style-name="Strong_20_Emphasis"><text:span text:style-name="T448"> concluídas. </text:span></text:span><text:span text:style-name="Strong_20_Emphasis"><text:span text:style-name="T449">A</text:span></text:span><text:span text:style-name="Strong_20_Emphasis"><text:span text:style-name="T448"> data limite para a realização da análise do Romaneio, por parte do </text:span></text:span><text:span text:style-name="Strong_20_Emphasis"><text:span text:style-name="T450">F</text:span></text:span><text:span text:style-name="Strong_20_Emphasis"><text:span text:style-name="T448">iscal, </text:span></text:span><text:span text:style-name="Strong_20_Emphasis"><text:span text:style-name="T449">será </text:span></text:span><text:span text:style-name="Strong_20_Emphasis"><text:span text:style-name="T448">de </text:span></text:span><text:span text:style-name="Strong_20_Emphasis"><text:span text:style-name="T449">até</text:span></text:span><text:span text:style-name="Strong_20_Emphasis"><text:span text:style-name="T448"> 15 dias para conclusão.</text:span></text:span></text:p>
      <text:p text:style-name="P70"><text:span text:style-name="Strong_20_Emphasis"><text:span text:style-name="T449">O</text:span></text:span><text:span text:style-name="Strong_20_Emphasis"><text:span text:style-name="T448"> </text:span></text:span><text:span text:style-name="Strong_20_Emphasis"><text:span text:style-name="T450">F</text:span></text:span><text:span text:style-name="Strong_20_Emphasis"><text:span text:style-name="T448">iscal </text:span></text:span><text:span text:style-name="Strong_20_Emphasis"><text:span text:style-name="T449">técnico</text:span></text:span><text:span text:style-name="Strong_20_Emphasis"><text:span text:style-name="T448"> deverá verificar o quantitativo de páginas informadas no </text:span></text:span><text:span text:style-name="Strong_20_Emphasis"><text:span text:style-name="T444">“Termo de Recebimento do Romaneio - TRR”</text:span></text:span><text:span text:style-name="Strong_20_Emphasis"><text:span text:style-name="T448"> e comparar com o quantitativo de páginas digitalizadas pela empresa, </text:span></text:span><text:span text:style-name="Strong_20_Emphasis"><text:span text:style-name="T444">além de verificar a qualidade das imagens geradas</text:span></text:span><text:span text:style-name="Strong_20_Emphasis"><text:span text:style-name="T448">, em repositório indicado pela contratante, para fins de aceite dos serviços.</text:span></text:span></text:p>
      <text:p text:style-name="P68"><text:span text:style-name="Strong_20_Emphasis"><text:span text:style-name="T448">Se os serviços executados pela empresa </text:span></text:span><text:span text:style-name="Strong_20_Emphasis"><text:span text:style-name="T449">n</text:span></text:span><text:span text:style-name="Strong_20_Emphasis"><text:span text:style-name="T448">ão satisfizerem as condições de execução do objeto, as falhas serão reportadas para avaliação d</text:span></text:span><text:span text:style-name="Strong_20_Emphasis"><text:span text:style-name="T449">a EGC e adoção d</text:span></text:span><text:span text:style-name="Strong_20_Emphasis"><text:span text:style-name="T448">as providências cabíveis.</text:span></text:span></text:p>
      <text:p text:style-name="P68"><text:span text:style-name="Strong_20_Emphasis"><text:span text:style-name="T378">12 </text:span></text:span><text:span text:style-name="Strong_20_Emphasis"><text:span text:style-name="T374">LOCA</text:span></text:span><text:span text:style-name="Strong_20_Emphasis"><text:span text:style-name="T376">L</text:span></text:span><text:span text:style-name="Strong_20_Emphasis"><text:span text:style-name="T374"> DE EXECUÇÃO DOS SERVIÇOS</text:span></text:span></text:p>
      <text:p text:style-name="P71"><text:span text:style-name="Strong_20_Emphasis"><text:span text:style-name="T393">Os serviços deverão ser prestados nas dependências da Sede do TRE-SE, situada no Centro Administrativo Augusto Franco, Variante 2, Lote 7, Bairro Capucho, Aracaju – SE.</text:span></text:span></text:p>
      <text:p text:style-name="P71"><text:span text:style-name="Strong_20_Emphasis"><text:span text:style-name="T393">7.3.2 A estrutura </text:span></text:span><text:span text:style-name="Strong_20_Emphasis"><text:span text:style-name="T394">disponibilizada para execução dos serviços, bem como </text:span></text:span><text:span text:style-name="Strong_20_Emphasis"><text:span text:style-name="T393">a descrição do ambiente de </text:span></text:span><text:span text:style-name="Strong_20_Emphasis"><text:span text:style-name="T394">arquivo da Secretaria de Gestão de Pessoas</text:span></text:span><text:span text:style-name="Strong_20_Emphasis"><text:span text:style-name="T393">, podem ser verificados no Anexo </text:span></text:span><text:span text:style-name="Strong_20_Emphasis"><text:span text:style-name="T394">X</text:span></text:span><text:span text:style-name="Strong_20_Emphasis"><text:span text:style-name="T393">I deste T</text:span></text:span><text:span text:style-name="Strong_20_Emphasis"><text:span text:style-name="T394">R</text:span></text:span><text:span text:style-name="Strong_20_Emphasis"><text:span text:style-name="T393">.</text:span></text:span></text:p>
      <text:p text:style-name="P68"><text:span text:style-name="Strong_20_Emphasis"><text:span text:style-name="T379">13</text:span></text:span><text:span text:style-name="Strong_20_Emphasis"><text:span text:style-name="T375"> INFORMAÇÕES RELEVANTES PARA O DIMENSIONAMENTO DA PROPOSTA</text:span></text:span></text:p>
      <text:p text:style-name="P75"><text:span text:style-name="Strong_20_Emphasis"><text:span text:style-name="T390">Constam do Anexo </text:span></text:span><text:span text:style-name="Strong_20_Emphasis"><text:span text:style-name="T391">I </text:span></text:span><text:span text:style-name="Strong_20_Emphasis"><text:span text:style-name="T392">e II</text:span></text:span><text:span text:style-name="Strong_20_Emphasis"><text:span text:style-name="T390"> </text:span></text:span><text:span text:style-name="Strong_20_Emphasis"><text:span text:style-name="T391">deste TR tabela</text:span></text:span><text:span text:style-name="Strong_20_Emphasis"><text:span text:style-name="T392">s</text:span></text:span><text:span text:style-name="Strong_20_Emphasis"><text:span text:style-name="T391"> contendo detalhamento quando ao volume dos documentos a serem higienizados, digitalizados e certificados.</text:span></text:span></text:p>
      <text:p text:style-name="P73"><text:span text:style-name="Strong_20_Emphasis"><text:span text:style-name="T390">Constam do Anexo </text:span></text:span><text:span text:style-name="Strong_20_Emphasis"><text:span text:style-name="T392">III</text:span></text:span><text:span text:style-name="Strong_20_Emphasis"><text:span text:style-name="T390"> </text:span></text:span><text:span text:style-name="Strong_20_Emphasis"><text:span text:style-name="T391">deste TR </text:span></text:span><text:span text:style-name="Strong_20_Emphasis"><text:span text:style-name="T392">especificação do processo de trabalho referente aos serviços de higienização, digitalização e assinatura digital</text:span></text:span><text:span text:style-name="Strong_20_Emphasis"><text:span text:style-name="T391">.</text:span></text:span></text:p>
      <text:p text:style-name="P72"><text:span text:style-name="Strong_20_Emphasis"><text:span text:style-name="T390">Constam do Anexo </text:span></text:span><text:span text:style-name="Strong_20_Emphasis"><text:span text:style-name="T392">I</text:span></text:span><text:span text:style-name="Strong_20_Emphasis"><text:span text:style-name="T391">V</text:span></text:span><text:span text:style-name="Strong_20_Emphasis"><text:span text:style-name="T390"> </text:span></text:span><text:span text:style-name="Strong_20_Emphasis"><text:span text:style-name="T391">deste TR </text:span></text:span><text:span text:style-name="Strong_20_Emphasis"><text:span text:style-name="T392">a minuta do termo de compromisso de manutenção do sigilo, bem como a minuta da declaração de ciência.</text:span></text:span></text:p>
      <text:p text:style-name="P74"><text:span text:style-name="Strong_20_Emphasis"><text:span text:style-name="T390">Constam do Anexo </text:span></text:span><text:span text:style-name="Strong_20_Emphasis"><text:span text:style-name="T391">V</text:span></text:span><text:span text:style-name="Strong_20_Emphasis"><text:span text:style-name="T392">II</text:span></text:span><text:span text:style-name="Strong_20_Emphasis"><text:span text:style-name="T390"> </text:span></text:span><text:span text:style-name="Strong_20_Emphasis"><text:span text:style-name="T391">deste TR </text:span></text:span><text:span text:style-name="Strong_20_Emphasis"><text:span text:style-name="T392">o glossário aplicável ao objeto.</text:span></text:span></text:p>
      <text:p text:style-name="P74"><text:span text:style-name="Strong_20_Emphasis"><text:span text:style-name="T390">Constam do Anexo </text:span></text:span><text:span text:style-name="Strong_20_Emphasis"><text:span text:style-name="T391">V</text:span></text:span><text:span text:style-name="Strong_20_Emphasis"><text:span text:style-name="T392">III</text:span></text:span><text:span text:style-name="Strong_20_Emphasis"><text:span text:style-name="T390"> </text:span></text:span><text:span text:style-name="Strong_20_Emphasis"><text:span text:style-name="T391">deste TR </text:span></text:span><text:span text:style-name="Strong_20_Emphasis"><text:span text:style-name="T392">os modelos de termos da contratação.</text:span></text:span></text:p>
      <text:p text:style-name="P74"><text:span text:style-name="Strong_20_Emphasis"><text:span text:style-name="T390">Constam do Anexo </text:span></text:span><text:span text:style-name="Strong_20_Emphasis"><text:span text:style-name="T392">X</text:span></text:span><text:span text:style-name="Strong_20_Emphasis"><text:span text:style-name="T390"> </text:span></text:span><text:span text:style-name="Strong_20_Emphasis"><text:span text:style-name="T391">deste TR </text:span></text:span><text:span text:style-name="Strong_20_Emphasis"><text:span text:style-name="T392">o modelo de atestado de visita técnica (</text:span></text:span><text:span text:style-name="Strong_20_Emphasis"><text:span text:style-name="T513">vistoria das instalações e do local onde os serviços serão prestados).</text:span></text:span></text:p>
      <text:p text:style-name="P74"><text:span text:style-name="Strong_20_Emphasis"><text:span text:style-name="T396">Constam do Anexo </text:span></text:span><text:span text:style-name="Strong_20_Emphasis"><text:span text:style-name="T395">X</text:span></text:span><text:span text:style-name="Strong_20_Emphasis"><text:span text:style-name="T396">I </text:span></text:span><text:span text:style-name="Strong_20_Emphasis"><text:span text:style-name="T395">deste TR </text:span></text:span><text:span text:style-name="Strong_20_Emphasis"><text:span text:style-name="T396">a estrutura </text:span></text:span><text:span text:style-name="Strong_20_Emphasis"><text:span text:style-name="T395">da sala de arquivos da SGP e o layout do local disponibilizado para que a Contratada possa executar os serviços.</text:span></text:span><text:span text:style-name="Strong_20_Emphasis"><text:span text:style-name="T391"> </text:span></text:span></text:p>
      <text:p text:style-name="P74"><text:span text:style-name="Strong_20_Emphasis"><text:span text:style-name="T396">Constam do Anexo </text:span></text:span><text:span text:style-name="Strong_20_Emphasis"><text:span text:style-name="T395">X</text:span></text:span><text:span text:style-name="Strong_20_Emphasis"><text:span text:style-name="T396">I</text:span></text:span><text:span text:style-name="Strong_20_Emphasis"><text:span text:style-name="T397">I</text:span></text:span><text:span text:style-name="Strong_20_Emphasis"><text:span text:style-name="T396"> </text:span></text:span><text:span text:style-name="Strong_20_Emphasis"><text:span text:style-name="T395">deste TR </text:span></text:span><text:span text:style-name="Strong_20_Emphasis"><text:span text:style-name="T397">os requisitos de qualificação dos profissionais necessários à boa prestação dos serviços.</text:span></text:span></text:p>
      <text:p text:style-name="P82"><text:span text:style-name="T407">14</text:span><text:span text:style-name="T405"> VISTORIA PARA A LICITAÇÃO </text:span><text:span text:style-name="T406">(FACULTATIVA)</text:span></text:p>
      <text:p text:style-name="P81"><text:span text:style-name="T317">1</text:span><text:span text:style-name="T346">4.1 </text:span><text:span text:style-name="T345">Para o correto dimensionamento e elaboração de sua proposta, o </text:span><text:span text:style-name="T347">licitante</text:span><text:span text:style-name="T345"> poderá realizar vistoria nas </text:span><text:span text:style-name="T348">dependências da Secretaria do TRE-SE</text:span><text:span text:style-name="T345">, acompanhado por servidor designado para esse fim, </text:span><text:span text:style-name="T348">sendo </text:span><text:soft-page-break/><text:span text:style-name="T348">franqueada a visita para o local de prestação dos serviços,</text:span><text:span text:style-name="T345"> de segunda à sexta-feira, das </text:span><text:span text:style-name="T348">7</text:span><text:span text:style-name="T345"> horas às </text:span><text:span text:style-name="T348">13</text:span><text:span text:style-name="T345"> horas.</text:span></text:p>
      <text:p text:style-name="P77"><text:span text:style-name="T317">14.2 </text:span>O prazo para vistoria iniciar-se-á no dia útil seguinte ao da publicação do Edital, estendendo-se até<text:span text:style-name="T298"> 02 (dois) dias úteis antes da</text:span> data prevista para a abertura da sessão pública.</text:p>
      <text:p text:style-name="P76"><text:span text:style-name="T361">1</text:span><text:span text:style-name="T362">4</text:span><text:span text:style-name="T361">.3 </text:span><text:span text:style-name="T359">O agendamento para vistoria deve </text:span><text:span text:style-name="T361">ser </text:span><text:span text:style-name="T359">efetuado previamente pelo e-mail </text:span><text:span text:style-name="T367">sedoc</text:span><text:a xlink:type="simple" xlink:href="mailto:coinf@tre-se.jus.br" text:style-name="Internet_20_link" text:visited-style-name="Visited_20_Internet_20_Link"><text:span text:style-name="T359">@tre-se.jus.br</text:span></text:a><text:span text:style-name="T359"> ou pelo telefone (0**79) 3209-</text:span><text:span text:style-name="T367">xxxx</text:span><text:span text:style-name="T359">.</text:span></text:p>
      <text:p text:style-name="P78"><text:span text:style-name="T317">14.4 </text:span>Para <text:span text:style-name="T317">efetuar </text:span>a vistoria, <text:span text:style-name="T315">o licitante</text:span> ou o seu representante legal deverá estar devidamente identificado, apresentando documento de identidade civil e documento expedido pela empresa comprovando sua habilitação para realização da vistoria.</text:p>
      <text:p text:style-name="P79"><text:span text:style-name="T318">14.5 </text:span>Em nenhuma hipótese o licitante poderá alegar desconhecimento, incompreensão, dúvidas ou esquecimento de qualquer detalhe relativo ao objeto, responsabilizando-se por quaisquer ônus decorrentes desses fatos.</text:p>
      <text:p text:style-name="P80"><text:span text:style-name="T318">14.6 </text:span>Para comprovação da vistoria deverá ser lavrado Atestado de Vistoria, <text:span text:style-name="T299">conforme modelo constante do </text:span><text:span text:style-name="T389">Anexo X deste TR</text:span><text:span text:style-name="T299">, o qual deverá ser preenchido e assinado pelo interessado em participar da licitação. </text:span></text:p>
      <text:p text:style-name="P159"><text:span text:style-name="Strong_20_Emphasis"><text:span text:style-name="T473">1</text:span></text:span><text:span text:style-name="Strong_20_Emphasis"><text:span text:style-name="T474">5</text:span></text:span><text:span text:style-name="Strong_20_Emphasis"><text:span text:style-name="T475"> </text:span></text:span><text:span text:style-name="Strong_20_Emphasis"><text:span text:style-name="T473">OBRIGAÇÕES</text:span></text:span></text:p>
      <text:p text:style-name="P160"><text:span text:style-name="Strong_20_Emphasis"><text:span text:style-name="T398">15</text:span></text:span><text:span text:style-name="Strong_20_Emphasis"><text:span text:style-name="T399">.</text:span></text:span><text:span text:style-name="Strong_20_Emphasis"><text:span text:style-name="T398">1</text:span></text:span><text:span text:style-name="Strong_20_Emphasis"><text:span text:style-name="T400"> Obrigações da Contratada</text:span></text:span></text:p>
      <text:p text:style-name="P173"><text:span text:style-name="Strong_20_Emphasis"><text:span text:style-name="T460">Executar os serviços em conformidade com as condições, obrigações e os prazos estabelecidos neste Termo de Referência.</text:span></text:span></text:p>
      <text:p text:style-name="P173"><text:span text:style-name="Strong_20_Emphasis"><text:span text:style-name="T460">Comunicar à Contratante, por escrito, qualquer irregularidade ou eventual atraso ou paralisação na execução do objeto por parte d</text:span></text:span><text:span text:style-name="Strong_20_Emphasis"><text:span text:style-name="T461">o Contratante</text:span></text:span><text:span text:style-name="Strong_20_Emphasis"><text:span text:style-name="T460">, que comprometa ou inviabilize a realização dos serviços, por meio de seu preposto.</text:span></text:span></text:p>
      <text:p text:style-name="P173"><text:span text:style-name="Strong_20_Emphasis"><text:span text:style-name="T460">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62">Sendo que o representante da Contratada deverá assinar o</text:span></text:span><text:span text:style-name="Strong_20_Emphasis"><text:span text:style-name="T369"> </text:span></text:span><text:span text:style-name="Strong_20_Emphasis"><text:span text:style-name="T478">Termo de</text:span></text:span><text:span text:style-name="Strong_20_Emphasis"><text:span text:style-name="T479"> Compromisso e Manutenção do Sigilo -TCMS (Anexo I</text:span></text:span><text:span text:style-name="Strong_20_Emphasis"><text:span text:style-name="T481">V</text:span></text:span><text:span text:style-name="Strong_20_Emphasis"><text:span text:style-name="T479"> deste TR) </text:span></text:span><text:span text:style-name="Strong_20_Emphasis"><text:span text:style-name="T480">e dar ciência a todos os seus empregados, bem como todos os empregados devem assinar a</text:span></text:span><text:span text:style-name="Strong_20_Emphasis"><text:span text:style-name="T479"> declaração de ciência do TCMS.</text:span></text:span></text:p>
      <text:p text:style-name="P173"><text:span text:style-name="Strong_20_Emphasis"><text:span text:style-name="T465">R</text:span></text:span><text:span text:style-name="Strong_20_Emphasis"><text:span text:style-name="T463">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74"><text:span text:style-name="Strong_20_Emphasis"><text:span text:style-name="T463">Manter, durante toda a execução do contrato, as condições de habilitação e qualificação exigidas na licitação.</text:span></text:span></text:p>
      <text:p text:style-name="P174"><text:span text:style-name="Strong_20_Emphasis"><text:span text:style-name="T463">Manter o preposto aceito pela área contratante, visando estabelecer contatos com o Gestor </text:span></text:span><text:span text:style-name="Strong_20_Emphasis"><text:span text:style-name="T464">do Contrante</text:span></text:span><text:span text:style-name="Strong_20_Emphasis"><text:span text:style-name="T463">.</text:span></text:span></text:p>
      <text:p text:style-name="P174"><text:span text:style-name="Strong_20_Emphasis"><text:span text:style-name="T460">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74"><text:span text:style-name="Strong_20_Emphasis"><text:span text:style-name="T460">Emitir nota (s) fiscal (ais) dos serviços efetivamente prestados acompanhadas dos </text:span></text:span><text:span text:style-name="Strong_20_Emphasis"><text:span text:style-name="T470">Termos de Recebimento Definitivo</text:span></text:span><text:span text:style-name="Strong_20_Emphasis"><text:span text:style-name="T460">, discriminando o período a que se refere o serviço ou etapa, o local da prestação do serviço, os números dos Romaneios realizados com seus respectivos quantitativos de páginas concluídas e o objeto do respectivo contrato.</text:span></text:span></text:p>
      <text:p text:style-name="P174"><text:span text:style-name="Strong_20_Emphasis"><text:span text:style-name="T463">A Contratada deverá emitir todas as notas fiscais ou fatura com o mesmo CNPJ que consta do contrato e da proposta.</text:span></text:span></text:p>
      <text:p text:style-name="P174"><text:soft-page-break/><text:span text:style-name="Strong_20_Emphasis"><text:span text:style-name="T463">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74"><text:span text:style-name="Strong_20_Emphasis"><text:span text:style-name="T463">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74"><text:span text:style-name="Strong_20_Emphasis"><text:span text:style-name="T463">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74"><text:span text:style-name="Strong_20_Emphasis"><text:span text:style-name="T463">São de inteira responsabilidade da contratada todas as obrigações pelos encargos previdenciários, fiscais, trabalhistas e comerciais resultantes da execução do contrato.</text:span></text:span></text:p>
      <text:p text:style-name="P174"><text:span text:style-name="Strong_20_Emphasis"><text:span text:style-name="T463">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74"><text:span text:style-name="Strong_20_Emphasis"><text:span text:style-name="T463">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74"><text:span text:style-name="Strong_20_Emphasis"><text:span text:style-name="T463">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74"><text:span text:style-name="Strong_20_Emphasis"><text:span text:style-name="T463">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74"><text:span text:style-name="Strong_20_Emphasis"><text:span text:style-name="T463">Substituir, imediatamente, sem qualquer ônus para </text:span></text:span><text:span text:style-name="Strong_20_Emphasis"><text:span text:style-name="T466">o Contrante</text:span></text:span><text:span text:style-name="Strong_20_Emphasis"><text:span text:style-name="T463">, sempre que exigido, e, por parte desta, qualquer prestador de serviço, cuja atuação, permanência ou comportamento sejam julgados prejudiciais, inconvenientes ou insatisfatórios.</text:span></text:span></text:p>
      <text:p text:style-name="P174"><text:span text:style-name="Strong_20_Emphasis"><text:span text:style-name="T463">Fornecer aos seus funcionários todos os equipamentos (EPIs) necessários para a execução dos serviços contratados.</text:span></text:span></text:p>
      <text:p text:style-name="P174"><text:span text:style-name="Strong_20_Emphasis"><text:span text:style-name="T463">Apresentar justificativa referente a notificação de ocorrência em caso de descumprimento dos Instrumentos de Medições de Resultado (IMR) no prazo de 5 dias úteis. </text:span></text:span></text:p>
      <text:p text:style-name="P174"><text:span text:style-name="Strong_20_Emphasis"><text:span text:style-name="T463">Disponibilizar recursos materiais (computador, scanner, softwares etc.), recursos humanos e de logística para execução do processo de digitalização.</text:span></text:span></text:p>
      <text:p text:style-name="P174"><text:span text:style-name="Strong_20_Emphasis"><text:span text:style-name="T463">Estabelecer com seus empregados horários de trabalho de acordo com o horário de funcionamento d</text:span></text:span><text:span text:style-name="Strong_20_Emphasis"><text:span text:style-name="T467">a</text:span></text:span><text:span text:style-name="Strong_20_Emphasis"><text:span text:style-name="T463"> </text:span></text:span><text:span text:style-name="Strong_20_Emphasis"><text:span text:style-name="T467">Contratante</text:span></text:span><text:span text:style-name="Strong_20_Emphasis"><text:span text:style-name="T463">.</text:span></text:span></text:p>
      <text:p text:style-name="P174"><text:span text:style-name="Strong_20_Emphasis"><text:span text:style-name="T463">Apresentar a relação nominal dos empregados com os dados exigidos pelo </text:span></text:span><text:span text:style-name="Strong_20_Emphasis"><text:span text:style-name="T467">C</text:span></text:span><text:span text:style-name="Strong_20_Emphasis"><text:span text:style-name="T463">ontratante, para acesso ao órgão para execução dos serviços.</text:span></text:span></text:p>
      <text:p text:style-name="P172"><text:span text:style-name="Strong_20_Emphasis"><text:span text:style-name="T468">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2"><text:span text:style-name="Strong_20_Emphasis"><text:span text:style-name="T471">Arcar com o ônus decorrente de eventual equívoco no dimensionamento dos quantitativos de sua proposta, devendo complementá-los, caso o previsto inicialmente em sua proposta não seja satisfatório para o </text:span></text:span><text:soft-page-break/><text:span text:style-name="Strong_20_Emphasis"><text:span text:style-name="T471">atendimento ao objeto da licitação, exceto quando ocorrer algum dos eventos arrolados nos incisos do § 1º do art. 57 da Lei nº 8.666, de 1993.</text:span></text:span></text:p>
      <text:p text:style-name="P172"><text:span text:style-name="Strong_20_Emphasis"><text:span text:style-name="T468">Utilizar o certificado Digital de Pessoa Jurídica disponibilizado pela contratante somente para assinar os </text:span></text:span><text:span text:style-name="Strong_20_Emphasis"><text:span text:style-name="T467">a</text:span></text:span><text:span text:style-name="Strong_20_Emphasis"><text:span text:style-name="T468">ssentamentos </text:span></text:span><text:span text:style-name="Strong_20_Emphasis"><text:span text:style-name="T467">f</text:span></text:span><text:span text:style-name="Strong_20_Emphasis"><text:span text:style-name="T468">uncionais digitalizados no padrão AFD.</text:span></text:span></text:p>
      <text:p text:style-name="P172"><text:span text:style-name="Strong_20_Emphasis"><text:span text:style-name="T468">Devolver certificado Digital de Pessoa Jurídica disponibilizado pela contratante após o encerramento dos serviços</text:span></text:span><text:span text:style-name="Strong_20_Emphasis"><text:span text:style-name="T368">.</text:span></text:span></text:p>
      <text:p text:style-name="P172"><text:span text:style-name="Strong_20_Emphasis"><text:span text:style-name="T468">Produzir arquivos da pasta funcional em seções respeitando o tamanho de arquivo máximo definido pela S</text:span></text:span><text:span text:style-name="Strong_20_Emphasis"><text:span text:style-name="T469">ecretaria de Gestão de Pessoas (SGP/TRE-SE)</text:span></text:span><text:span text:style-name="Strong_20_Emphasis"><text:span text:style-name="T468"> e conforme a sinalética constante das pastas do romaneio.</text:span></text:span></text:p>
      <text:p text:style-name="P172"><text:span text:style-name="Strong_20_Emphasis"><text:span text:style-name="T468">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2"><text:span text:style-name="Strong_20_Emphasis"><text:span text:style-name="T468">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2"><text:span text:style-name="Strong_20_Emphasis"><text:span text:style-name="T468">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2"><text:span text:style-name="Strong_20_Emphasis"><text:span text:style-name="T468">Relatar à Contratante toda e qualquer irregularidade verificada no decorrer da prestação dos serviços.</text:span></text:span></text:p>
      <text:p text:style-name="P175"><text:span text:style-name="Strong_20_Emphasis"><text:span text:style-name="T398">15</text:span></text:span><text:span text:style-name="Strong_20_Emphasis"><text:span text:style-name="T399">.</text:span></text:span><text:span text:style-name="Strong_20_Emphasis"><text:span text:style-name="T398">2</text:span></text:span><text:span text:style-name="Strong_20_Emphasis"><text:span text:style-name="T401"> Obrigações do Contratante</text:span></text:span></text:p>
      <text:p text:style-name="P189"><text:span text:style-name="Strong_20_Emphasis"><text:span text:style-name="T330">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89"><text:span text:style-name="Strong_20_Emphasis"><text:span text:style-name="T330">Disponibilizar em tempo hábil para a contratada de acordo com a</text:span></text:span><text:span text:style-name="Strong_20_Emphasis"><text:span text:style-name="T410"> </text:span></text:span><text:span text:style-name="Strong_20_Emphasis"><text:span text:style-name="T482">Tabela de Estimativa de Execução de Atividades</text:span></text:span><text:span text:style-name="Strong_20_Emphasis"><text:span text:style-name="T410"> </text:span></text:span><text:span text:style-name="Strong_20_Emphasis"><text:span text:style-name="T411">(Anexo XII deste TR)</text:span></text:span><text:span text:style-name="Strong_20_Emphasis"><text:span text:style-name="T410">,</text:span></text:span><text:span text:style-name="Strong_20_Emphasis"><text:span text:style-name="T330"> as pastas funcionais com as folhas numeradas, e divididas por seções se for o caso, com a Declaração de conclusão da digitalização do Legado que será obrigatoriamente o último documento da última seção do legado.</text:span></text:span></text:p>
      <text:p text:style-name="P189"><text:span text:style-name="Strong_20_Emphasis"><text:span text:style-name="T330">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89"><text:span text:style-name="Strong_20_Emphasis"><text:span text:style-name="T330">Prestar as informações e os esclarecimentos que venham a ser solicitados pela contratada.</text:span></text:span></text:p>
      <text:p text:style-name="P189"><text:span text:style-name="Strong_20_Emphasis"><text:span text:style-name="T330">Permitir, durante a vigência do contrato, o acesso dos representantes ou prepostos da empresa ao local de prestação de serviços, desde que devidamente identificados e acompanhados por representante do Contratante.</text:span></text:span></text:p>
      <text:p text:style-name="P189"><text:span text:style-name="Strong_20_Emphasis"><text:span text:style-name="T330">Notificar a contratada, por escrito, sobre toda e qualquer irregularidade constatada na execução dos serviços.</text:span></text:span></text:p>
      <text:p text:style-name="P189"><text:span text:style-name="Strong_20_Emphasis"><text:span text:style-name="T330">Efetuar o pagamento à contratada de acordo com as condições estabelecidas no contrato, efetuando as retenções tributárias devidas sobre o valor da Nota Fiscal/Fatura fornecida pela contratada.</text:span></text:span></text:p>
      <text:p text:style-name="P189"><text:span text:style-name="Strong_20_Emphasis"><text:span text:style-name="T330">Analisar a justificativa da contratada quanto a notificação de descumprimento do Instrumento de Medição de Resultado (IMR) bem como das providências, no prazo de 5 dias úteis.</text:span></text:span></text:p>
      <text:p text:style-name="P189"><text:span text:style-name="Strong_20_Emphasis"><text:span text:style-name="T330">Disponibilizar Certificado Digital Pessoa Jurídica para a assinatura dos Assentamentos Funcionais digitalizados no padrão AFD pela empresa contratada.</text:span></text:span></text:p>
      <text:p text:style-name="P191"><text:span text:style-name="T309">1</text:span><text:span text:style-name="T310">6</text:span><text:span text:style-name="T307"> DA SUBCONTRATAÇÃO</text:span></text:p>
      <text:p text:style-name="P176"><text:soft-page-break/><text:span text:style-name="T319">16</text:span>.1 É expressamente vedada a <text:span text:style-name="T291">subcontratação</text:span> no todo ou em parte do objeto deste Termo de Referência, sob pena de anulação da contratação.</text:p>
      <text:p text:style-name="P166"><text:span text:style-name="T320">17</text:span> MODELO DE GESTÃO DO CONTRATO</text:p>
      <text:p text:style-name="P183"><text:span text:style-name="T320">17.1</text:span> <text:span text:style-name="T320">Controle e fiscalização da execução</text:span></text:p>
      <text:p text:style-name="P184"><text:span text:style-name="T320">17</text:span>.1.1 Da Equipe de Gestão da Contratação (EGC)</text:p>
      <text:p text:style-name="P185"><text:span text:style-name="T320">17.1.1.1 </text:span>A equipe responsável <text:span text:style-name="T287">pela gestão e fiscalização d</text:span>a execução contratual, <text:span text:style-name="T293">denominada Equipe de Gestão da Contratação (EGC),</text:span> será constituída <text:span text:style-name="T288">por membros da Administração especialmente designados, com as seguintes funções:</text:span></text:p>
      <text:p text:style-name="P153"><text:span text:style-name="T320">17.1.1.1.1 </text:span>Gestor do Contrato: servidor com atribuições gerenciais designado para coordenar e comandar o processo de gestão e fiscalização contratual. A ele caberá <text:span text:style-name="T312">o encaminhamento de</text:span> indicação de <text:span text:style-name="T303">glosas ou</text:span> sanções <text:span text:style-name="T303">para a Área Administrativa</text:span>; <text:span text:style-name="T313">efetuar o</text:span> Recebimento Definitivo; autorizar a emissão de nota fiscal; encaminhar eventuais pedidos de modificação contratual para a Área Administrativa; <text:span text:style-name="T314">verificação da manutenção da necessidade, economicidade e oportunidade da contratação; manutenção do </text:span>histórico de gerenciamento do contrato, contendo registros formais de todas as ocorrências positivas e negativas da execução do contrato.</text:p>
      <text:p text:style-name="P154"><text:span text:style-name="T320">17.1.1.1.2 </text:span>Fiscal Técnico <text:span text:style-name="T488">1</text:span>: servidor representante da Área de <text:span text:style-name="T488">Gestão de Pessoas</text:span> <text:span text:style-name="T289">responsável por fiscalizar tecnicamente o contrato</text:span>. Cabe ao Fiscal Técnico <text:span text:style-name="T306">o</text:span> <text:span text:style-name="T305">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303">identificação de</text:span> não conformidade com os termos contratuais.</text:p>
      <text:p text:style-name="P148"/>
      <text:p text:style-name="P149">Fiscal Técnico <text:span text:style-name="T488">2</text:span>: servidor representante da Área de <text:span text:style-name="T488">Gestão Documental</text:span> <text:span text:style-name="T289">responsável por </text:span><text:span text:style-name="T363">fiscalizar tecnicamente o contrato</text:span><text:span text:style-name="T359">. Cabe ao Fiscal Técnico </text:span><text:span text:style-name="T364">o</text:span><text:span text:style-name="T359"> </text:span><text:span text:style-name="T365">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59"> </text:span><text:span text:style-name="T366">identificação de</text:span><text:span text:style-name="T359"> não conformidade com os termos contratuais.</text:span></text:p>
      <text:p text:style-name="P149"/>
      <text:p text:style-name="P155"><text:span text:style-name="T320">17.1.1.1.3 </text:span>Fiscal Administrativo: servidor representante da <text:span text:style-name="T292">Área</text:span> Administrativa <text:span text:style-name="T290">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67"><text:span text:style-name="T321">17.1.2 </text:span>Integrantes da Equipe de Gestão da Contratação (EGC):</text:p>
      <text:p text:style-name="P150"><text:span text:style-name="T321">17.1.2.1 </text:span>Gestor do Contrato: <text:span text:style-name="T321">XXXXXXXXXXXXXXX e, em suas ausências, XXXXXXXXXXXXXXXXXXX.</text:span></text:p>
      <text:p text:style-name="P151"><text:span text:style-name="T321">17.1.2.2 Fiscal Técnico 1 (SEREF/SGP): XXXXXXXXXXXXXXX</text:span> e, em suas ausências, <text:span text:style-name="T488">XXXXXXXXXXXXXXXXXXX</text:span>.</text:p>
      <text:p text:style-name="P152"><text:span text:style-name="T321">17.1.2.2 Fiscal Técnico 2 (SEDOC/SJD): XXXXXXXXXXXXXXX</text:span> e, em suas ausências, <text:span text:style-name="T488">XXXXXXXXXXXXXXXXXXX</text:span>.</text:p>
      <text:p text:style-name="P156"><text:span text:style-name="T146">1</text:span><text:span text:style-name="T147">7</text:span><text:span text:style-name="T146">.1.2.3 </text:span><text:span text:style-name="T148">Fiscal Administrativo: </text:span><text:span text:style-name="T149">XXXXXXXXXXXXXXX</text:span><text:span text:style-name="T150"> e, em suas ausências, </text:span><text:span text:style-name="T151">XXXXXXXXXXXXXXXXXXX</text:span><text:span text:style-name="T150">.</text:span></text:p>
      <text:p text:style-name="P162"><text:span text:style-name="T322">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94"><text:span text:style-name="T322">17.1.4 Os </text:span>esclarecimentos solicitados pela EGC deverão ser prestados imediatamente, podendo ser fixado prazo de acordo com a complexidade do caso.</text:p>
      <text:p text:style-name="P194"><text:soft-page-break/><text:span text:style-name="T6">1</text:span><text:span text:style-name="T7">7</text:span><text:span text:style-name="T6">.1.5 </text:span><text:span text:style-name="T8">A </text:span><text:span text:style-name="T9">EGC</text:span><text:span text:style-name="T8"> determinará o que for necessário à solução das irregularidades detectadas durante a execução contratual.</text:span></text:p>
      <text:p text:style-name="P177"><text:span text:style-name="T322">17.1.6 </text:span>Quando as decisões e as providências ultrapassarem a competência da <text:span text:style-name="T286">EGC</text:span>, esta submeterá a matéria aos seus superiores hierárquicos, em tempo hábil, para que seja determinada a adoção das medidas cabíveis.</text:p>
      <text:p text:style-name="P177"><text:span text:style-name="T322">17.1.7 </text:span>Nenhuma modificação poderá ser feita na prestação dos serviços sem autorização expressa da <text:span text:style-name="T286">EGC</text:span>.</text:p>
      <text:p text:style-name="P178"><text:span text:style-name="T322">17.1.8 </text:span>As normas constantes dessas especificações não desobrigam a Contratada do cumprimento de outras disposições legais, federais, estaduais e municipais pertinentes.</text:p>
      <text:p text:style-name="P169"><text:span text:style-name="T13">1</text:span><text:span text:style-name="T24">7</text:span><text:span text:style-name="T13">.</text:span><text:span text:style-name="T19">2</text:span><text:span text:style-name="T13"> </text:span><text:span text:style-name="T12">Mecanismos de comunicação</text:span></text:p>
      <text:p text:style-name="P179"><text:span text:style-name="T323">17.2.1 </text:span>A comunicação entre o Contratante e a Contratada ocorrerá, preferencialmente, por meio do Preposto, <text:span text:style-name="T300">para tratar de </text:span>assuntos relacionados à gestão e fiscalização contratua<text:span text:style-name="T300">l.</text:span></text:p>
      <text:p text:style-name="P180"><text:span text:style-name="T323">17.2.2 </text:span>As comunicações devem ser realizadas por escrito, sempre que o ato exigir tal formalidade, <text:span text:style-name="T301">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302">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304">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7"><text:span text:style-name="Strong_20_Emphasis"><text:span text:style-name="T370">Contratante</text:span></text:span></text:p>
          </table:table-cell>
          <table:table-cell table:style-name="Table2.A2" office:value-type="string">
            <text:p text:style-name="P23"><text:span text:style-name="T489">Gestor do Contrato</text:span> </text:p>
          </table:table-cell>
          <table:table-cell table:style-name="Table2.E2" office:value-type="string">
            <text:p text:style-name="P24">Sob Demanda<office:annotation><dc:creator>Autor desconhecido</dc:creator><dc:date>2019-07-30T16:28:15</dc:date><text:p text:style-name="P215"><text:span text:style-name="T549">Modelo de documentos do processo:</text:span></text:p><text:p text:style-name="P215"><text:span text:style-name="T549"/></text:p><text:p text:style-name="P215"><text:span text:style-name="T549">Termo de Abertura da Ordem de Serviço (TAOS)</text:span></text:p><text:p text:style-name="P215"><text:span text:style-name="T549">Termo de Encerramento da Ordem de Serviço (TEOS)</text:span></text:p><text:p text:style-name="P215"><text:span text:style-name="T549"/></text:p><text:p text:style-name="P215"><text:span text:style-name="T549">Termo de Recebimento do Romaneio - TRR</text:span></text:p><text:p text:style-name="P215"><text:span text:style-name="T549">Termo de Devolução do Romaneio - TDR</text:span></text:p><text:p text:style-name="P215"><text:span text:style-name="T549"/></text:p><text:p text:style-name="P215"><text:span text:style-name="T549">Termo de Registros de Incidentes ou Ocorrências - TRIO</text:span></text:p><text:p text:style-name="P215"><text:span text:style-name="T549"/></text:p><text:p text:style-name="P215"><text:span text:style-name="T549"/></text:p><text:p text:style-name="P215"><text:span text:style-name="T549">Termo de Aceite Provisório do Romaneio - TAPR.</text:span></text:p><text:p text:style-name="P215"><text:span text:style-name="T549">Termo de Aceite Definitivo do Romaneio – TADR</text:span></text:p><text:p text:style-name="P215"><text:span text:style-name="T549"/></text:p><text:p text:style-name="P215"><text:span text:style-name="T549">Declaração de Conclusão da Digitalização do Legado – DCDL</text:span></text:p><text:p text:style-name="P215"><text:span text:style-name="T549"/></text:p><text:p text:style-name="P215"><text:span text:style-name="T549">Verificar com Evandro se é necessário incluir tais documentos.</text:span></text:p><text:p text:style-name="P215"><text:span text:style-name="T549"/></text:p></office:annotation></text:p>
          </table:table-cell>
        </table:table-row>
      </table:table>
      <text:p text:style-name="P195"/>
      <text:p text:style-name="P170"><text:span text:style-name="T14">1</text:span><text:span text:style-name="T25">7</text:span><text:span text:style-name="T14">.</text:span><text:span text:style-name="T20">3</text:span><text:span text:style-name="T1"> </text:span><text:span text:style-name="T15">Metodologia </text:span><text:span text:style-name="T16">de </text:span><text:span text:style-name="T17">aferição </text:span><text:span text:style-name="T18">e verificação da qualidade</text:span><text:span text:style-name="T17"> dos serviços prestados</text:span></text:p>
      <text:p text:style-name="P84"><text:span text:style-name="Strong_20_Emphasis"><text:span text:style-name="T109">1</text:span></text:span><text:span text:style-name="Strong_20_Emphasis"><text:span text:style-name="T110">7</text:span></text:span><text:span text:style-name="Strong_20_Emphasis"><text:span text:style-name="T109">.</text:span></text:span><text:span text:style-name="Strong_20_Emphasis"><text:span text:style-name="T349">3</text:span></text:span><text:span text:style-name="Strong_20_Emphasis"><text:span text:style-name="T111">.1</text:span></text:span><text:span text:style-name="Strong_20_Emphasis"><text:span text:style-name="T130"> A </text:span></text:span><text:span text:style-name="Strong_20_Emphasis"><text:span text:style-name="T131">avaliação da </text:span></text:span><text:span text:style-name="Strong_20_Emphasis"><text:span text:style-name="T130">qualidade dos serviços prestados será </text:span></text:span><text:span text:style-name="Strong_20_Emphasis"><text:span text:style-name="T131">realizada mediante apuração dos indicadores </text:span></text:span><text:span text:style-name="Strong_20_Emphasis"><text:span text:style-name="T130">de desempenho constantes do </text:span></text:span><text:span text:style-name="Strong_20_Emphasis"><text:span text:style-name="T184">Anexo V deste TR</text:span></text:span><text:span text:style-name="Strong_20_Emphasis"><text:span text:style-name="T162">, </text:span></text:span><text:span text:style-name="Strong_20_Emphasis"><text:span text:style-name="T132">"</text:span></text:span><text:span text:style-name="Strong_20_Emphasis"><text:span text:style-name="T133">Instrumento de Medição de Resultados – IMR</text:span></text:span><text:span text:style-name="Strong_20_Emphasis"><text:span text:style-name="T132">"</text:span></text:span><text:span text:style-name="Strong_20_Emphasis"><text:span text:style-name="T134">.</text:span></text:span></text:p>
      <text:p text:style-name="P64"><text:span text:style-name="Strong_20_Emphasis"><text:span text:style-name="T350">1</text:span></text:span><text:span text:style-name="Strong_20_Emphasis"><text:span text:style-name="T351">7</text:span></text:span><text:span text:style-name="Strong_20_Emphasis"><text:span text:style-name="T350">.</text:span></text:span><text:span text:style-name="Strong_20_Emphasis"><text:span text:style-name="T352">3</text:span></text:span><text:span text:style-name="Strong_20_Emphasis"><text:span text:style-name="T350">.2 </text:span></text:span><text:span text:style-name="Strong_20_Emphasis"><text:span text:style-name="T353">A Contratada será responsável pelo cumprimento das metas </text:span></text:span><text:span text:style-name="Strong_20_Emphasis"><text:span text:style-name="T354">estabelecidas</text:span></text:span><text:span text:style-name="Strong_20_Emphasis"><text:span text:style-name="T353">, cabendo ao Contratante efetuar auditorias periódicas como forma de resguardar os interesses da Administração.</text:span></text:span></text:p>
      <text:p text:style-name="P65"><text:span text:style-name="Strong_20_Emphasis"><text:span text:style-name="T490">1</text:span></text:span><text:span text:style-name="Strong_20_Emphasis"><text:span text:style-name="T491">7</text:span></text:span><text:span text:style-name="Strong_20_Emphasis"><text:span text:style-name="T490">.3.3</text:span></text:span><text:span text:style-name="Strong_20_Emphasis"><text:span text:style-name="T492"> </text:span></text:span><text:span text:style-name="Strong_20_Emphasis"><text:span text:style-name="T493">A </text:span></text:span><text:span text:style-name="Strong_20_Emphasis"><text:span text:style-name="T494">frequência</text:span></text:span><text:span text:style-name="Strong_20_Emphasis"><text:span text:style-name="T493"> de aferição </text:span></text:span><text:span text:style-name="Strong_20_Emphasis"><text:span text:style-name="T495">e avaliação dos níveis de serviço será mensal, devendo o</text:span></text:span><text:span text:style-name="Strong_20_Emphasis"><text:span text:style-name="T492"> </text:span></text:span><text:span text:style-name="Strong_20_Emphasis"><text:span text:style-name="T496">preposto da Contratada</text:span></text:span><text:span text:style-name="Strong_20_Emphasis"><text:span text:style-name="T492"> </text:span></text:span><text:span text:style-name="Strong_20_Emphasis"><text:span text:style-name="T495">elaborar </text:span></text:span><text:span text:style-name="Strong_20_Emphasis"><text:span text:style-name="T492">relatório gerencial, </text:span></text:span><text:span text:style-name="Strong_20_Emphasis"><text:span text:style-name="T497">denominado “Relatório de Prestação de Serviços - RPS”</text:span></text:span><text:span text:style-name="Strong_20_Emphasis"><text:span text:style-name="T492">, </text:span></text:span><text:span text:style-name="Strong_20_Emphasis"><text:span text:style-name="T493">em meio eletrônico, </text:span></text:span><text:span text:style-name="Strong_20_Emphasis"><text:span text:style-name="T498">apresentando-o a</text:span></text:span><text:span text:style-name="Strong_20_Emphasis"><text:span text:style-name="T492">o Fiscal Técnico </text:span></text:span><text:span text:style-name="Strong_20_Emphasis"><text:span text:style-name="T498">até o </text:span></text:span><text:span text:style-name="Strong_20_Emphasis"><text:span text:style-name="T499">primeiro</text:span></text:span><text:span text:style-name="Strong_20_Emphasis"><text:span text:style-name="T498"> dia útil do mês subsequente ao da prestação dos serviços</text:span></text:span><text:span text:style-name="Strong_20_Emphasis"><text:span text:style-name="T500">.</text:span></text:span></text:p>
      <text:p text:style-name="P65"><text:span text:style-name="Strong_20_Emphasis"><text:span text:style-name="T355">1</text:span></text:span><text:span text:style-name="Strong_20_Emphasis"><text:span text:style-name="T356">7</text:span></text:span><text:span text:style-name="Strong_20_Emphasis"><text:span text:style-name="T355">.3.3.1</text:span></text:span><text:span text:style-name="Strong_20_Emphasis"><text:span text:style-name="T357"> As seguintes informações deverão constar do </text:span></text:span><text:span text:style-name="Strong_20_Emphasis"><text:span text:style-name="T358">RPS</text:span></text:span><text:span text:style-name="Strong_20_Emphasis"><text:span text:style-name="T357">:</text:span></text:span></text:p>
      <text:p text:style-name="P157"><text:span text:style-name="T324">a) a quantidade de romaneios entregues, a quantidade de </text:span>pastas e páginas digitalizadas;</text:p>
      <text:p text:style-name="P158"><text:span text:style-name="Strong_20_Emphasis"><text:span text:style-name="T11">b) a quantidade de páginas rejeitadas pelo processo de fiscalização</text:span></text:span><text:span text:style-name="Strong_20_Emphasis"><text:span text:style-name="T10">;</text:span></text:span></text:p>
      <text:p text:style-name="P164"><text:span text:style-name="Strong_20_Emphasis"><text:span text:style-name="T501">1</text:span></text:span><text:span text:style-name="Strong_20_Emphasis"><text:span text:style-name="T502">7</text:span></text:span><text:span text:style-name="Strong_20_Emphasis"><text:span text:style-name="T501">.3.3.</text:span></text:span><text:span text:style-name="Strong_20_Emphasis"><text:span text:style-name="T503">2</text:span></text:span><text:span text:style-name="Strong_20_Emphasis"><text:span text:style-name="T504"> </text:span></text:span><text:span text:style-name="T505">A entrega do RPS será condição necessária à atestação dos serviços pelo Contratante, para fins de pagamento das faturas.</text:span></text:p>
      <text:p text:style-name="P168"><text:span text:style-name="Strong_20_Emphasis"><text:span text:style-name="T121">1</text:span></text:span><text:span text:style-name="Strong_20_Emphasis"><text:span text:style-name="T122">7</text:span></text:span><text:span text:style-name="Strong_20_Emphasis"><text:span text:style-name="T121">.3.3.</text:span></text:span><text:span text:style-name="Strong_20_Emphasis"><text:span text:style-name="T123">3</text:span></text:span><text:span text:style-name="T119"> De posse do RPS, o Fiscal Técnico </text:span><text:span text:style-name="T124">deverá avaliar,</text:span><text:span text:style-name="T125"> </text:span><text:span text:style-name="T126">em </text:span><text:span text:style-name="T128">até </text:span><text:span text:style-name="T129">5</text:span><text:span text:style-name="T128"> dias úteis</text:span><text:span text:style-name="T126">,</text:span><text:span text:style-name="T124"> o cumprimento das metas associadas aos indicadores de qualidade</text:span><text:span text:style-name="T127">.</text:span></text:p>
      <text:p text:style-name="P192"><text:span text:style-name="Strong_20_Emphasis"><text:span text:style-name="T152">1</text:span></text:span><text:span text:style-name="Strong_20_Emphasis"><text:span text:style-name="T159">7</text:span></text:span><text:span text:style-name="Strong_20_Emphasis"><text:span text:style-name="T152">.3.3.</text:span></text:span><text:span text:style-name="Strong_20_Emphasis"><text:span text:style-name="T153">4 </text:span></text:span><text:span text:style-name="Strong_20_Emphasis"><text:span text:style-name="T154">Em caso de descumprimento d</text:span></text:span><text:span text:style-name="Strong_20_Emphasis"><text:span text:style-name="T155">as </text:span></text:span><text:span text:style-name="Strong_20_Emphasis"><text:span text:style-name="T156">metas </text:span></text:span><text:span text:style-name="Strong_20_Emphasis"><text:span text:style-name="T155">estabelecidas para o período em análise</text:span></text:span><text:span text:style-name="Strong_20_Emphasis"><text:span text:style-name="T157">, haverá repercussão </text:span></text:span><text:span text:style-name="Strong_20_Emphasis"><text:span text:style-name="T158">(glosas)</text:span></text:span><text:span text:style-name="Strong_20_Emphasis"><text:span text:style-name="T157"> na prestação pecuniária.</text:span></text:span></text:p>
      <text:p text:style-name="P193"><text:soft-page-break/><text:span text:style-name="Strong_20_Emphasis"><text:span text:style-name="T185">1</text:span></text:span><text:span text:style-name="Strong_20_Emphasis"><text:span text:style-name="T186">7</text:span></text:span><text:span text:style-name="Strong_20_Emphasis"><text:span text:style-name="T185">.3.3.4.1 </text:span></text:span></text:p>
      <text:p text:style-name="P188"><text:span text:style-name="Strong_20_Emphasis"><text:span text:style-name="T331">1</text:span></text:span><text:span text:style-name="Strong_20_Emphasis"><text:span text:style-name="T332">7</text:span></text:span><text:span text:style-name="Strong_20_Emphasis"><text:span text:style-name="T331">.3.3.</text:span></text:span><text:span text:style-name="Strong_20_Emphasis"><text:span text:style-name="T333">5</text:span></text:span><text:span text:style-name="Strong_20_Emphasis"><text:span text:style-name="T334"> </text:span></text:span><text:span text:style-name="Strong_20_Emphasis"><text:span text:style-name="T335">O Fiscal Técnico deverá submeter o resultado da avaliação para conhecimento da Contratada, que disporá d</text:span></text:span><text:span text:style-name="Strong_20_Emphasis"><text:span text:style-name="T336">o prazo de cinco dias úteis, a contar da data do </text:span></text:span><text:span text:style-name="Strong_20_Emphasis"><text:span text:style-name="T335">recebimento da comunicação</text:span></text:span><text:span text:style-name="Strong_20_Emphasis"><text:span text:style-name="T336">, para apresentar </text:span></text:span><text:span text:style-name="Strong_20_Emphasis"><text:span text:style-name="T337">as devidas</text:span></text:span><text:span text:style-name="Strong_20_Emphasis"><text:span text:style-name="T336"> justificativas.</text:span></text:span></text:p>
      <text:p text:style-name="P165"><text:span text:style-name="Strong_20_Emphasis"><text:span text:style-name="T331">1</text:span></text:span><text:span text:style-name="Strong_20_Emphasis"><text:span text:style-name="T332">7</text:span></text:span><text:span text:style-name="Strong_20_Emphasis"><text:span text:style-name="T331">.3.3.</text:span></text:span><text:span text:style-name="Strong_20_Emphasis"><text:span text:style-name="T337">6 O Fiscal Técnico terá até</text:span></text:span><text:span text:style-name="Strong_20_Emphasis"><text:span text:style-name="T329"> 5 dias úteis </text:span></text:span><text:span text:style-name="Strong_20_Emphasis"><text:span text:style-name="T337">para avaliar as justificativas apresentadas </text:span></text:span><text:span text:style-name="Strong_20_Emphasis"><text:span text:style-name="T338">pela Contratada</text:span></text:span><text:span text:style-name="Strong_20_Emphasis"><text:span text:style-name="T337">, não havendo </text:span></text:span><text:span text:style-name="Strong_20_Emphasis"><text:span text:style-name="T329">aplicação de glosa</text:span></text:span><text:span text:style-name="Strong_20_Emphasis"><text:span text:style-name="T339">s</text:span></text:span><text:span text:style-name="Strong_20_Emphasis"><text:span text:style-name="T329"> se </text:span></text:span><text:span text:style-name="Strong_20_Emphasis"><text:span text:style-name="T340">elas</text:span></text:span><text:span text:style-name="Strong_20_Emphasis"><text:span text:style-name="T337"> </text:span></text:span><text:span text:style-name="Strong_20_Emphasis"><text:span text:style-name="T329">não forem avaliadas tempestivamente.</text:span></text:span></text:p>
      <text:p text:style-name="P161"><text:span text:style-name="Strong_20_Emphasis"><text:span text:style-name="T409">1</text:span></text:span><text:span text:style-name="Strong_20_Emphasis"><text:span text:style-name="T412">7</text:span></text:span><text:span text:style-name="Strong_20_Emphasis"><text:span text:style-name="T409">.3.3.</text:span></text:span><text:span text:style-name="Strong_20_Emphasis"><text:span text:style-name="T413">6.1</text:span></text:span><text:span text:style-name="Strong_20_Emphasis"><text:span text:style-name="T409"> A aceitação ou recusa das justificativas deverá ser formalizada pelo Fiscal Técnico.</text:span></text:span></text:p>
      <text:p text:style-name="P2"><text:span text:style-name="Strong_20_Emphasis"><text:span text:style-name="T135">1</text:span></text:span><text:span text:style-name="Strong_20_Emphasis"><text:span text:style-name="T136">7</text:span></text:span><text:span text:style-name="Strong_20_Emphasis"><text:span text:style-name="T135">.3.3.</text:span></text:span><text:span text:style-name="Strong_20_Emphasis"><text:span text:style-name="T137">7</text:span></text:span><text:span text:style-name="Strong_20_Emphasis"><text:span text:style-name="T135"> </text:span></text:span><text:span text:style-name="Strong_20_Emphasis"><text:span text:style-name="T138">Após aprovação do RPS a contratada será autorizada a emitir a nota fiscal de serviços para atestação e envio para pagamento.</text:span></text:span></text:p>
      <text:p text:style-name="P171"><text:span text:style-name="T3">1</text:span><text:span text:style-name="T5">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06"><text:span text:style-name="T22">1</text:span><text:span text:style-name="T23">8</text:span><text:span text:style-name="T22"> </text:span><text:span text:style-name="T21">DO PAGAMENTO</text:span><text:span text:style-name="T21"><office:annotation><dc:creator>Autor desconhecido</dc:creator><dc:date>2019-07-30T16:57:53</dc:date><text:p text:style-name="P215"><text:span text:style-name="T549">Requer validação do integrante Administrativo da contratação.</text:span></text:p></office:annotation></text:span></text:p>
      <text:p text:style-name="P163"><text:span text:style-name="T507">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2">1<text:span text:style-name="T507">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86">18.<text:span text:style-name="T507">1</text:span>.<text:span text:style-name="T507">2</text:span> Os pagamentos pelos serviços do objeto se darão por Romaneios concluídos mensalmente, onde:</text:p>
      <text:p text:style-name="P186">18.<text:span text:style-name="T507">1</text:span>.<text:span text:style-name="T507">2.</text:span>1 <text:span text:style-name="T507">S</text:span>erá considerada como unidade de medida cada página concluída dos respectivos Romaneios concluídos;</text:p>
      <text:p text:style-name="P187">18.<text:span text:style-name="T507">1.2.2</text:span> <text:span text:style-name="T507">S</text:span>erá considerada página concluída aquela que passou pelas etapas de higienização, digitalização e assinatura digital;</text:p>
      <text:p text:style-name="P186">18.<text:span text:style-name="T507">1. 2.</text:span>3 <text:span text:style-name="T507">S</text:span>erá considerado romaneio concluído aquele que foi fiscalizado e aceito pelo fiscal;</text:p>
      <text:p text:style-name="P186">18.<text:span text:style-name="T507">1.2.4</text:span> <text:span text:style-name="T507">J</text:span>untamente com a Nota Fiscal/Fatura deverão ser anexados os relatórios dos romaneios aprovados no mês detalhando o quantitativo de páginas concluídas <text:span text:style-name="T506">(RPS);</text:span></text:p>
      <text:p text:style-name="P186">18.<text:span text:style-name="T507">1.2.</text:span>5 É obrigatório, para a conclusão da OS, que todos romaneios que a componham estejam concluídos.</text:p>
      <text:p text:style-name="P186">18.<text:span text:style-name="T507">1.3</text:span> O pagamento somente será autorizado depois de efetuado o “atesto” pelo fiscal.</text:p>
      <text:p text:style-name="P182">1<text:span text:style-name="T507">8</text:span>.1.4 A atestação será efetuada pela EGC em até dois dias úteis, contados a partir da apresentação da nota fiscal ou fatura pela contratada e da comprovação da regularidade necessária para pagamento.</text:p>
      <text:p text:style-name="P182">1<text:span text:style-name="T507">8</text:span>.1.5 O prazo para atestação não correrá enquanto a conformidade depender de providências por parte da Contratada, comprovadamente solicitadas pela EGC.</text:p>
      <text:p text:style-name="P182">1<text:span text:style-name="T507">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2">1<text:span text:style-name="T507">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2"><text:soft-page-break/>1<text:span text:style-name="T507">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82">1<text:span text:style-name="T507">8</text:span>.2.2 A consulta à CND deverá ser realizada sempre no CNPJ da matriz, enquanto o CRF e a CNDT serão sempre no CNPJ efetivamente contratado (matriz ou filial, conforme o caso).</text:p>
      <text:p text:style-name="P182">1<text:span text:style-name="T507">8</text:span>.2.3 O CNPJ constante da nota fiscal deverá ser o mesmo indicado na proposta e no contrato.</text:p>
      <text:p text:style-name="P182">1<text:span text:style-name="T507">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2">1<text:span text:style-name="T507">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caso o seu ramo de atividade seja a prestação de serviço, a apresentação do Registro Auxiliar de Nota Fiscal de Serviço – RANFS, conforme modelo do anexo IV do Decreto 5.551/2017, também do Município de Aracaju.</text:p>
      <text:p text:style-name="P182">1<text:span text:style-name="T507">8</text:span>.2.6 A contratada deverá previamente à emissão da nota fiscal efetuar cadastramento na Prefeitura de Aracaju, por meio do site https://aracajuse.webiss.com.br/.</text:p>
      <text:p text:style-name="P182">1<text:span text:style-name="T507">8</text:span>.2.7 O pagamento dos serviços prestados está condicionado ao aceite do RANFS no site da Prefeitura de Aracaju, pela Gestão/Fiscalização da Contratação.</text:p>
      <text:p text:style-name="P182">1<text:span text:style-name="T507">8</text:span>.3 Na hipótese de não ocorrer o pagamento no prazo previsto no itens 1<text:span text:style-name="T507">8</text:span>.1 ou 1<text:span text:style-name="T507">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2">EM = N x VP x I, onde:</text:p>
      <text:p text:style-name="P182">EM = Encargos moratórios;</text:p>
      <text:p text:style-name="P182">N = Número de dias entre a data prevista para o pagamento e a do efetivo pagamento;</text:p>
      <text:p text:style-name="P182">VP = Valor da parcela em atraso; e</text:p>
      <text:p text:style-name="P182">I = Índice de atualização financeira:</text:p>
      <text:p text:style-name="P182">I = 6/100/365 (ou seja, taxa anual/100/365dias).</text:p>
      <text:p text:style-name="P182">I = 0,0001644.</text:p>
      <text:p text:style-name="P182">1<text:span text:style-name="T507">8</text:span>.3.1 Salvo a atualização financeira prevista no item 15.3, não será devida qualquer compensação ou penalidade por atraso de pagamento.</text:p>
      <text:p text:style-name="P182">1<text:span text:style-name="T507">8</text:span>.4 Enquanto pendente de liquidação qualquer obrigação financeira decorrente de inadimplência ou penalidade da Contratada, nenhum pagamento lhe será devido, sem que isso gere direito a reajustamento ou atualização de preços.</text:p>
      <text:p text:style-name="P182">1<text:span text:style-name="T507">8</text:span>.5 Qualquer incorreção nas faturas ou notas fiscais comunicada à Contratada suspenderá os pagamentos até que sejam sanadas as irregularidades, sem que isto acarrete ao TRE-SE encargos financeiros adicionais.</text:p>
      <text:p text:style-name="P182">1<text:span text:style-name="T507">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90"><text:soft-page-break/>1<text:span text:style-name="T472">9</text:span> ACRÉSCIMOS OU SUPRESSÕES</text:p>
      <text:p text:style-name="P181">1<text:span text:style-name="T508">9</text:span>.1 A Contratada obriga-se a aceitar, nas mesmas condições contratuais, os acréscimos ou supressões que se fizerem no objeto deste Termo de Referência, até 25% (vinte e cinco por cento) de seu valor.</text:p>
      <text:p text:style-name="P181">1<text:span text:style-name="T508">9</text:span>.2 O limite estabelecido no item 16.1 poderá ser excedido, para supressão, desde que resultante de acordo celebrado entre os contratantes.</text:p>
      <text:p text:style-name="P201"><text:span text:style-name="T311">20</text:span><text:span text:style-name="T308"> </text:span><text:span text:style-name="T307">DAS SANÇÕES ADMINISTRATIVAS</text:span></text:p>
      <text:p text:style-name="P204"><text:span text:style-name="T508">20.</text:span>1 Pela inexecução total ou parcial da contratação o TRE-SE poderá, garantidos o contraditório e a ampla defesa, aplicar à Contratada as seguintes sanções:</text:p>
      <text:p text:style-name="P204"><text:span text:style-name="T508">20</text:span>.1.1 Advertência por inexecução parcial da contratação que não trouxer prejuízo à execução do objeto, como atrasos injustificados no acatamento das decisões, observações e sugestões feitas pela EGC.</text:p>
      <text:p text:style-name="P204"><text:span text:style-name="T508">20</text:span>.1.1.1 A advertência será aplicada pela <text:span text:style-name="T294">EGC</text:span>, mediante aviso escrito à Contratada, após 5 (cinco) dias úteis para sua manifestação, caso esta não apresente justificativa ou a apresentada seja insuficiente.</text:p>
      <text:p text:style-name="P204"><text:span text:style-name="T508">20</text:span>.1.2 Multa sobre o valor mensal contratado, conforme o caso:</text:p>
      <text:p text:style-name="P204"><text:span text:style-name="T508">20</text:span>.1.2.1 De até 5% (cinco por cento), no caso de não facilitar, atender ou informar o solicitado pela <text:span text:style-name="T295">EGC.</text:span></text:p>
      <text:p text:style-name="P204"><text:span text:style-name="T508">20</text:span>.1.2.2 De até 10% (dez por cento), <text:span text:style-name="T295">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415">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415">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415">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414">P</text:span>or dia de suspensão</text:p>
          </table:table-cell>
          <table:table-cell table:style-name="Tabela1.C2" office:value-type="string">
            <text:p text:style-name="P43">10%</text:p>
            <text:p text:style-name="P34"><text:span text:style-name="T415">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512">3</text:span>%</text:p>
            <text:p text:style-name="P34"><text:span text:style-name="T415">S</text:span>obre o valor mensal faturado para a Contratante</text:p>
          </table:table-cell>
        </table:table-row>
        <table:table-row>
          <table:table-cell table:style-name="Tabela1.A2" office:value-type="string">
            <text:p text:style-name="P46">Causar qualquer indisponibilidade dos serviços <text:span text:style-name="T280">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15">S</text:span>obre o valor mensal faturado para a Contratante</text:p>
          </table:table-cell>
        </table:table-row>
        <text:soft-page-break/>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415">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512">5</text:span>%</text:p>
            <text:p text:style-name="P33"><text:span text:style-name="T415">S</text:span>obre o valor mensal faturado para a Contratante</text:p>
          </table:table-cell>
        </table:table-row>
        <table:table-row>
          <table:table-cell table:style-name="Tabela1.A2" office:value-type="string">
            <text:p text:style-name="P5"><text:span text:style-name="T380">Deixar de apresentar </text:span><text:span text:style-name="T382">RPS</text:span><text:span text:style-name="T381"> </text:span><text:span text:style-name="Strong_20_Emphasis"><text:span text:style-name="T163">até o </text:span></text:span><text:span text:style-name="Strong_20_Emphasis"><text:span text:style-name="T164">primeiro</text:span></text:span><text:span text:style-name="Strong_20_Emphasis"><text:span text:style-name="T163"> dia útil do mês subsequente ao da prestação dos serviços.</text:span></text:span></text:p>
          </table:table-cell>
          <table:table-cell table:style-name="Tabela1.A2" office:value-type="string">
            <text:p text:style-name="P10">Por <text:span text:style-name="T281">dia de atraso</text:span></text:p>
          </table:table-cell>
          <table:table-cell table:style-name="Tabela1.C2" office:value-type="string">
            <text:p text:style-name="P12"><text:span text:style-name="T511">1</text:span>%</text:p>
            <text:p text:style-name="P11"><text:span text:style-name="T415">S</text:span>obre o valor mensal 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415">S</text:span>obre o valor mensal faturado para a Contratante</text:p>
          </table:table-cell>
        </table:table-row>
        <table:table-row>
          <table:table-cell table:style-name="Tabela1.A2" office:value-type="string">
            <text:p text:style-name="P51">Deixar de indicar <text:span text:style-name="T512">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415">S</text:span>obre o valor mensal faturado para a Contratante</text:p>
          </table:table-cell>
        </table:table-row>
      </table:table>
      <text:p text:style-name="P202"/>
      <text:p text:style-name="P203"><text:span text:style-name="T508">20</text:span>.1.2.2.<text:span text:style-name="T508">1 </text:span>As multas previstas nas tabelas do item <text:span text:style-name="T403">20</text:span><text:span text:style-name="T402">.1.2.2</text:span>. não se aplicam cumulativamente às situações em que sejam imputadas as multas previstas no Anexo IV - MODELO DE INSTRUMENTO DE MEDIÇÃO DE RESULTADO (IMR) deste TR.</text:p>
      <text:p text:style-name="P204"><text:span text:style-name="T508">20</text:span>.1.2.3 De até 15% (quinze por cento), no caso de cumprir irregularmente as obrigações, especificações ou prazos.</text:p>
      <text:p text:style-name="P204"><text:span text:style-name="T508">20</text:span>.1.2.4 De até 20% (vinte por cento), no caso de não cumprir as obrigações, especificações ou prazos.</text:p>
      <text:p text:style-name="P204"><text:span text:style-name="T508">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04"><text:span text:style-name="T508">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04"><text:span text:style-name="T508">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04"><text:span text:style-name="T508">20</text:span>.4 As multas a que alude este Termo de Referência não impedem que a Administração rescinda unilateralmente a contratação e aplique as outras sanções previstas em Lei.</text:p>
      <text:p text:style-name="P204"><text:span text:style-name="T508">20</text:span>.5 As multas previstas neste Termo de Referência, bem como o valor necessário à reparação dos danos, serão descontados, em ordem de preferência, da garantia prestada, dos pagamentos eventualmente <text:soft-page-break/>devidos pelo TRE-SE ou cobradas judicialmente, facultada a defesa prévia do interessado, no respectivo processo, no prazo de 5 (cinco) dias úteis contados de sua notificação.</text:p>
      <text:p text:style-name="P204"><text:span text:style-name="T508">20</text:span>.6 As multas serão aplicadas pelo titular da Secretaria de Administração, Orçamento e Finanças do Tribunal Regional Eleitoral de Sergipe.</text:p>
      <text:p text:style-name="P204"><text:span text:style-name="T508">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04"><text:span text:style-name="T508">20</text:span>.7.1 Por até 1 (um) ano, no caso de ensejar o retardamento da execução de seu objeto ou de falhar na execução da contratação.</text:p>
      <text:p text:style-name="P204"><text:span text:style-name="T508">20</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04"><text:span text:style-name="T508">20</text:span>.7.3 Por até 5 (cinco) anos, no caso de apresentar documentação (exigida para o certame) falsa, comportar-se de modo inidôneo, cometer fraude fiscal ou na execução da contratação.</text:p>
      <text:p text:style-name="P205"><text:span text:style-name="T508">20</text:span>.8 A sanção do item <text:span text:style-name="T508">20</text:span>.7 poderá ser aplicada conjuntamente com as sanções dos itens <text:span text:style-name="T508">20</text:span>.1.2, <text:span text:style-name="T508">20</text:span>.2 e <text:span text:style-name="T508">20</text:span>.3.</text:p>
      <text:p text:style-name="P204"><text:span text:style-name="T509">20</text:span>.9 A sanção prevista no item <text:span text:style-name="T509">20</text:span>.7 é de competência da Diretoria-Geral do TRE-SE, facultada a defesa do interessado no respectivo processo, no prazo de 5 (cinco) dias úteis, contados de sua notificação.</text:p>
      <text:p text:style-name="P204"><text:span text:style-name="T509">20</text:span>.10 A culpabilidade da Contratada será aferida objetivamente, sendo o prejuízo concretamente demonstrado pela <text:span text:style-name="T296">EGC</text:span>, que documentará todos os contatos e fixará prazos de atendimento.</text:p>
      <text:p text:style-name="P204"><text:span text:style-name="T509">20</text:span>.10.1 As circunstâncias que envolverem a conduta da Contratada, ensejadoras da graduação da penalidade sugerida, deverão ser apreciadas pela <text:span text:style-name="T297">EGC</text:span>, pormenorizadamente, com opinativo em função do grau de prejudicialidade da atuação da contratada.</text:p>
      <text:p text:style-name="P204"><text:span text:style-name="T509">20</text:span>.11 À Contratada que se enquadrar em determinada conduta penalizável se aplicarão os seguintes critérios:</text:p>
      <text:p text:style-name="P204"><text:span text:style-name="T509">20</text:span>.11.1 Será penalizada com o grau mínimo da escala sempre que caracterizada boa-fé e prejuízo irrelevante ao TRE-SE.</text:p>
      <text:p text:style-name="P204"><text:span text:style-name="T509">20</text:span>.11.1.1 Considera-se boa-fé evidência concreta de atendimento às solicitações do TRE-SE.</text:p>
      <text:p text:style-name="P204"><text:span text:style-name="T509">20</text:span>.11.1.2 Considera-se irrelevante o prejuízo que não enseje desatendimento parcial ao objeto da contratação.</text:p>
      <text:p text:style-name="P204"><text:span text:style-name="T509">20</text:span>.11.2 Será penalizada com o grau máximo da escala quando presentes má fé ou desatendimento total ao objeto da contratação.</text:p>
      <text:p text:style-name="P204"><text:span text:style-name="T509">20</text:span>.11.3 Para as penalizações que não se enquadrem nos itens 17.11.1 e 17.11.2, o escalonamento observará as circunstâncias concretas, notadamente a boa fé da Contratada e a caracterização de prejuízo ao TRE-SE.</text:p>
      <text:p text:style-name="P204"><text:span text:style-name="T509">20.</text:span>12 A advertência referida no item <text:span text:style-name="T325">17.</text:span>1.1.1, bem como as notificações previstas neste item, serão realizadas preferencialmente por comunicação eletrônica (e-mail) para o endereço informado pela Contratada.</text:p>
      <text:p text:style-name="P196"><text:span text:style-name="T285">21</text:span><text:span text:style-name="T284"> GARANTIA CONTRATUAL</text:span></text:p>
      <text:p text:style-name="P198"><text:span text:style-name="T509">21.1 </text:span>O adjudicatário prestará garantia de execução do objeto, no prazo máximo de 10 (dez) dias úteis, contados a partir da assinatura do contrato, dentre as modalidades a seguir:</text:p>
      <text:p text:style-name="P198"><text:span text:style-name="T509">21</text:span>.1.1 Caução em dinheiro ou títulos da dívida pública.</text:p>
      <text:p text:style-name="P198"><text:soft-page-break/><text:span text:style-name="T509">21</text:span>.1.2 Seguro-garantia.</text:p>
      <text:p text:style-name="P198"><text:span text:style-name="T509">21</text:span>.1.3 Fiança bancária.</text:p>
      <text:p text:style-name="P198"><text:span text:style-name="T509">21</text:span>.2 Se a opção de garantia recair em caução em dinheiro seu valor será depositado em conta garantia da Caixa Econômica Federal, em favor do TRE-SE, a fim de manter sua atualização financeira.</text:p>
      <text:p text:style-name="P198"><text:span text:style-name="T509">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198"><text:span text:style-name="T509">21</text:span>.4 A garantia, qualquer que seja a modalidade escolhida, assegurará o pagamento de: </text:p>
      <text:p text:style-name="P198"><text:span text:style-name="T509">21</text:span>.4.1 Prejuízos advindos do não cumprimento do objeto do contrato e do não adimplemento das demais obrigações nele previstas.</text:p>
      <text:p text:style-name="P198"><text:span text:style-name="T509">21</text:span>.4.2 Prejuízos causados à Administração ou a terceiro, decorrentes de culpa ou dolo durante a execução do contrato.</text:p>
      <text:p text:style-name="P198"><text:span text:style-name="T509">21</text:span>.4.3 Multas moratórias e punitivas aplicadas pela Administração à Contratada.</text:p>
      <text:p text:style-name="P198"><text:span text:style-name="T509">21</text:span>.4.4 Obrigações fiscais, trabalhistas e previdenciárias de qualquer natureza não adimplidas pela Contratada.</text:p>
      <text:p text:style-name="P198"><text:span text:style-name="T509">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198"><text:span text:style-name="T509">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198"><text:span text:style-name="T509">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198"><text:span text:style-name="T509">2</text:span>1.7 A garantia deverá ser prestada contando-se sua validade a partir da data de assinatura do contrato, estendendo-se a até 3 (três) meses após o término de vigência contratual.</text:p>
      <text:p text:style-name="P198"><text:span text:style-name="T509">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198"><text:span text:style-name="T509">2</text:span>1.9 Em ocorrendo revisão de preços, o valor da garantia deverá ser complementado em igual proporção.</text:p>
      <text:p text:style-name="P198"><text:span text:style-name="T509">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197"><text:span text:style-name="T510">22</text:span> SUSPENSÃO DA CONTRATAÇÃO</text:p>
      <text:p text:style-name="P199"><text:span text:style-name="T510">22</text:span>.1 A contratação poderá ser suspensa temporariamente, ficando sua fiel execução vinculada à disponibilidade orçamentária por parte do TRE-SE, caso em que será comunicado à Contratada.</text:p>
      <text:p text:style-name="P197"><text:span text:style-name="T326">23</text:span> DA RESCISÃO</text:p>
      <text:p text:style-name="P199">2<text:span text:style-name="T510">3</text:span>.1 A inexecução total ou parcial da contratação enseja sua rescisão, com as consequências contratuais e as previstas em lei ou regulamento</text:p>
      <text:p text:style-name="P199">2<text:span text:style-name="T510">3</text:span>.2 Constituem motivos para a rescisão da contratação:</text:p>
      <text:p text:style-name="P199"><text:soft-page-break/>2<text:span text:style-name="T510">3</text:span>.2.1 O não cumprimento de obrigações, especificações ou prazos.</text:p>
      <text:p text:style-name="P199">2<text:span text:style-name="T510">3</text:span>.2.2 O cumprimento irregular de obrigações, especificações ou prazos.</text:p>
      <text:p text:style-name="P199">2<text:span text:style-name="T510">3</text:span>.2.3 A lentidão no cumprimento da contratação, levando o TRE-SE a comprovar a impossibilidade de execução do objeto no prazo estipulado.</text:p>
      <text:p text:style-name="P199">2<text:span text:style-name="T510">3</text:span>.2.4 O atraso injustificado no início da execução da contratação.</text:p>
      <text:p text:style-name="P199">2<text:span text:style-name="T510">3</text:span>.2.5 A paralisação da execução, sem justa causa e prévia comunicação ao TRE-SE.</text:p>
      <text:p text:style-name="P199">2<text:span text:style-name="T510">3</text:span>.2.6 A sub-rogação (subcontratação, cessão ou transferência total) da contratação.</text:p>
      <text:p text:style-name="P199">2<text:span text:style-name="T510">3</text:span>.2.7 A subcontratação parcial do objeto da contratação, a associação com outrem, cessão ou transferência parcial, bem como a fusão, cisão ou incorporação de modo a prejudicar a execução, a juízo do TRE-SE.</text:p>
      <text:p text:style-name="P199">2<text:span text:style-name="T510">3</text:span>.2.8 O descumprimento das determinações regulares da EGC e de seus superiores hierárquicos.</text:p>
      <text:p text:style-name="P199">2<text:span text:style-name="T510">3</text:span>.2.9 O cometimento reiterado de faltas na execução.</text:p>
      <text:p text:style-name="P199">2<text:span text:style-name="T510">3</text:span>.2.10 A decretação de falência.</text:p>
      <text:p text:style-name="P199">2<text:span text:style-name="T510">3</text:span>.2.11 A dissolução da sociedade.</text:p>
      <text:p text:style-name="P199">2<text:span text:style-name="T510">3</text:span>.2.12 A alteração social ou a modificação da finalidade ou da estrutura da Contratada que, a juízo do TRE-SE, prejudique a execução da contratação.</text:p>
      <text:p text:style-name="P199">2<text:span text:style-name="T510">3</text:span>.2.13 Razões de interesse público, de alta relevância e amplo conhecimento, justificadas e determinadas pela Autoridade competente do TRE-SE.</text:p>
      <text:p text:style-name="P199">2<text:span text:style-name="T510">3</text:span>.2.14 A supressão, por parte da Administração, de materiais e serviços, acarretando modificação do valor inicial da contratação além do limite estabelecido no item <text:span text:style-name="T327">16</text:span>, na hipótese de não celebração do acordo previsto no item <text:span text:style-name="T327">16</text:span>.1.1.</text:p>
      <text:p text:style-name="P199">2<text:span text:style-name="T510">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199">2<text:span text:style-name="T510">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199">2<text:span text:style-name="T510">3</text:span>.2.17 A não liberação da área, local ou objeto para execução da contratação, por parte do TRE-SE, nos prazos contratuais.</text:p>
      <text:p text:style-name="P199">2<text:span text:style-name="T510">3</text:span>.2.18 A ocorrência de caso fortuito ou de força maior, regularmente comprovada, impeditiva da execução desta contratação.</text:p>
      <text:p text:style-name="P199">2<text:span text:style-name="T510">3</text:span>.2.19 O descumprimento do disposto no art. 27, V, da Lei 8.666/1993, sem prejuízo das sanções penais cabíveis.</text:p>
      <text:p text:style-name="P199">2<text:span text:style-name="T510">3</text:span>.3 A rescisão da contratação poderá ser:</text:p>
      <text:p text:style-name="P199">2<text:span text:style-name="T510">3</text:span>.3.1 Determinada por ato unilateral e escrito do TRE-SE, nos casos enumerados nos itens 20.2.1 a 2<text:span text:style-name="T510">3</text:span>.2.13 e 20.2.18.</text:p>
      <text:p text:style-name="P199">2<text:span text:style-name="T510">3</text:span>.3.2 Amigável, por acordo entre as partes, desde que haja conveniência para o TRE-SE.</text:p>
      <text:p text:style-name="P199">2<text:span text:style-name="T510">3</text:span>.3.3 Judicial, nos termos da legislação.</text:p>
      <text:p text:style-name="P199"><text:soft-page-break/>2<text:span text:style-name="T510">3</text:span>.4 A rescisão administrativa ou amigável deverá ser precedida de relatório da Gestão/Fiscalização da Contratação e de autorização escrita e fundamentada da Autoridade competente do TRE-SE.</text:p>
      <text:p text:style-name="P199">2<text:span text:style-name="T510">3</text:span>.5 Quando a rescisão ocorrer com base nos itens 20.2.13 a 20.2.18, sem que haja culpa da Contratada, será esta ressarcida dos prejuízos regularmente comprovados que houver sofrido, tendo ainda direito a:</text:p>
      <text:p text:style-name="P199">2<text:span text:style-name="T510">3</text:span>.5.1 Devolução da garantia contratual.</text:p>
      <text:p text:style-name="P199">2<text:span text:style-name="T510">3</text:span>.5.2 Pagamentos devidos pela execução da contratação até a data da rescisão.</text:p>
      <text:p text:style-name="P199">2<text:span text:style-name="T510">3</text:span>.6 A rescisão motivada por qualquer das condições definidas nos itens 20.2.1 a 20.2.13 e 20.2.18 acarreta as seguintes consequências para a Contratada, sem prejuízo das sanções previstas neste Termo de Referência:</text:p>
      <text:p text:style-name="P199">2<text:span text:style-name="T510">3</text:span>.6.1 A retenção dos créditos decorrentes desta contratação, até o limite dos prejuízos causados ao TRE-SE.</text:p>
      <text:p text:style-name="P199">2<text:span text:style-name="T510">3</text:span>.6.2 Execução da garantia contratual, para ressarcimento ao TRE-SE, dos valores das multas e indenizações a ele devidos.</text:p>
      <text:p text:style-name="P199">2<text:span text:style-name="T510">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197"><text:span text:style-name="T328">24</text:span> FORO</text:p>
      <text:p text:style-name="P199"><text:span text:style-name="T328">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197"><text:span text:style-name="T328">25</text:span> LEGISLAÇÃO APLICÁVEL</text:p>
      <text:p text:style-name="P200"><text:span text:style-name="T328">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83">Resolução </text:span><text:span text:style-name="T484">TRE-SE </text:span><text:span text:style-name="T483">143/2017</text:span><text:span text:style-name="T452"> </text:span>e, subsidiariamente, a Lei 8.666/1993 e a Instrução Normativa SLTI/MPOG 5/2017, <text:span text:style-name="T485">bem como os dispositivos contido</text:span><text:span text:style-name="T486">s</text:span><text:span text:style-name="T485"> no Anexo V</text:span><text:span text:style-name="T487">I</text:span><text:span text:style-name="T485">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09-16T08:12:18.632000000</dc:date>
    <meta:editing-duration>P7DT19H32M22S</meta:editing-duration>
    <meta:editing-cycles>1983</meta:editing-cycles>
    <meta:generator>LibreOffice/6.1.4.2$Windows_X86_64 LibreOffice_project/9d0f32d1f0b509096fd65e0d4bec26ddd1938fd3</meta:generator>
    <meta:print-date>2019-06-04T09:25:26.326000000</meta:print-date>
    <meta:document-statistic meta:table-count="4" meta:image-count="0" meta:object-count="0" meta:page-count="23" meta:paragraph-count="446" meta:word-count="10628" meta:character-count="71415" meta:non-whitespace-character-count="61194"/>
  </office:meta>
</office:document-meta>
</file>